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16" table:default-cell-style-name="ce1"/>
        <table:table-column table:style-name="co4" table:number-columns-repeated="16365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German</text:p>
          </table:table-cell>
          <table:table-cell office:value-type="string" table:style-name="ce1">
            <text:p>Vd (cm/s)</text:p>
          </table:table-cell>
          <table:table-cell office:value-type="string" table:style-name="ce1">
            <text:p>Vd (m/s)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LAI Jan</text:p>
          </table:table-cell>
          <table:table-cell office:value-type="string" table:style-name="ce1">
            <text:p>LAI Feb</text:p>
          </table:table-cell>
          <table:table-cell office:value-type="string" table:style-name="ce1">
            <text:p>LAI Mar</text:p>
          </table:table-cell>
          <table:table-cell office:value-type="string" table:style-name="ce1">
            <text:p>LAI Apr</text:p>
          </table:table-cell>
          <table:table-cell office:value-type="string" table:style-name="ce1">
            <text:p>LAI May</text:p>
          </table:table-cell>
          <table:table-cell office:value-type="string" table:style-name="ce1">
            <text:p>LAI Jun</text:p>
          </table:table-cell>
          <table:table-cell office:value-type="string" table:style-name="ce1">
            <text:p>LAI Jul</text:p>
          </table:table-cell>
          <table:table-cell office:value-type="string" table:style-name="ce1">
            <text:p>LAI Aug</text:p>
          </table:table-cell>
          <table:table-cell office:value-type="string" table:style-name="ce1">
            <text:p>LAI Sep</text:p>
          </table:table-cell>
          <table:table-cell office:value-type="string" table:style-name="ce1">
            <text:p>LAI Oct</text:p>
          </table:table-cell>
          <table:table-cell office:value-type="string" table:style-name="ce1">
            <text:p>LAI Nov</text:p>
          </table:table-cell>
          <table:table-cell office:value-type="string" table:style-name="ce1">
            <text:p>LAI Dec</text:p>
          </table:table-cell>
          <table:table-cell office:value-type="string" table:style-name="ce1">
            <text:p>JoinField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">
            <text:p>Forests</text:p>
          </table:table-cell>
          <table:table-cell office:value-type="string" table:style-name="ce2">
            <text:p>Waelder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3">
            <text:p>Beech forests</text:p>
          </table:table-cell>
          <table:table-cell office:value-type="string" table:style-name="ce2">
            <text:p>Buchenwaelder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3">
            <text:p>Beech forest</text:p>
          </table:table-cell>
          <table:table-cell office:value-type="string" table:style-name="ce2">
            <text:p>Buchenwald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3">
            <text:p>Beech and oak forest</text:p>
          </table:table-cell>
          <table:table-cell office:value-type="string" table:style-name="ce2">
            <text:p>Eichen-Buchenmischwald</text:p>
          </table:table-cell>
          <table:table-cell office:value-type="float" office:value="3.03" table:style-name="ce1">
            <text:p>3.03</text:p>
          </table:table-cell>
          <table:table-cell office:value-type="float" office:value="3.0300000000000001E-2" table:style-name="ce4">
            <text:p>3.03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99999999999898" table:style-name="ce1">
            <text:p>0.349</text:p>
          </table:table-cell>
          <table:table-cell office:value-type="float" office:value="2.3180000000000001" table:style-name="ce1">
            <text:p>2.318</text:p>
          </table:table-cell>
          <table:table-cell office:value-type="float" office:value="2.9630000000000001" table:style-name="ce1">
            <text:p>2.963</text:p>
          </table:table-cell>
          <table:table-cell office:value-type="float" office:value="3.2509999999999901" table:style-name="ce1">
            <text:p>3.251</text:p>
          </table:table-cell>
          <table:table-cell office:value-type="float" office:value="3.4609999999999901" table:style-name="ce1">
            <text:p>3.461</text:p>
          </table:table-cell>
          <table:table-cell office:value-type="float" office:value="3.1459999999999901" table:style-name="ce1">
            <text:p>3.146</text:p>
          </table:table-cell>
          <table:table-cell office:value-type="float" office:value="2.3069999999999902" table:style-name="ce1">
            <text:p>2.307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3">
            <text:p>Beech forest with indigenous deciduous woods</text:p>
          </table:table-cell>
          <table:table-cell office:value-type="string" table:style-name="ce2">
            <text:p>Buchenmischwald mit heimischen Laubbaumarten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3">
            <text:p>Mixed beech forest with alien deciduous woods</text:p>
          </table:table-cell>
          <table:table-cell office:value-type="string" table:style-name="ce2">
            <text:p>Buchenmischwald mit nicht heimischen Laubbaumarten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3">
            <text:p>Mixed beech forest with coniferous woods</text:p>
          </table:table-cell>
          <table:table-cell office:value-type="string" table:style-name="ce2">
            <text:p>Buchenmischwald mit Nadelbaumarten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3">
            <text:p>Oak forests</text:p>
          </table:table-cell>
          <table:table-cell office:value-type="string" table:style-name="ce2">
            <text:p>Eichenwaelder</text:p>
          </table:table-cell>
          <table:table-cell office:value-type="float" office:value="3.1" table:style-name="ce1">
            <text:p>3.1</text:p>
          </table:table-cell>
          <table:table-cell office:value-type="float" office:value="3.1E-2" table:style-name="ce4">
            <text:p>3.1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0.54" table:style-name="ce1">
            <text:p>0.54</text:p>
          </table:table-cell>
          <table:table-cell office:value-type="float" office:value="2.13" table:style-name="ce1">
            <text:p>2.13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2.46" table:style-name="ce1">
            <text:p>2.46</text:p>
          </table:table-cell>
          <table:table-cell office:value-type="float" office:value="2.25" table:style-name="ce1">
            <text:p>2.25</text:p>
          </table:table-cell>
          <table:table-cell office:value-type="float" office:value="2.09" table:style-name="ce1">
            <text:p>2.09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3">
            <text:p>Oak forest</text:p>
          </table:table-cell>
          <table:table-cell office:value-type="string" table:style-name="ce2">
            <text:p>Eichenwald</text:p>
          </table:table-cell>
          <table:table-cell office:value-type="float" office:value="3.1" table:style-name="ce1">
            <text:p>3.1</text:p>
          </table:table-cell>
          <table:table-cell office:value-type="float" office:value="3.1E-2" table:style-name="ce4">
            <text:p>3.1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" table:style-name="ce1">
            <text:p>0.51</text:p>
          </table:table-cell>
          <table:table-cell office:value-type="float" office:value="0.54" table:style-name="ce1">
            <text:p>0.54</text:p>
          </table:table-cell>
          <table:table-cell office:value-type="float" office:value="2.13" table:style-name="ce1">
            <text:p>2.13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2.46" table:style-name="ce1">
            <text:p>2.46</text:p>
          </table:table-cell>
          <table:table-cell office:value-type="float" office:value="2.25" table:style-name="ce1">
            <text:p>2.25</text:p>
          </table:table-cell>
          <table:table-cell office:value-type="float" office:value="2.09" table:style-name="ce1">
            <text:p>2.09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3">
            <text:p>Beech-oak forest</text:p>
          </table:table-cell>
          <table:table-cell office:value-type="string" table:style-name="ce2">
            <text:p>Buchen-Eichenmischwald</text:p>
          </table:table-cell>
          <table:table-cell office:value-type="float" office:value="3.03" table:style-name="ce1">
            <text:p>3.03</text:p>
          </table:table-cell>
          <table:table-cell office:value-type="float" office:value="3.0300000000000001E-2" table:style-name="ce4">
            <text:p>3.03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99999999999898" table:style-name="ce1">
            <text:p>0.349</text:p>
          </table:table-cell>
          <table:table-cell office:value-type="float" office:value="2.3180000000000001" table:style-name="ce1">
            <text:p>2.318</text:p>
          </table:table-cell>
          <table:table-cell office:value-type="float" office:value="2.9630000000000001" table:style-name="ce1">
            <text:p>2.963</text:p>
          </table:table-cell>
          <table:table-cell office:value-type="float" office:value="3.2509999999999901" table:style-name="ce1">
            <text:p>3.251</text:p>
          </table:table-cell>
          <table:table-cell office:value-type="float" office:value="3.4609999999999901" table:style-name="ce1">
            <text:p>3.461</text:p>
          </table:table-cell>
          <table:table-cell office:value-type="float" office:value="3.1459999999999901" table:style-name="ce1">
            <text:p>3.146</text:p>
          </table:table-cell>
          <table:table-cell office:value-type="float" office:value="2.3069999999999902" table:style-name="ce1">
            <text:p>2.307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3">
            <text:p>Birch-oak forest</text:p>
          </table:table-cell>
          <table:table-cell office:value-type="string" table:style-name="ce2">
            <text:p>Birken-Eichenmischwald</text:p>
          </table:table-cell>
          <table:table-cell office:value-type="float" office:value="3.55" table:style-name="ce1">
            <text:p>3.55</text:p>
          </table:table-cell>
          <table:table-cell office:value-type="float" office:value="3.54999999999999E-2" table:style-name="ce4">
            <text:p>3.55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699999999999898" table:style-name="ce1">
            <text:p>0.357</text:p>
          </table:table-cell>
          <table:table-cell office:value-type="float" office:value="0.5655" table:style-name="ce1">
            <text:p>0.5655</text:p>
          </table:table-cell>
          <table:table-cell office:value-type="float" office:value="2.3054999999999901" table:style-name="ce1">
            <text:p>2.3055</text:p>
          </table:table-cell>
          <table:table-cell office:value-type="float" office:value="2.6635" table:style-name="ce1">
            <text:p>2.6635</text:p>
          </table:table-cell>
          <table:table-cell office:value-type="float" office:value="2.472" table:style-name="ce1">
            <text:p>2.472</text:p>
          </table:table-cell>
          <table:table-cell office:value-type="float" office:value="2.06849999999999" table:style-name="ce1">
            <text:p>2.0685</text:p>
          </table:table-cell>
          <table:table-cell office:value-type="float" office:value="1.7044999999999899" table:style-name="ce1">
            <text:p>1.7045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3">
            <text:p>Mixed oak forest with indigenous deciduous woods</text:p>
          </table:table-cell>
          <table:table-cell office:value-type="string" table:style-name="ce2">
            <text:p>Eichenmischwald mit heimischen Laubbaumarten</text:p>
          </table:table-cell>
          <table:table-cell office:value-type="float" office:value="3.03" table:style-name="ce1">
            <text:p>3.03</text:p>
          </table:table-cell>
          <table:table-cell office:value-type="float" office:value="3.0300000000000001E-2" table:style-name="ce4">
            <text:p>3.03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99999999999898" table:style-name="ce1">
            <text:p>0.349</text:p>
          </table:table-cell>
          <table:table-cell office:value-type="float" office:value="2.3180000000000001" table:style-name="ce1">
            <text:p>2.318</text:p>
          </table:table-cell>
          <table:table-cell office:value-type="float" office:value="2.9630000000000001" table:style-name="ce1">
            <text:p>2.963</text:p>
          </table:table-cell>
          <table:table-cell office:value-type="float" office:value="3.2509999999999901" table:style-name="ce1">
            <text:p>3.251</text:p>
          </table:table-cell>
          <table:table-cell office:value-type="float" office:value="3.4609999999999901" table:style-name="ce1">
            <text:p>3.461</text:p>
          </table:table-cell>
          <table:table-cell office:value-type="float" office:value="3.1459999999999901" table:style-name="ce1">
            <text:p>3.146</text:p>
          </table:table-cell>
          <table:table-cell office:value-type="float" office:value="2.3069999999999902" table:style-name="ce1">
            <text:p>2.307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3">
            <text:p>Mixed oak forest with alien deciduous woods</text:p>
          </table:table-cell>
          <table:table-cell office:value-type="string" table:style-name="ce2">
            <text:p>Eichenmischwald mit nicht heimischen Laubbaumarten</text:p>
          </table:table-cell>
          <table:table-cell office:value-type="float" office:value="3.03" table:style-name="ce1">
            <text:p>3.03</text:p>
          </table:table-cell>
          <table:table-cell office:value-type="float" office:value="3.0300000000000001E-2" table:style-name="ce4">
            <text:p>3.03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99999999999898" table:style-name="ce1">
            <text:p>0.349</text:p>
          </table:table-cell>
          <table:table-cell office:value-type="float" office:value="2.3180000000000001" table:style-name="ce1">
            <text:p>2.318</text:p>
          </table:table-cell>
          <table:table-cell office:value-type="float" office:value="2.9630000000000001" table:style-name="ce1">
            <text:p>2.963</text:p>
          </table:table-cell>
          <table:table-cell office:value-type="float" office:value="3.2509999999999901" table:style-name="ce1">
            <text:p>3.251</text:p>
          </table:table-cell>
          <table:table-cell office:value-type="float" office:value="3.4609999999999901" table:style-name="ce1">
            <text:p>3.461</text:p>
          </table:table-cell>
          <table:table-cell office:value-type="float" office:value="3.1459999999999901" table:style-name="ce1">
            <text:p>3.146</text:p>
          </table:table-cell>
          <table:table-cell office:value-type="float" office:value="2.3069999999999902" table:style-name="ce1">
            <text:p>2.307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3">
            <text:p>Mixed oak forest with coniferous woods</text:p>
          </table:table-cell>
          <table:table-cell office:value-type="string" table:style-name="ce2">
            <text:p>Eichenmischwald mit Nadelbaumarten</text:p>
          </table:table-cell>
          <table:table-cell office:value-type="float" office:value="3.03" table:style-name="ce1">
            <text:p>3.03</text:p>
          </table:table-cell>
          <table:table-cell office:value-type="float" office:value="3.0300000000000001E-2" table:style-name="ce4">
            <text:p>3.03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99999999999898" table:style-name="ce1">
            <text:p>0.349</text:p>
          </table:table-cell>
          <table:table-cell office:value-type="float" office:value="2.3180000000000001" table:style-name="ce1">
            <text:p>2.318</text:p>
          </table:table-cell>
          <table:table-cell office:value-type="float" office:value="2.9630000000000001" table:style-name="ce1">
            <text:p>2.963</text:p>
          </table:table-cell>
          <table:table-cell office:value-type="float" office:value="3.2509999999999901" table:style-name="ce1">
            <text:p>3.251</text:p>
          </table:table-cell>
          <table:table-cell office:value-type="float" office:value="3.4609999999999901" table:style-name="ce1">
            <text:p>3.461</text:p>
          </table:table-cell>
          <table:table-cell office:value-type="float" office:value="3.1459999999999901" table:style-name="ce1">
            <text:p>3.146</text:p>
          </table:table-cell>
          <table:table-cell office:value-type="float" office:value="2.3069999999999902" table:style-name="ce1">
            <text:p>2.307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3">
            <text:p>European Hornbeam-oak forest</text:p>
          </table:table-cell>
          <table:table-cell office:value-type="string" table:style-name="ce2">
            <text:p>Hainbuchen-Eichenmischwald</text:p>
          </table:table-cell>
          <table:table-cell office:value-type="float" office:value="3.07" table:style-name="ce1">
            <text:p>3.07</text:p>
          </table:table-cell>
          <table:table-cell office:value-type="float" office:value="3.0700000000000002E-2" table:style-name="ce4">
            <text:p>3.07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1" table:style-name="ce1">
            <text:p>0.441</text:p>
          </table:table-cell>
          <table:table-cell office:value-type="float" office:value="1.302" table:style-name="ce1">
            <text:p>1.302</text:p>
          </table:table-cell>
          <table:table-cell office:value-type="float" office:value="2.4870000000000001" table:style-name="ce1">
            <text:p>2.487</text:p>
          </table:table-cell>
          <table:table-cell office:value-type="float" office:value="2.7189999999999901" table:style-name="ce1">
            <text:p>2.719</text:p>
          </table:table-cell>
          <table:table-cell office:value-type="float" office:value="2.88899999999999" table:style-name="ce1">
            <text:p>2.889</text:p>
          </table:table-cell>
          <table:table-cell office:value-type="float" office:value="2.6339999999999901" table:style-name="ce1">
            <text:p>2.634</text:p>
          </table:table-cell>
          <table:table-cell office:value-type="float" office:value="2.1829999999999901" table:style-name="ce1">
            <text:p>2.183</text:p>
          </table:table-cell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3">
            <text:p>Alder forests</text:p>
          </table:table-cell>
          <table:table-cell office:value-type="string" table:style-name="ce2">
            <text:p>Erlenwaelde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2.16" table:style-name="ce1">
            <text:p>2.16</text:p>
          </table:table-cell>
          <table:table-cell office:value-type="float" office:value="2.97" table:style-name="ce1">
            <text:p>2.97</text:p>
          </table:table-cell>
          <table:table-cell office:value-type="float" office:value="4.2699999999999898" table:style-name="ce1">
            <text:p>4.27</text:p>
          </table:table-cell>
          <table:table-cell office:value-type="float" office:value="4.66" table:style-name="ce1">
            <text:p>4.66</text:p>
          </table:table-cell>
          <table:table-cell office:value-type="float" office:value="3.94" table:style-name="ce1">
            <text:p>3.94</text:p>
          </table:table-cell>
          <table:table-cell office:value-type="float" office:value="2.11" table:style-name="ce1">
            <text:p>2.1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3">
            <text:p>Alder forest</text:p>
          </table:table-cell>
          <table:table-cell office:value-type="string" table:style-name="ce2">
            <text:p>Schwarzerlenwal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2.16" table:style-name="ce1">
            <text:p>2.16</text:p>
          </table:table-cell>
          <table:table-cell office:value-type="float" office:value="2.97" table:style-name="ce1">
            <text:p>2.97</text:p>
          </table:table-cell>
          <table:table-cell office:value-type="float" office:value="4.2699999999999898" table:style-name="ce1">
            <text:p>4.27</text:p>
          </table:table-cell>
          <table:table-cell office:value-type="float" office:value="4.66" table:style-name="ce1">
            <text:p>4.66</text:p>
          </table:table-cell>
          <table:table-cell office:value-type="float" office:value="3.94" table:style-name="ce1">
            <text:p>3.94</text:p>
          </table:table-cell>
          <table:table-cell office:value-type="float" office:value="2.11" table:style-name="ce1">
            <text:p>2.1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3">
            <text:p>Mixed alder forest with indigenous deciduous woods</text:p>
          </table:table-cell>
          <table:table-cell office:value-type="string" table:style-name="ce2">
            <text:p>Schwarzerlenmischwald mit heimischen Laubbaum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2.16" table:style-name="ce1">
            <text:p>2.16</text:p>
          </table:table-cell>
          <table:table-cell office:value-type="float" office:value="2.97" table:style-name="ce1">
            <text:p>2.97</text:p>
          </table:table-cell>
          <table:table-cell office:value-type="float" office:value="4.2699999999999898" table:style-name="ce1">
            <text:p>4.27</text:p>
          </table:table-cell>
          <table:table-cell office:value-type="float" office:value="4.66" table:style-name="ce1">
            <text:p>4.66</text:p>
          </table:table-cell>
          <table:table-cell office:value-type="float" office:value="3.94" table:style-name="ce1">
            <text:p>3.94</text:p>
          </table:table-cell>
          <table:table-cell office:value-type="float" office:value="2.11" table:style-name="ce1">
            <text:p>2.1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3">
            <text:p>Mixed alder forest with alien deciduous woods</text:p>
          </table:table-cell>
          <table:table-cell office:value-type="string" table:style-name="ce2">
            <text:p>Schwarzerlenmischwald mit nicht heimischen Laubbaum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2.16" table:style-name="ce1">
            <text:p>2.16</text:p>
          </table:table-cell>
          <table:table-cell office:value-type="float" office:value="2.97" table:style-name="ce1">
            <text:p>2.97</text:p>
          </table:table-cell>
          <table:table-cell office:value-type="float" office:value="4.2699999999999898" table:style-name="ce1">
            <text:p>4.27</text:p>
          </table:table-cell>
          <table:table-cell office:value-type="float" office:value="4.66" table:style-name="ce1">
            <text:p>4.66</text:p>
          </table:table-cell>
          <table:table-cell office:value-type="float" office:value="3.94" table:style-name="ce1">
            <text:p>3.94</text:p>
          </table:table-cell>
          <table:table-cell office:value-type="float" office:value="2.11" table:style-name="ce1">
            <text:p>2.1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3">
            <text:p>Mixed alder forest with coniferous woods</text:p>
          </table:table-cell>
          <table:table-cell office:value-type="string" table:style-name="ce2">
            <text:p>Schwarzerlenmischwald mit Nadelbaum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2.16" table:style-name="ce1">
            <text:p>2.16</text:p>
          </table:table-cell>
          <table:table-cell office:value-type="float" office:value="2.97" table:style-name="ce1">
            <text:p>2.97</text:p>
          </table:table-cell>
          <table:table-cell office:value-type="float" office:value="4.2699999999999898" table:style-name="ce1">
            <text:p>4.27</text:p>
          </table:table-cell>
          <table:table-cell office:value-type="float" office:value="4.66" table:style-name="ce1">
            <text:p>4.66</text:p>
          </table:table-cell>
          <table:table-cell office:value-type="float" office:value="3.94" table:style-name="ce1">
            <text:p>3.94</text:p>
          </table:table-cell>
          <table:table-cell office:value-type="float" office:value="2.11" table:style-name="ce1">
            <text:p>2.1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3">
            <text:p>Birch forests</text:p>
          </table:table-cell>
          <table:table-cell office:value-type="string" table:style-name="ce2">
            <text:p>Birkenwaelder</text:p>
          </table:table-cell>
          <table:table-cell office:value-type="float" office:value="4.5999999999999899" table:style-name="ce1">
            <text:p>4.6</text:p>
          </table:table-cell>
          <table:table-cell office:value-type="float" office:value="4.5999999999999902E-2" table:style-name="ce4">
            <text:p>4.6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5" table:style-name="ce1">
            <text:p>0.625</text:p>
          </table:table-cell>
          <table:table-cell office:value-type="float" office:value="2.7149999999999901" table:style-name="ce1">
            <text:p>2.715</text:p>
          </table:table-cell>
          <table:table-cell office:value-type="float" office:value="3.4649999999999901" table:style-name="ce1">
            <text:p>3.465</text:p>
          </table:table-cell>
          <table:table-cell office:value-type="float" office:value="2.5" table:style-name="ce1">
            <text:p>2.5</text:p>
          </table:table-cell>
          <table:table-cell office:value-type="float" office:value="1.645" table:style-name="ce1">
            <text:p>1.645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3">
            <text:p>Birch forest</text:p>
          </table:table-cell>
          <table:table-cell office:value-type="string" table:style-name="ce2">
            <text:p>Birkenwald</text:p>
          </table:table-cell>
          <table:table-cell office:value-type="float" office:value="4.5999999999999899" table:style-name="ce1">
            <text:p>4.6</text:p>
          </table:table-cell>
          <table:table-cell office:value-type="float" office:value="4.5999999999999902E-2" table:style-name="ce4">
            <text:p>4.6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5" table:style-name="ce1">
            <text:p>0.625</text:p>
          </table:table-cell>
          <table:table-cell office:value-type="float" office:value="2.7149999999999901" table:style-name="ce1">
            <text:p>2.715</text:p>
          </table:table-cell>
          <table:table-cell office:value-type="float" office:value="3.4649999999999901" table:style-name="ce1">
            <text:p>3.465</text:p>
          </table:table-cell>
          <table:table-cell office:value-type="float" office:value="2.5" table:style-name="ce1">
            <text:p>2.5</text:p>
          </table:table-cell>
          <table:table-cell office:value-type="float" office:value="1.645" table:style-name="ce1">
            <text:p>1.645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3">
            <text:p>Oak and birch forest</text:p>
          </table:table-cell>
          <table:table-cell office:value-type="string" table:style-name="ce2">
            <text:p>Eichen-Birkenmischwald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1500000000000002E-2" table:style-name="ce4">
            <text:p>4.15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3" table:style-name="ce1">
            <text:p>0.153</text:p>
          </table:table-cell>
          <table:table-cell office:value-type="float" office:value="0.59950000000000003" table:style-name="ce1">
            <text:p>0.5995</text:p>
          </table:table-cell>
          <table:table-cell office:value-type="float" office:value="2.5394999999999901" table:style-name="ce1">
            <text:p>2.5395</text:p>
          </table:table-cell>
          <table:table-cell office:value-type="float" office:value="3.1215000000000002" table:style-name="ce1">
            <text:p>3.1215</text:p>
          </table:table-cell>
          <table:table-cell office:value-type="float" office:value="2.488" table:style-name="ce1">
            <text:p>2.488</text:p>
          </table:table-cell>
          <table:table-cell office:value-type="float" office:value="1.8265" table:style-name="ce1">
            <text:p>1.8265</text:p>
          </table:table-cell>
          <table:table-cell office:value-type="float" office:value="1.1904999999999899" table:style-name="ce1">
            <text:p>1.190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3">
            <text:p>Mixed birch forest with alien deciduous woods</text:p>
          </table:table-cell>
          <table:table-cell office:value-type="string" table:style-name="ce2">
            <text:p>Birkenmischwald mit nicht heimischen Laubbaumarten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1500000000000002E-2" table:style-name="ce4">
            <text:p>4.15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3" table:style-name="ce1">
            <text:p>0.153</text:p>
          </table:table-cell>
          <table:table-cell office:value-type="float" office:value="0.59950000000000003" table:style-name="ce1">
            <text:p>0.5995</text:p>
          </table:table-cell>
          <table:table-cell office:value-type="float" office:value="2.5394999999999901" table:style-name="ce1">
            <text:p>2.5395</text:p>
          </table:table-cell>
          <table:table-cell office:value-type="float" office:value="3.1215000000000002" table:style-name="ce1">
            <text:p>3.1215</text:p>
          </table:table-cell>
          <table:table-cell office:value-type="float" office:value="2.488" table:style-name="ce1">
            <text:p>2.488</text:p>
          </table:table-cell>
          <table:table-cell office:value-type="float" office:value="1.8265" table:style-name="ce1">
            <text:p>1.8265</text:p>
          </table:table-cell>
          <table:table-cell office:value-type="float" office:value="1.1904999999999899" table:style-name="ce1">
            <text:p>1.190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3">
            <text:p>Mixed birch forest with coniferous woods</text:p>
          </table:table-cell>
          <table:table-cell office:value-type="string" table:style-name="ce2">
            <text:p>Birkenmischwald mit Nadelbaumarten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1500000000000002E-2" table:style-name="ce4">
            <text:p>4.15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3" table:style-name="ce1">
            <text:p>0.153</text:p>
          </table:table-cell>
          <table:table-cell office:value-type="float" office:value="0.59950000000000003" table:style-name="ce1">
            <text:p>0.5995</text:p>
          </table:table-cell>
          <table:table-cell office:value-type="float" office:value="2.5394999999999901" table:style-name="ce1">
            <text:p>2.5395</text:p>
          </table:table-cell>
          <table:table-cell office:value-type="float" office:value="3.1215000000000002" table:style-name="ce1">
            <text:p>3.1215</text:p>
          </table:table-cell>
          <table:table-cell office:value-type="float" office:value="2.488" table:style-name="ce1">
            <text:p>2.488</text:p>
          </table:table-cell>
          <table:table-cell office:value-type="float" office:value="1.8265" table:style-name="ce1">
            <text:p>1.8265</text:p>
          </table:table-cell>
          <table:table-cell office:value-type="float" office:value="1.1904999999999899" table:style-name="ce1">
            <text:p>1.190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3">
            <text:p>Mixed birch forest with indigenous deciduous woods</text:p>
          </table:table-cell>
          <table:table-cell office:value-type="string" table:style-name="ce2">
            <text:p>Birkenmischwald mit heimischen Laubbaumarten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4.1500000000000002E-2" table:style-name="ce4">
            <text:p>4.15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3" table:style-name="ce1">
            <text:p>0.153</text:p>
          </table:table-cell>
          <table:table-cell office:value-type="float" office:value="0.59950000000000003" table:style-name="ce1">
            <text:p>0.5995</text:p>
          </table:table-cell>
          <table:table-cell office:value-type="float" office:value="2.5394999999999901" table:style-name="ce1">
            <text:p>2.5395</text:p>
          </table:table-cell>
          <table:table-cell office:value-type="float" office:value="3.1215000000000002" table:style-name="ce1">
            <text:p>3.1215</text:p>
          </table:table-cell>
          <table:table-cell office:value-type="float" office:value="2.488" table:style-name="ce1">
            <text:p>2.488</text:p>
          </table:table-cell>
          <table:table-cell office:value-type="float" office:value="1.8265" table:style-name="ce1">
            <text:p>1.8265</text:p>
          </table:table-cell>
          <table:table-cell office:value-type="float" office:value="1.1904999999999899" table:style-name="ce1">
            <text:p>1.190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3">
            <text:p>Willow forests</text:p>
          </table:table-cell>
          <table:table-cell office:value-type="string" table:style-name="ce2">
            <text:p>Weidenwaelder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" table:style-name="ce1">
            <text:p>1.64</text:p>
          </table:table-cell>
          <table:table-cell office:value-type="float" office:value="2.36" table:style-name="ce1">
            <text:p>2.36</text:p>
          </table:table-cell>
          <table:table-cell office:value-type="float" office:value="2.99" table:style-name="ce1">
            <text:p>2.99</text:p>
          </table:table-cell>
          <table:table-cell office:value-type="float" office:value="3.85" table:style-name="ce1">
            <text:p>3.85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0.52" table:style-name="ce1">
            <text:p>0.52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3">
            <text:p>Willow forest</text:p>
          </table:table-cell>
          <table:table-cell office:value-type="string" table:style-name="ce2">
            <text:p>Weidenwald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" table:style-name="ce1">
            <text:p>1.64</text:p>
          </table:table-cell>
          <table:table-cell office:value-type="float" office:value="2.36" table:style-name="ce1">
            <text:p>2.36</text:p>
          </table:table-cell>
          <table:table-cell office:value-type="float" office:value="2.99" table:style-name="ce1">
            <text:p>2.99</text:p>
          </table:table-cell>
          <table:table-cell office:value-type="float" office:value="3.85" table:style-name="ce1">
            <text:p>3.85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0.52" table:style-name="ce1">
            <text:p>0.52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3">
            <text:p>Mixed willow forest with indigenous deciduous woods</text:p>
          </table:table-cell>
          <table:table-cell office:value-type="string" table:style-name="ce2">
            <text:p>Weiden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" table:style-name="ce1">
            <text:p>1.64</text:p>
          </table:table-cell>
          <table:table-cell office:value-type="float" office:value="2.36" table:style-name="ce1">
            <text:p>2.36</text:p>
          </table:table-cell>
          <table:table-cell office:value-type="float" office:value="2.99" table:style-name="ce1">
            <text:p>2.99</text:p>
          </table:table-cell>
          <table:table-cell office:value-type="float" office:value="3.85" table:style-name="ce1">
            <text:p>3.85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0.52" table:style-name="ce1">
            <text:p>0.52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3">
            <text:p>Mixed willow forest with alien deciduous woods</text:p>
          </table:table-cell>
          <table:table-cell office:value-type="string" table:style-name="ce2">
            <text:p>Weidenmischwald mit nicht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4" table:style-name="ce1">
            <text:p>1.64</text:p>
          </table:table-cell>
          <table:table-cell office:value-type="float" office:value="2.36" table:style-name="ce1">
            <text:p>2.36</text:p>
          </table:table-cell>
          <table:table-cell office:value-type="float" office:value="2.99" table:style-name="ce1">
            <text:p>2.99</text:p>
          </table:table-cell>
          <table:table-cell office:value-type="float" office:value="3.85" table:style-name="ce1">
            <text:p>3.85</text:p>
          </table:table-cell>
          <table:table-cell office:value-type="float" office:value="2.3199999999999901" table:style-name="ce1">
            <text:p>2.32</text:p>
          </table:table-cell>
          <table:table-cell office:value-type="float" office:value="0.52" table:style-name="ce1">
            <text:p>0.52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3">
            <text:p>Hybrid poplar forests</text:p>
          </table:table-cell>
          <table:table-cell office:value-type="string" table:style-name="ce2">
            <text:p>Pappelwaelder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89" table:style-name="ce1">
            <text:p>1.89</text:p>
          </table:table-cell>
          <table:table-cell office:value-type="float" office:value="2.74" table:style-name="ce1">
            <text:p>2.74</text:p>
          </table:table-cell>
          <table:table-cell office:value-type="float" office:value="3.82" table:style-name="ce1">
            <text:p>3.82</text:p>
          </table:table-cell>
          <table:table-cell office:value-type="float" office:value="2.72" table:style-name="ce1">
            <text:p>2.72</text:p>
          </table:table-cell>
          <table:table-cell office:value-type="float" office:value="1.23" table:style-name="ce1">
            <text:p>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3">
            <text:p>Hybrid poplar forest</text:p>
          </table:table-cell>
          <table:table-cell office:value-type="string" table:style-name="ce2">
            <text:p>Hybrid-Pappelwald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89" table:style-name="ce1">
            <text:p>1.89</text:p>
          </table:table-cell>
          <table:table-cell office:value-type="float" office:value="2.74" table:style-name="ce1">
            <text:p>2.74</text:p>
          </table:table-cell>
          <table:table-cell office:value-type="float" office:value="3.82" table:style-name="ce1">
            <text:p>3.82</text:p>
          </table:table-cell>
          <table:table-cell office:value-type="float" office:value="2.72" table:style-name="ce1">
            <text:p>2.72</text:p>
          </table:table-cell>
          <table:table-cell office:value-type="float" office:value="1.23" table:style-name="ce1">
            <text:p>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3">
            <text:p>Mixed hybrid-poplar forest with indigenous deciduous woods</text:p>
          </table:table-cell>
          <table:table-cell office:value-type="string" table:style-name="ce2">
            <text:p>Hybrid-Pappelmischwald mit heimischen Laubbaumarten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89" table:style-name="ce1">
            <text:p>1.89</text:p>
          </table:table-cell>
          <table:table-cell office:value-type="float" office:value="2.74" table:style-name="ce1">
            <text:p>2.74</text:p>
          </table:table-cell>
          <table:table-cell office:value-type="float" office:value="3.82" table:style-name="ce1">
            <text:p>3.82</text:p>
          </table:table-cell>
          <table:table-cell office:value-type="float" office:value="2.72" table:style-name="ce1">
            <text:p>2.72</text:p>
          </table:table-cell>
          <table:table-cell office:value-type="float" office:value="1.23" table:style-name="ce1">
            <text:p>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3">
            <text:p>Mixed hybrid-poplar forest with alien deciduous woods</text:p>
          </table:table-cell>
          <table:table-cell office:value-type="string" table:style-name="ce2">
            <text:p>Hybrid-Pappelmischwald mit nicht heimischen Baumarten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89" table:style-name="ce1">
            <text:p>1.89</text:p>
          </table:table-cell>
          <table:table-cell office:value-type="float" office:value="2.74" table:style-name="ce1">
            <text:p>2.74</text:p>
          </table:table-cell>
          <table:table-cell office:value-type="float" office:value="3.82" table:style-name="ce1">
            <text:p>3.82</text:p>
          </table:table-cell>
          <table:table-cell office:value-type="float" office:value="2.72" table:style-name="ce1">
            <text:p>2.72</text:p>
          </table:table-cell>
          <table:table-cell office:value-type="float" office:value="1.23" table:style-name="ce1">
            <text:p>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3">
            <text:p>Forest of multiple indigenous deciduous woods</text:p>
          </table:table-cell>
          <table:table-cell office:value-type="string" table:style-name="ce2">
            <text:p>Sonstige Laub(misch)waelder aus heimischen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3">
            <text:p>Forest of one indigenous deciduous woods</text:p>
          </table:table-cell>
          <table:table-cell office:value-type="string" table:style-name="ce2">
            <text:p>Sonstiger Laubwald aus einer heimischen Laubbaumart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3">
            <text:p>Mixed deciduous forest of multiple indigenous deciduous woods</text:p>
          </table:table-cell>
          <table:table-cell office:value-type="string" table:style-name="ce2">
            <text:p>Sonstiger Laub(misch)wald mit mehreren heimischen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3">
            <text:p>Mixed deciduous forest of mostly indigenous deciduous woods (without dominant indigenous woods)</text:p>
          </table:table-cell>
          <table:table-cell office:value-type="string" table:style-name="ce2">
            <text:p>Sonstiger Laub(misch)wald einheimischer Arten (ohne dominante Art)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3">
            <text:p>Mixed deciduous forest of mostly indigenous deciduous woods with coniferous woods</text:p>
          </table:table-cell>
          <table:table-cell office:value-type="string" table:style-name="ce2">
            <text:p>Sonstiger Laub(misch)wald heimischer Arten mit Nadel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 Laub(misch)waelder nicht heimischer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3">
            <text:p>Mixed deciduous forest of one alien deciduous woods</text:p>
          </table:table-cell>
          <table:table-cell office:value-type="string" table:style-name="ce2">
            <text:p>Sonstiger Laubwald aus einer nicht heimischen Laubbaumart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r Laub(misch)wald mit mehreren nicht heimischen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3">
            <text:p>Mixed deciduous forest of mostly alien deciduous woods with coniferous woods</text:p>
          </table:table-cell>
          <table:table-cell office:value-type="string" table:style-name="ce2">
            <text:p>Sonstiger Laub(misch)wald nicht heimischer Arten mit Nadel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3">
            <text:p>Spruce forests</text:p>
          </table:table-cell>
          <table:table-cell office:value-type="string" table:style-name="ce2">
            <text:p>Fichtenwaelder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3">
            <text:p>Spruce forest</text:p>
          </table:table-cell>
          <table:table-cell office:value-type="string" table:style-name="ce2">
            <text:p>Fichten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3">
            <text:p>Mixed spruce forest with indigenous deciduous woods</text:p>
          </table:table-cell>
          <table:table-cell office:value-type="string" table:style-name="ce2">
            <text:p>Fichtenmischwald mit heimischen Laubbaumarten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3">
            <text:p>Mixed spruce forest with alien deciduous woods</text:p>
          </table:table-cell>
          <table:table-cell office:value-type="string" table:style-name="ce2">
            <text:p>Fichtenmischwald mit nicht heimischen Laubbaumarten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3">
            <text:p>Mixed spruce forest with indigenous coniferous woods</text:p>
          </table:table-cell>
          <table:table-cell office:value-type="string" table:style-name="ce2">
            <text:p>Fichtenmischwald mit weiteren Nadelbaumarten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3">
            <text:p>Pine forests</text:p>
          </table:table-cell>
          <table:table-cell office:value-type="string" table:style-name="ce2">
            <text:p>Kiefernwaelder</text:p>
          </table:table-cell>
          <table:table-cell office:value-type="float" office:value="2.8" table:style-name="ce1">
            <text:p>2.8</text:p>
          </table:table-cell>
          <table:table-cell office:value-type="float" office:value="2.8000000000000001E-2" table:style-name="ce4">
            <text:p>2.80E-02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.87</text:p>
          </table:table-cell>
          <table:table-cell office:value-type="float" office:value="2.65" table:style-name="ce1">
            <text:p>2.65</text:p>
          </table:table-cell>
          <table:table-cell office:value-type="float" office:value="2.89" table:style-name="ce1">
            <text:p>2.89</text:p>
          </table:table-cell>
          <table:table-cell office:value-type="float" office:value="3.14" table:style-name="ce1">
            <text:p>3.14</text:p>
          </table:table-cell>
          <table:table-cell office:value-type="float" office:value="3.23" table:style-name="ce1">
            <text:p>3.23</text:p>
          </table:table-cell>
          <table:table-cell office:value-type="float" office:value="3.19" table:style-name="ce1">
            <text:p>3.19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2.94" table:style-name="ce1">
            <text:p>2.94</text:p>
          </table:table-cell>
          <table:table-cell office:value-type="float" office:value="3.03" table:style-name="ce1">
            <text:p>3.03</text:p>
          </table:table-cell>
          <table:table-cell office:value-type="float" office:value="3.06" table:style-name="ce1">
            <text:p>3.06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3">
            <text:p>Pine forest</text:p>
          </table:table-cell>
          <table:table-cell office:value-type="string" table:style-name="ce2">
            <text:p>Kiefernwald</text:p>
          </table:table-cell>
          <table:table-cell office:value-type="float" office:value="2.8" table:style-name="ce1">
            <text:p>2.8</text:p>
          </table:table-cell>
          <table:table-cell office:value-type="float" office:value="2.8000000000000001E-2" table:style-name="ce4">
            <text:p>2.80E-02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.87</text:p>
          </table:table-cell>
          <table:table-cell office:value-type="float" office:value="2.65" table:style-name="ce1">
            <text:p>2.65</text:p>
          </table:table-cell>
          <table:table-cell office:value-type="float" office:value="2.89" table:style-name="ce1">
            <text:p>2.89</text:p>
          </table:table-cell>
          <table:table-cell office:value-type="float" office:value="3.14" table:style-name="ce1">
            <text:p>3.14</text:p>
          </table:table-cell>
          <table:table-cell office:value-type="float" office:value="3.23" table:style-name="ce1">
            <text:p>3.23</text:p>
          </table:table-cell>
          <table:table-cell office:value-type="float" office:value="3.19" table:style-name="ce1">
            <text:p>3.19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2.94" table:style-name="ce1">
            <text:p>2.94</text:p>
          </table:table-cell>
          <table:table-cell office:value-type="float" office:value="3.03" table:style-name="ce1">
            <text:p>3.03</text:p>
          </table:table-cell>
          <table:table-cell office:value-type="float" office:value="3.06" table:style-name="ce1">
            <text:p>3.06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3">
            <text:p>Mixed pine forest with indigenous deciduous woods</text:p>
          </table:table-cell>
          <table:table-cell office:value-type="string" table:style-name="ce2">
            <text:p>Kiefernmischwald mit heimischen Laubbaumarten</text:p>
          </table:table-cell>
          <table:table-cell office:value-type="float" office:value="2.8" table:style-name="ce1">
            <text:p>2.8</text:p>
          </table:table-cell>
          <table:table-cell office:value-type="float" office:value="2.8000000000000001E-2" table:style-name="ce4">
            <text:p>2.80E-02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.87</text:p>
          </table:table-cell>
          <table:table-cell office:value-type="float" office:value="2.65" table:style-name="ce1">
            <text:p>2.65</text:p>
          </table:table-cell>
          <table:table-cell office:value-type="float" office:value="2.89" table:style-name="ce1">
            <text:p>2.89</text:p>
          </table:table-cell>
          <table:table-cell office:value-type="float" office:value="3.14" table:style-name="ce1">
            <text:p>3.14</text:p>
          </table:table-cell>
          <table:table-cell office:value-type="float" office:value="3.23" table:style-name="ce1">
            <text:p>3.23</text:p>
          </table:table-cell>
          <table:table-cell office:value-type="float" office:value="3.19" table:style-name="ce1">
            <text:p>3.19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2.94" table:style-name="ce1">
            <text:p>2.94</text:p>
          </table:table-cell>
          <table:table-cell office:value-type="float" office:value="3.03" table:style-name="ce1">
            <text:p>3.03</text:p>
          </table:table-cell>
          <table:table-cell office:value-type="float" office:value="3.06" table:style-name="ce1">
            <text:p>3.06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3">
            <text:p>Mixed pine forest with alien deciduous woods</text:p>
          </table:table-cell>
          <table:table-cell office:value-type="string" table:style-name="ce2">
            <text:p>Kiefernmischwald mit nicht heimischen Laubbaumarten</text:p>
          </table:table-cell>
          <table:table-cell office:value-type="float" office:value="2.8" table:style-name="ce1">
            <text:p>2.8</text:p>
          </table:table-cell>
          <table:table-cell office:value-type="float" office:value="2.8000000000000001E-2" table:style-name="ce4">
            <text:p>2.80E-02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.87</text:p>
          </table:table-cell>
          <table:table-cell office:value-type="float" office:value="2.65" table:style-name="ce1">
            <text:p>2.65</text:p>
          </table:table-cell>
          <table:table-cell office:value-type="float" office:value="2.89" table:style-name="ce1">
            <text:p>2.89</text:p>
          </table:table-cell>
          <table:table-cell office:value-type="float" office:value="3.14" table:style-name="ce1">
            <text:p>3.14</text:p>
          </table:table-cell>
          <table:table-cell office:value-type="float" office:value="3.23" table:style-name="ce1">
            <text:p>3.23</text:p>
          </table:table-cell>
          <table:table-cell office:value-type="float" office:value="3.19" table:style-name="ce1">
            <text:p>3.19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2.94" table:style-name="ce1">
            <text:p>2.94</text:p>
          </table:table-cell>
          <table:table-cell office:value-type="float" office:value="3.03" table:style-name="ce1">
            <text:p>3.03</text:p>
          </table:table-cell>
          <table:table-cell office:value-type="float" office:value="3.06" table:style-name="ce1">
            <text:p>3.06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3">
            <text:p>Mixed pine forest with indigenous coniferous woods</text:p>
          </table:table-cell>
          <table:table-cell office:value-type="string" table:style-name="ce2">
            <text:p>Kiefernmischwald mit weiteren Nadelbaumarten</text:p>
          </table:table-cell>
          <table:table-cell office:value-type="float" office:value="2.8" table:style-name="ce1">
            <text:p>2.8</text:p>
          </table:table-cell>
          <table:table-cell office:value-type="float" office:value="2.8000000000000001E-2" table:style-name="ce4">
            <text:p>2.80E-02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.87</text:p>
          </table:table-cell>
          <table:table-cell office:value-type="float" office:value="2.65" table:style-name="ce1">
            <text:p>2.65</text:p>
          </table:table-cell>
          <table:table-cell office:value-type="float" office:value="2.89" table:style-name="ce1">
            <text:p>2.89</text:p>
          </table:table-cell>
          <table:table-cell office:value-type="float" office:value="3.14" table:style-name="ce1">
            <text:p>3.14</text:p>
          </table:table-cell>
          <table:table-cell office:value-type="float" office:value="3.23" table:style-name="ce1">
            <text:p>3.23</text:p>
          </table:table-cell>
          <table:table-cell office:value-type="float" office:value="3.19" table:style-name="ce1">
            <text:p>3.19</text:p>
          </table:table-cell>
          <table:table-cell office:value-type="float" office:value="3.04" table:style-name="ce1">
            <text:p>3.04</text:p>
          </table:table-cell>
          <table:table-cell office:value-type="float" office:value="2.95" table:style-name="ce1">
            <text:p>2.95</text:p>
          </table:table-cell>
          <table:table-cell office:value-type="float" office:value="2.94" table:style-name="ce1">
            <text:p>2.94</text:p>
          </table:table-cell>
          <table:table-cell office:value-type="float" office:value="3.03" table:style-name="ce1">
            <text:p>3.03</text:p>
          </table:table-cell>
          <table:table-cell office:value-type="float" office:value="3.06" table:style-name="ce1">
            <text:p>3.06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3">
            <text:p>Mixed coniferous forests</text:p>
          </table:table-cell>
          <table:table-cell office:value-type="string" table:style-name="ce2">
            <text:p>Sonstige Nadel(misch)waelder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3">
            <text:p>Mixed coniferous forest</text:p>
          </table:table-cell>
          <table:table-cell office:value-type="string" table:style-name="ce2">
            <text:p>Sonstiger Nadel(misch)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3">
            <text:p>Douglas fir forest</text:p>
          </table:table-cell>
          <table:table-cell office:value-type="string" table:style-name="ce2">
            <text:p>Douglasien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3">
            <text:p>Mixed douglas fir forest</text:p>
          </table:table-cell>
          <table:table-cell office:value-type="string" table:style-name="ce2">
            <text:p>Douglasienmisch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3">
            <text:p>Ash forests</text:p>
          </table:table-cell>
          <table:table-cell office:value-type="string" table:style-name="ce2">
            <text:p>Eschenwaelder</text:p>
          </table:table-cell>
          <table:table-cell office:value-type="float" office:value="1.5" table:style-name="ce1">
            <text:p>1.5</text:p>
          </table:table-cell>
          <table:table-cell office:value-type="float" office:value="1.4999999999999901E-2" table:style-name="ce4">
            <text:p>1.5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896" table:style-name="ce1">
            <text:p>0.58</text:p>
          </table:table-cell>
          <table:table-cell office:value-type="float" office:value="2.13" table:style-name="ce1">
            <text:p>2.13</text:p>
          </table:table-cell>
          <table:table-cell office:value-type="float" office:value="3.55" table:style-name="ce1">
            <text:p>3.55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4.63" table:style-name="ce1">
            <text:p>4.63</text:p>
          </table:table-cell>
          <table:table-cell office:value-type="float" office:value="4.21" table:style-name="ce1">
            <text:p>4.21</text:p>
          </table:table-cell>
          <table:table-cell office:value-type="float" office:value="3.29" table:style-name="ce1">
            <text:p>3.29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3">
            <text:p>Ash forest</text:p>
          </table:table-cell>
          <table:table-cell office:value-type="string" table:style-name="ce2">
            <text:p>Eschenwald</text:p>
          </table:table-cell>
          <table:table-cell office:value-type="float" office:value="1.5" table:style-name="ce1">
            <text:p>1.5</text:p>
          </table:table-cell>
          <table:table-cell office:value-type="float" office:value="1.4999999999999901E-2" table:style-name="ce4">
            <text:p>1.5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896" table:style-name="ce1">
            <text:p>0.58</text:p>
          </table:table-cell>
          <table:table-cell office:value-type="float" office:value="2.13" table:style-name="ce1">
            <text:p>2.13</text:p>
          </table:table-cell>
          <table:table-cell office:value-type="float" office:value="3.55" table:style-name="ce1">
            <text:p>3.55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4.63" table:style-name="ce1">
            <text:p>4.63</text:p>
          </table:table-cell>
          <table:table-cell office:value-type="float" office:value="4.21" table:style-name="ce1">
            <text:p>4.21</text:p>
          </table:table-cell>
          <table:table-cell office:value-type="float" office:value="3.29" table:style-name="ce1">
            <text:p>3.29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3">
            <text:p>Mixed ash forest with indigenous deciduous woods</text:p>
          </table:table-cell>
          <table:table-cell office:value-type="string" table:style-name="ce2">
            <text:p>Eschenmischwald mit heimischen Laubbaumarten</text:p>
          </table:table-cell>
          <table:table-cell office:value-type="float" office:value="1.5" table:style-name="ce1">
            <text:p>1.5</text:p>
          </table:table-cell>
          <table:table-cell office:value-type="float" office:value="1.4999999999999901E-2" table:style-name="ce4">
            <text:p>1.5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896" table:style-name="ce1">
            <text:p>0.58</text:p>
          </table:table-cell>
          <table:table-cell office:value-type="float" office:value="2.13" table:style-name="ce1">
            <text:p>2.13</text:p>
          </table:table-cell>
          <table:table-cell office:value-type="float" office:value="3.55" table:style-name="ce1">
            <text:p>3.55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4.63" table:style-name="ce1">
            <text:p>4.63</text:p>
          </table:table-cell>
          <table:table-cell office:value-type="float" office:value="4.21" table:style-name="ce1">
            <text:p>4.21</text:p>
          </table:table-cell>
          <table:table-cell office:value-type="float" office:value="3.29" table:style-name="ce1">
            <text:p>3.29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3">
            <text:p>Mixed ash forest with alien deciduous woods</text:p>
          </table:table-cell>
          <table:table-cell office:value-type="string" table:style-name="ce2">
            <text:p>Eschenmischwald mit nicht heimischen Laubbaumarten</text:p>
          </table:table-cell>
          <table:table-cell office:value-type="float" office:value="1.5" table:style-name="ce1">
            <text:p>1.5</text:p>
          </table:table-cell>
          <table:table-cell office:value-type="float" office:value="1.4999999999999901E-2" table:style-name="ce4">
            <text:p>1.5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896" table:style-name="ce1">
            <text:p>0.58</text:p>
          </table:table-cell>
          <table:table-cell office:value-type="float" office:value="2.13" table:style-name="ce1">
            <text:p>2.13</text:p>
          </table:table-cell>
          <table:table-cell office:value-type="float" office:value="3.55" table:style-name="ce1">
            <text:p>3.55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4.63" table:style-name="ce1">
            <text:p>4.63</text:p>
          </table:table-cell>
          <table:table-cell office:value-type="float" office:value="4.21" table:style-name="ce1">
            <text:p>4.21</text:p>
          </table:table-cell>
          <table:table-cell office:value-type="float" office:value="3.29" table:style-name="ce1">
            <text:p>3.29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3">
            <text:p>Mixed ash forest with coniferous woods</text:p>
          </table:table-cell>
          <table:table-cell office:value-type="string" table:style-name="ce2">
            <text:p>Eschenmischwald mit Nadelbaumarten</text:p>
          </table:table-cell>
          <table:table-cell office:value-type="float" office:value="1.5" table:style-name="ce1">
            <text:p>1.5</text:p>
          </table:table-cell>
          <table:table-cell office:value-type="float" office:value="1.4999999999999901E-2" table:style-name="ce4">
            <text:p>1.5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999999999999896" table:style-name="ce1">
            <text:p>0.58</text:p>
          </table:table-cell>
          <table:table-cell office:value-type="float" office:value="2.13" table:style-name="ce1">
            <text:p>2.13</text:p>
          </table:table-cell>
          <table:table-cell office:value-type="float" office:value="3.55" table:style-name="ce1">
            <text:p>3.55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4.63" table:style-name="ce1">
            <text:p>4.63</text:p>
          </table:table-cell>
          <table:table-cell office:value-type="float" office:value="4.21" table:style-name="ce1">
            <text:p>4.21</text:p>
          </table:table-cell>
          <table:table-cell office:value-type="float" office:value="3.29" table:style-name="ce1">
            <text:p>3.29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3">
            <text:p>Robinia forests</text:p>
          </table:table-cell>
          <table:table-cell office:value-type="string" table:style-name="ce2">
            <text:p>Robinienwaelder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1.05" table:style-name="ce1">
            <text:p>1.0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53" table:style-name="ce1">
            <text:p>1.53</text:p>
          </table:table-cell>
          <table:table-cell office:value-type="float" office:value="2.36" table:style-name="ce1">
            <text:p>2.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3">
            <text:p>Robinia forest</text:p>
          </table:table-cell>
          <table:table-cell office:value-type="string" table:style-name="ce2">
            <text:p>Robinienwald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1.05" table:style-name="ce1">
            <text:p>1.0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53" table:style-name="ce1">
            <text:p>1.53</text:p>
          </table:table-cell>
          <table:table-cell office:value-type="float" office:value="2.36" table:style-name="ce1">
            <text:p>2.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3">
            <text:p>Mixed robinia forest</text:p>
          </table:table-cell>
          <table:table-cell office:value-type="string" table:style-name="ce2">
            <text:p>Robinienmischwald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1.05" table:style-name="ce1">
            <text:p>1.0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53" table:style-name="ce1">
            <text:p>1.53</text:p>
          </table:table-cell>
          <table:table-cell office:value-type="float" office:value="2.36" table:style-name="ce1">
            <text:p>2.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3">
            <text:p>Red oak forests</text:p>
          </table:table-cell>
          <table:table-cell office:value-type="string" table:style-name="ce2">
            <text:p>Roteichenwaelder</text:p>
          </table:table-cell>
          <table:table-cell office:value-type="float" office:value="3.8" table:style-name="ce1">
            <text:p>3.8</text:p>
          </table:table-cell>
          <table:table-cell office:value-type="float" office:value="3.8E-3" table:style-name="ce1">
            <text:p>0.00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1.05" table:style-name="ce1">
            <text:p>1.0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53" table:style-name="ce1">
            <text:p>1.53</text:p>
          </table:table-cell>
          <table:table-cell office:value-type="float" office:value="2.36" table:style-name="ce1">
            <text:p>2.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3">
            <text:p>Red oak forest</text:p>
          </table:table-cell>
          <table:table-cell office:value-type="string" table:style-name="ce2">
            <text:p>Roteichenwald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3">
            <text:p>Mixed red oak forest</text:p>
          </table:table-cell>
          <table:table-cell office:value-type="string" table:style-name="ce2">
            <text:p>Roteichenmischwald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3">
            <text:p>European hornbeam forests</text:p>
          </table:table-cell>
          <table:table-cell office:value-type="string" table:style-name="ce2">
            <text:p>Hainbuchenwaelder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3">
            <text:p>European hornbeam forest</text:p>
          </table:table-cell>
          <table:table-cell office:value-type="string" table:style-name="ce2">
            <text:p>Hainbuchenwald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3">
            <text:p>Oak-hornbeam forest</text:p>
          </table:table-cell>
          <table:table-cell office:value-type="string" table:style-name="ce2">
            <text:p>Eichen-Hainbuchenmischwald</text:p>
          </table:table-cell>
          <table:table-cell office:value-type="float" office:value="3.05" table:style-name="ce1">
            <text:p>3.0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1.81" table:style-name="ce1">
            <text:p>1.81</text:p>
          </table:table-cell>
          <table:table-cell office:value-type="float" office:value="2.7249999999999996" table:style-name="ce1">
            <text:p>2.725</text:p>
          </table:table-cell>
          <table:table-cell office:value-type="float" office:value="2.984999999999995" table:style-name="ce1">
            <text:p>2.985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8899999999999997" table:style-name="ce1">
            <text:p>2.89</text:p>
          </table:table-cell>
          <table:table-cell office:value-type="float" office:value="2.2450000000000001" table:style-name="ce1">
            <text:p>2.245</text:p>
          </table:table-cell>
          <table:table-cell office:value-type="float" office:value="0.54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3">
            <text:p>Mixed hornbeam forest with indigenous deciduous woods</text:p>
          </table:table-cell>
          <table:table-cell office:value-type="string" table:style-name="ce2">
            <text:p>Hainbuchenmischwald mit heimischen Laubbaumarten</text:p>
          </table:table-cell>
          <table:table-cell office:value-type="float" office:value="3.05" table:style-name="ce1">
            <text:p>3.0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1.81" table:style-name="ce1">
            <text:p>1.81</text:p>
          </table:table-cell>
          <table:table-cell office:value-type="float" office:value="2.7249999999999996" table:style-name="ce1">
            <text:p>2.725</text:p>
          </table:table-cell>
          <table:table-cell office:value-type="float" office:value="2.984999999999995" table:style-name="ce1">
            <text:p>2.985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8899999999999997" table:style-name="ce1">
            <text:p>2.89</text:p>
          </table:table-cell>
          <table:table-cell office:value-type="float" office:value="2.2450000000000001" table:style-name="ce1">
            <text:p>2.245</text:p>
          </table:table-cell>
          <table:table-cell office:value-type="float" office:value="0.54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3">
            <text:p>Mixed hornbeam forest with alien deciduous woods</text:p>
          </table:table-cell>
          <table:table-cell office:value-type="string" table:style-name="ce2">
            <text:p>Hainbuchenmischwald mit nicht heimischen Laubbaumarten</text:p>
          </table:table-cell>
          <table:table-cell office:value-type="float" office:value="3.05" table:style-name="ce1">
            <text:p>3.0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1.81" table:style-name="ce1">
            <text:p>1.81</text:p>
          </table:table-cell>
          <table:table-cell office:value-type="float" office:value="2.7249999999999996" table:style-name="ce1">
            <text:p>2.725</text:p>
          </table:table-cell>
          <table:table-cell office:value-type="float" office:value="2.984999999999995" table:style-name="ce1">
            <text:p>2.985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8899999999999997" table:style-name="ce1">
            <text:p>2.89</text:p>
          </table:table-cell>
          <table:table-cell office:value-type="float" office:value="2.2450000000000001" table:style-name="ce1">
            <text:p>2.245</text:p>
          </table:table-cell>
          <table:table-cell office:value-type="float" office:value="0.54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3">
            <text:p>Mixed hornbeam forest with coniferous woods</text:p>
          </table:table-cell>
          <table:table-cell office:value-type="string" table:style-name="ce2">
            <text:p>Hainbuchenmischwald mit Nadelbaumarten</text:p>
          </table:table-cell>
          <table:table-cell office:value-type="float" office:value="3.05" table:style-name="ce1">
            <text:p>3.0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1.81" table:style-name="ce1">
            <text:p>1.81</text:p>
          </table:table-cell>
          <table:table-cell office:value-type="float" office:value="2.7249999999999996" table:style-name="ce1">
            <text:p>2.725</text:p>
          </table:table-cell>
          <table:table-cell office:value-type="float" office:value="2.984999999999995" table:style-name="ce1">
            <text:p>2.985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8899999999999997" table:style-name="ce1">
            <text:p>2.89</text:p>
          </table:table-cell>
          <table:table-cell office:value-type="float" office:value="2.2450000000000001" table:style-name="ce1">
            <text:p>2.245</text:p>
          </table:table-cell>
          <table:table-cell office:value-type="float" office:value="0.54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3">
            <text:p>Maple forests</text:p>
          </table:table-cell>
          <table:table-cell office:value-type="string" table:style-name="ce2">
            <text:p>Ahornwaelder</text:p>
          </table:table-cell>
          <table:table-cell office:value-type="float" office:value="1.9" table:style-name="ce1">
            <text:p>1.9</text:p>
          </table:table-cell>
          <table:table-cell office:value-type="float" office:value="1.9E-2" table:style-name="ce4">
            <text:p>1.9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2.93" table:style-name="ce1">
            <text:p>2.93</text:p>
          </table:table-cell>
          <table:table-cell office:value-type="float" office:value="3.72" table:style-name="ce1">
            <text:p>3.72</text:p>
          </table:table-cell>
          <table:table-cell office:value-type="float" office:value="3.96" table:style-name="ce1">
            <text:p>3.96</text:p>
          </table:table-cell>
          <table:table-cell office:value-type="float" office:value="3.64" table:style-name="ce1">
            <text:p>3.64</text:p>
          </table:table-cell>
          <table:table-cell office:value-type="float" office:value="3.26" table:style-name="ce1">
            <text:p>3.26</text:p>
          </table:table-cell>
          <table:table-cell office:value-type="float" office:value="1.66" table:style-name="ce1">
            <text:p>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3">
            <text:p>Maple forest</text:p>
          </table:table-cell>
          <table:table-cell office:value-type="string" table:style-name="ce2">
            <text:p>Ahornwald</text:p>
          </table:table-cell>
          <table:table-cell office:value-type="float" office:value="1.9" table:style-name="ce1">
            <text:p>1.9</text:p>
          </table:table-cell>
          <table:table-cell office:value-type="float" office:value="1.9E-2" table:style-name="ce4">
            <text:p>1.9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2.93" table:style-name="ce1">
            <text:p>2.93</text:p>
          </table:table-cell>
          <table:table-cell office:value-type="float" office:value="3.72" table:style-name="ce1">
            <text:p>3.72</text:p>
          </table:table-cell>
          <table:table-cell office:value-type="float" office:value="3.96" table:style-name="ce1">
            <text:p>3.96</text:p>
          </table:table-cell>
          <table:table-cell office:value-type="float" office:value="3.64" table:style-name="ce1">
            <text:p>3.64</text:p>
          </table:table-cell>
          <table:table-cell office:value-type="float" office:value="3.26" table:style-name="ce1">
            <text:p>3.26</text:p>
          </table:table-cell>
          <table:table-cell office:value-type="float" office:value="1.66" table:style-name="ce1">
            <text:p>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3">
            <text:p>Mixed maple forest with indigenous deciduous woods</text:p>
          </table:table-cell>
          <table:table-cell office:value-type="string" table:style-name="ce2">
            <text:p>Ahornmischwald mit heimischen Laubbaumarten</text:p>
          </table:table-cell>
          <table:table-cell office:value-type="float" office:value="1.9" table:style-name="ce1">
            <text:p>1.9</text:p>
          </table:table-cell>
          <table:table-cell office:value-type="float" office:value="1.9E-2" table:style-name="ce4">
            <text:p>1.9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2.93" table:style-name="ce1">
            <text:p>2.93</text:p>
          </table:table-cell>
          <table:table-cell office:value-type="float" office:value="3.72" table:style-name="ce1">
            <text:p>3.72</text:p>
          </table:table-cell>
          <table:table-cell office:value-type="float" office:value="3.96" table:style-name="ce1">
            <text:p>3.96</text:p>
          </table:table-cell>
          <table:table-cell office:value-type="float" office:value="3.64" table:style-name="ce1">
            <text:p>3.64</text:p>
          </table:table-cell>
          <table:table-cell office:value-type="float" office:value="3.26" table:style-name="ce1">
            <text:p>3.26</text:p>
          </table:table-cell>
          <table:table-cell office:value-type="float" office:value="1.66" table:style-name="ce1">
            <text:p>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3">
            <text:p>Mixed maple forest with alien deciduous woods</text:p>
          </table:table-cell>
          <table:table-cell office:value-type="string" table:style-name="ce2">
            <text:p>Ahornmischwald mit nicht heimischen Laubbaumarten</text:p>
          </table:table-cell>
          <table:table-cell office:value-type="float" office:value="1.9" table:style-name="ce1">
            <text:p>1.9</text:p>
          </table:table-cell>
          <table:table-cell office:value-type="float" office:value="1.9E-2" table:style-name="ce4">
            <text:p>1.9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2.93" table:style-name="ce1">
            <text:p>2.93</text:p>
          </table:table-cell>
          <table:table-cell office:value-type="float" office:value="3.72" table:style-name="ce1">
            <text:p>3.72</text:p>
          </table:table-cell>
          <table:table-cell office:value-type="float" office:value="3.96" table:style-name="ce1">
            <text:p>3.96</text:p>
          </table:table-cell>
          <table:table-cell office:value-type="float" office:value="3.64" table:style-name="ce1">
            <text:p>3.64</text:p>
          </table:table-cell>
          <table:table-cell office:value-type="float" office:value="3.26" table:style-name="ce1">
            <text:p>3.26</text:p>
          </table:table-cell>
          <table:table-cell office:value-type="float" office:value="1.66" table:style-name="ce1">
            <text:p>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3">
            <text:p>Mixed maple forest with coniferous woods</text:p>
          </table:table-cell>
          <table:table-cell office:value-type="string" table:style-name="ce2">
            <text:p>Ahornmischwald mit Nadelbaumarten</text:p>
          </table:table-cell>
          <table:table-cell office:value-type="float" office:value="1.9" table:style-name="ce1">
            <text:p>1.9</text:p>
          </table:table-cell>
          <table:table-cell office:value-type="float" office:value="1.9E-2" table:style-name="ce4">
            <text:p>1.90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" table:style-name="ce1">
            <text:p>0.65</text:p>
          </table:table-cell>
          <table:table-cell office:value-type="float" office:value="2.93" table:style-name="ce1">
            <text:p>2.93</text:p>
          </table:table-cell>
          <table:table-cell office:value-type="float" office:value="3.72" table:style-name="ce1">
            <text:p>3.72</text:p>
          </table:table-cell>
          <table:table-cell office:value-type="float" office:value="3.96" table:style-name="ce1">
            <text:p>3.96</text:p>
          </table:table-cell>
          <table:table-cell office:value-type="float" office:value="3.64" table:style-name="ce1">
            <text:p>3.64</text:p>
          </table:table-cell>
          <table:table-cell office:value-type="float" office:value="3.26" table:style-name="ce1">
            <text:p>3.26</text:p>
          </table:table-cell>
          <table:table-cell office:value-type="float" office:value="1.66" table:style-name="ce1">
            <text:p>1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3">
            <text:p>Larch forests</text:p>
          </table:table-cell>
          <table:table-cell office:value-type="string" table:style-name="ce2">
            <text:p>Laerchenwaelder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2.36" table:style-name="ce1">
            <text:p>2.36</text:p>
          </table:table-cell>
          <table:table-cell office:value-type="float" office:value="2.44" table:style-name="ce1">
            <text:p>2.44</text:p>
          </table:table-cell>
          <table:table-cell office:value-type="float" office:value="2.19" table:style-name="ce1">
            <text:p>2.19</text:p>
          </table:table-cell>
          <table:table-cell office:value-type="float" office:value="0.82" table:style-name="ce1">
            <text:p>0.82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3">
            <text:p>Larch forest</text:p>
          </table:table-cell>
          <table:table-cell office:value-type="string" table:style-name="ce2">
            <text:p>Laerchen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2.36" table:style-name="ce1">
            <text:p>2.36</text:p>
          </table:table-cell>
          <table:table-cell office:value-type="float" office:value="2.44" table:style-name="ce1">
            <text:p>2.44</text:p>
          </table:table-cell>
          <table:table-cell office:value-type="float" office:value="2.19" table:style-name="ce1">
            <text:p>2.19</text:p>
          </table:table-cell>
          <table:table-cell office:value-type="float" office:value="0.82" table:style-name="ce1">
            <text:p>0.82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3">
            <text:p>Mixed larch forests</text:p>
          </table:table-cell>
          <table:table-cell office:value-type="string" table:style-name="ce2">
            <text:p>Laerchenmisch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" table:style-name="ce1">
            <text:p>0.86</text:p>
          </table:table-cell>
          <table:table-cell office:value-type="float" office:value="2.36" table:style-name="ce1">
            <text:p>2.36</text:p>
          </table:table-cell>
          <table:table-cell office:value-type="float" office:value="2.44" table:style-name="ce1">
            <text:p>2.44</text:p>
          </table:table-cell>
          <table:table-cell office:value-type="float" office:value="2.19" table:style-name="ce1">
            <text:p>2.19</text:p>
          </table:table-cell>
          <table:table-cell office:value-type="float" office:value="0.82" table:style-name="ce1">
            <text:p>0.82</text:p>
          </table:table-cell>
          <table:table-cell office:value-type="float" office:value="0.19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3">
            <text:p>Cuttig area, calamity area</text:p>
          </table:table-cell>
          <table:table-cell office:value-type="string" table:style-name="ce2">
            <text:p>Schlagfluren, Kalamitaetenflaech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3">
            <text:p>Clear-cutting area</text:p>
          </table:table-cell>
          <table:table-cell office:value-type="string" table:style-name="ce2">
            <text:p>Kahlschlagflaec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3">
            <text:p>Windfall</text:p>
          </table:table-cell>
          <table:table-cell office:value-type="string" table:style-name="ce2">
            <text:p>Windwurfflaec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3">
            <text:p>Log landing</text:p>
          </table:table-cell>
          <table:table-cell office:value-type="string" table:style-name="ce2">
            <text:p>Polterplatz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3">
            <text:p>Burned area</text:p>
          </table:table-cell>
          <table:table-cell office:value-type="string" table:style-name="ce2">
            <text:p>Brandflaec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3">
            <text:p>Treeless forest area with unknown origin</text:p>
          </table:table-cell>
          <table:table-cell office:value-type="string" table:style-name="ce2">
            <text:p>baumarme Waldflaeche unbekannter Herkunft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3">
            <text:p>Deadtree forest</text:p>
          </table:table-cell>
          <table:table-cell office:value-type="string" table:style-name="ce2">
            <text:p>Totholzwald (Insekten-, Pilzbefall, Zerfallsstadium)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en, Pionierwaelder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, Pionierwald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3">
            <text:p>Edges of woods</text:p>
          </table:table-cell>
          <table:table-cell office:value-type="string" table:style-name="ce2">
            <text:p>Waldraender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3">
            <text:p>Forest fringe</text:p>
          </table:table-cell>
          <table:table-cell office:value-type="string" table:style-name="ce2">
            <text:p>Waldmantel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3">
            <text:p>Small woods</text:p>
          </table:table-cell>
          <table:table-cell office:value-type="string" table:style-name="ce2">
            <text:p>Kleingehoelz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3">
            <text:p>Small wood &lt; 1 ha</text:p>
          </table:table-cell>
          <table:table-cell office:value-type="string" table:style-name="ce2">
            <text:p>flaechige Kleingehoelze &lt; 1ha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3">
            <text:p>Small wood of mostly indigenous woods</text:p>
          </table:table-cell>
          <table:table-cell office:value-type="string" table:style-name="ce2">
            <text:p>flaechiges Kleingehoelz mit vorwiegend heimischen 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3">
            <text:p>Small wood of mostly alien woods</text:p>
          </table:table-cell>
          <table:table-cell office:value-type="string" table:style-name="ce2">
            <text:p>flaechiges Kleingehoelz mit vorwiegend nicht heimischen 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3">
            <text:p>Settlement woods</text:p>
          </table:table-cell>
          <table:table-cell office:value-type="string" table:style-name="ce2">
            <text:p>Siedlungsgehoelz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3">
            <text:p>Woods along traffic facilities</text:p>
          </table:table-cell>
          <table:table-cell office:value-type="string" table:style-name="ce2">
            <text:p>Verkehrsgehoelz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3">
            <text:p>Woods along agricultural facilities</text:p>
          </table:table-cell>
          <table:table-cell office:value-type="string" table:style-name="ce2">
            <text:p>Hofgehoelz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2">
            <text:p>non-developed land</text:p>
          </table:table-cell>
          <table:table-cell office:value-type="string" table:style-name="ce2">
            <text:p>ungenutztes Land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3">
            <text:p>Shrubberies</text:p>
          </table:table-cell>
          <table:table-cell office:value-type="string" table:style-name="ce2">
            <text:p>Gebuesc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3">
            <text:p>Shrubberies of mostly indigenous woods</text:p>
          </table:table-cell>
          <table:table-cell office:value-type="string" table:style-name="ce2">
            <text:p>Gebuesche und Strauchgruppen mit vorwiegend heimischen Strauch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3">
            <text:p>Shrubberies of mostly alien woods</text:p>
          </table:table-cell>
          <table:table-cell office:value-type="string" table:style-name="ce2">
            <text:p>Gebuesche und Strauchgruppen mit vorwiegend nicht heimischen Strauch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3">
            <text:p>Singular shrub</text:p>
          </table:table-cell>
          <table:table-cell office:value-type="string" table:style-name="ce2">
            <text:p>Einzelstrauch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3">
            <text:p>Shrubberies, linear</text:p>
          </table:table-cell>
          <table:table-cell office:value-type="string" table:style-name="ce2">
            <text:p>linienfoermige Gehoelzbestaend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3">
            <text:p>Hedge</text:p>
          </table:table-cell>
          <table:table-cell office:value-type="string" table:style-name="ce2">
            <text:p>Heck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3">
            <text:p>Hedge on embankment</text:p>
          </table:table-cell>
          <table:table-cell office:value-type="string" table:style-name="ce2">
            <text:p>Wallheck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3">
            <text:p>Stripe of shrubbery</text:p>
          </table:table-cell>
          <table:table-cell office:value-type="string" table:style-name="ce2">
            <text:p>Gehoelzstreif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3">
            <text:p>Hadge that is cut and cropped</text:p>
          </table:table-cell>
          <table:table-cell office:value-type="string" table:style-name="ce2">
            <text:p>Schnittheck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3">
            <text:p>Shrub, linear</text:p>
          </table:table-cell>
          <table:table-cell office:value-type="string" table:style-name="ce2">
            <text:p>Gebueschstreifen, Strauchrei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3">
            <text:p>Riverside Woods</text:p>
          </table:table-cell>
          <table:table-cell office:value-type="string" table:style-name="ce2">
            <text:p>Ufergehoelz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3">
            <text:p>Riverside Woods with indigenous deciduous woods</text:p>
          </table:table-cell>
          <table:table-cell office:value-type="string" table:style-name="ce2">
            <text:p>Ufergehoelz aus heimischen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3">
            <text:p>Riverside Woods with alien deciduous woods</text:p>
          </table:table-cell>
          <table:table-cell office:value-type="string" table:style-name="ce2">
            <text:p>Ufergehoelz aus nicht heimischen Laubbaumart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3">
            <text:p>Groups of trees, tree rows</text:p>
          </table:table-cell>
          <table:table-cell office:value-type="string" table:style-name="ce2">
            <text:p>Baumgruppen, Baumreih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3">
            <text:p>Group of trees, tree row</text:p>
          </table:table-cell>
          <table:table-cell office:value-type="string" table:style-name="ce2">
            <text:p>Baumgruppe, Baumrei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3">
            <text:p>Trees row</text:p>
          </table:table-cell>
          <table:table-cell office:value-type="string" table:style-name="ce2">
            <text:p>Baumrei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3">
            <text:p>Group of trees</text:p>
          </table:table-cell>
          <table:table-cell office:value-type="string" table:style-name="ce2">
            <text:p>Baumgrupp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3">
            <text:p>Single tree</text:p>
          </table:table-cell>
          <table:table-cell office:value-type="string" table:style-name="ce2">
            <text:p>Einzelbaum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3">
            <text:p>Single fruit tree</text:p>
          </table:table-cell>
          <table:table-cell office:value-type="string" table:style-name="ce2">
            <text:p>Obstbaum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3">
            <text:p>Fruit tree, group</text:p>
          </table:table-cell>
          <table:table-cell office:value-type="string" table:style-name="ce2">
            <text:p>Obstbaumgruppe, Streuobstbestand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3">
            <text:p>Fruit tree, row</text:p>
          </table:table-cell>
          <table:table-cell office:value-type="string" table:style-name="ce2">
            <text:p>Obstbaumreih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3">
            <text:p>Forked tree<text:s/></text:p>
          </table:table-cell>
          <table:table-cell office:value-type="string" table:style-name="ce2">
            <text:p>Zwiesel, mehrstaemmiger Baum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3">
            <text:p>Pollard tree groups, pollard tree rows</text:p>
          </table:table-cell>
          <table:table-cell office:value-type="string" table:style-name="ce2">
            <text:p>Kopfbaumgruppen, Kopfbaumreih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3">
            <text:p>Pollard tree group</text:p>
          </table:table-cell>
          <table:table-cell office:value-type="string" table:style-name="ce2">
            <text:p>Kopfbaumreih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3">
            <text:p>Pollard tree rows</text:p>
          </table:table-cell>
          <table:table-cell office:value-type="string" table:style-name="ce2">
            <text:p>Kopfbaumgrupp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3">
            <text:p>Single pollard tree</text:p>
          </table:table-cell>
          <table:table-cell office:value-type="string" table:style-name="ce2">
            <text:p>Kopfbaum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3">
            <text:p>Tree avenues</text:p>
          </table:table-cell>
          <table:table-cell office:value-type="string" table:style-name="ce2">
            <text:p>Alle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3">
            <text:p>Tree avenue</text:p>
          </table:table-cell>
          <table:table-cell office:value-type="string" table:style-name="ce2">
            <text:p>Alle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3">
            <text:p>Pollard tree avenue</text:p>
          </table:table-cell>
          <table:table-cell office:value-type="string" table:style-name="ce2">
            <text:p>Kopfbaumallee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3">
            <text:p>Fruit tree avenue</text:p>
          </table:table-cell>
          <table:table-cell office:value-type="string" table:style-name="ce2">
            <text:p>Obstbaumalle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3">
            <text:p>First afforestation</text:p>
          </table:table-cell>
          <table:table-cell office:value-type="string" table:style-name="ce2">
            <text:p>Erstaufforstung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3">
            <text:p>First afforestation of agricultural land with coniferous woods</text:p>
          </table:table-cell>
          <table:table-cell office:value-type="string" table:style-name="ce2">
            <text:p>Erstaufforstung landwirtschaftlicher Flaechen ueberwiegend mit Nadelbaeumen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3">
            <text:p>First afforestation of agricultural land with deciduous woods</text:p>
          </table:table-cell>
          <table:table-cell office:value-type="string" table:style-name="ce2">
            <text:p>Erstaufforstung landwirtschaftlicher Flaechen ueberwiegend mit Laubbaeumen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3">
            <text:p>Moorland, Swamps</text:p>
          </table:table-cell>
          <table:table-cell office:value-type="string" table:style-name="ce2">
            <text:p>Moore, Suempfe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3">
            <text:p>Moorlands</text:p>
          </table:table-cell>
          <table:table-cell office:value-type="string" table:style-name="ce2">
            <text:p>Hochmoore, Uebergangsmoore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3">
            <text:p>Moorland</text:p>
          </table:table-cell>
          <table:table-cell office:value-type="string" table:style-name="ce2">
            <text:p>Hochmoor, Uebergangsmoor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3">
            <text:p>Moorland with aspects of peat moos</text:p>
          </table:table-cell>
          <table:table-cell office:value-type="string" table:style-name="ce2">
            <text:p>Hochmoor-, Torfmoosaspekt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3">
            <text:p>Moorland with aspects of wet heath</text:p>
          </table:table-cell>
          <table:table-cell office:value-type="string" table:style-name="ce2">
            <text:p>Hochmoor-Feuchtheideaspekt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3">
            <text:p>Transitional moor</text:p>
          </table:table-cell>
          <table:table-cell office:value-type="string" table:style-name="ce2">
            <text:p>Uebergangs-, Zwischenmoor, Quellmoor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3">
            <text:p>Degenerated (transitional) moorland</text:p>
          </table:table-cell>
          <table:table-cell office:value-type="string" table:style-name="ce2">
            <text:p>Hoch-, Zwischenmoordegenerationsstadium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3">
            <text:p>Moorland regeneration area beyond peat-cuts</text:p>
          </table:table-cell>
          <table:table-cell office:value-type="string" table:style-name="ce2">
            <text:p>Moorregenerationsflaeche ausserhalb von Torfstichen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3">
            <text:p>Peat-cuts</text:p>
          </table:table-cell>
          <table:table-cell office:value-type="string" table:style-name="ce2">
            <text:p>Torfstiche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3">
            <text:p>Peat-cut</text:p>
          </table:table-cell>
          <table:table-cell office:value-type="string" table:style-name="ce2">
            <text:p>Torfstich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3">
            <text:p>Peat-cut with moorland regeneration area</text:p>
          </table:table-cell>
          <table:table-cell office:value-type="string" table:style-name="ce2">
            <text:p>Torfstich mit Moorregenerationsflaeche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3">
            <text:p>Dwarf sedge reeds, juncus swamps</text:p>
          </table:table-cell>
          <table:table-cell office:value-type="string" table:style-name="ce2">
            <text:p>Kleinseggenriede, Binsensuempfe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3">
            <text:p>Dwarf sedge reed, juncus swamp</text:p>
          </table:table-cell>
          <table:table-cell office:value-type="string" table:style-name="ce2">
            <text:p>Kleinseggenried, Binsensumpf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3">
            <text:p>acide dwarf sedge reed</text:p>
          </table:table-cell>
          <table:table-cell office:value-type="string" table:style-name="ce2">
            <text:p>Bodensaures Kleinseggenried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3">
            <text:p>lime dwarf sedge reed</text:p>
          </table:table-cell>
          <table:table-cell office:value-type="string" table:style-name="ce2">
            <text:p>Kalk-Kleinseggenried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3">
            <text:p>acide juncus swamp</text:p>
          </table:table-cell>
          <table:table-cell office:value-type="string" table:style-name="ce2">
            <text:p>Bodensaurer Binsen- oder Waldsimsensumpf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3">
            <text:p>lime juncus swamp</text:p>
          </table:table-cell>
          <table:table-cell office:value-type="string" table:style-name="ce2">
            <text:p>Kalk-Binsensumpf</text:p>
          </table:table-cell>
          <table:table-cell office:value-type="float" office:value="0.2" table:style-name="ce1">
            <text:p>0.2</text:p>
          </table:table-cell>
          <table:table-cell office:value-type="float" office:value="2E-3" table:style-name="ce4">
            <text:p>2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3">
            <text:p>Tall sedge reeds</text:p>
          </table:table-cell>
          <table:table-cell office:value-type="string" table:style-name="ce2">
            <text:p>Grossseggenrie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3">
            <text:p>Tall sedge reed</text:p>
          </table:table-cell>
          <table:table-cell office:value-type="string" table:style-name="ce2">
            <text:p>Grossseggenrie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3">
            <text:p>Grass-like tall sedge reed</text:p>
          </table:table-cell>
          <table:table-cell office:value-type="string" table:style-name="ce2">
            <text:p>Rasen-Grossseggenrie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3">
            <text:p>Clumpy tall sedge reed</text:p>
          </table:table-cell>
          <table:table-cell office:value-type="string" table:style-name="ce2">
            <text:p>Bulten-Grossseggenrie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3">
            <text:p>Reeds</text:p>
          </table:table-cell>
          <table:table-cell office:value-type="string" table:style-name="ce2">
            <text:p>Roehrichtbestaen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3">
            <text:p>Reed</text:p>
          </table:table-cell>
          <table:table-cell office:value-type="string" table:style-name="ce2">
            <text:p>Roehrichtbestan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3">
            <text:p>Reed of low-growing species</text:p>
          </table:table-cell>
          <table:table-cell office:value-type="string" table:style-name="ce2">
            <text:p>Roehrichtbestand niedrigwuechsiger 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3">
            <text:p>Reed of tall-growing species</text:p>
          </table:table-cell>
          <table:table-cell office:value-type="string" table:style-name="ce2">
            <text:p>Roehrichtbestand hochwuechsiger 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3">
            <text:p>Reed along creeks</text:p>
          </table:table-cell>
          <table:table-cell office:value-type="string" table:style-name="ce2">
            <text:p>Bachroehrich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float" office:value="2.02" table:style-name="ce1">
            <text:p>2.02</text:p>
          </table:table-cell>
          <table:table-cell office:value-type="float" office:value="4.42" table:style-name="ce1">
            <text:p>4.42</text:p>
          </table:table-cell>
          <table:table-cell office:value-type="float" office:value="5.0199999999999898" table:style-name="ce1">
            <text:p>5.02</text:p>
          </table:table-cell>
          <table:table-cell office:value-type="float" office:value="5.7" table:style-name="ce1">
            <text:p>5.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3.31" table:style-name="ce1">
            <text:p>3.31</text:p>
          </table:table-cell>
          <table:table-cell office:value-type="float" office:value="2.665" table:style-name="ce1">
            <text:p>2.665</text:p>
          </table:table-cell>
          <table:table-cell office:value-type="float" office:value="2.665" table:style-name="ce1">
            <text:p>2.66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">
            <text:p>Heaths, dry grassland</text:p>
          </table:table-cell>
          <table:table-cell office:value-type="string" table:style-name="ce2">
            <text:p>Heiden, Trocken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3">
            <text:p>Calluna heath</text:p>
          </table:table-cell>
          <table:table-cell office:value-type="string" table:style-name="ce2">
            <text:p>Calluna- bzw. Sand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3">
            <text:p>degenerated calluna heath</text:p>
          </table:table-cell>
          <table:table-cell office:value-type="string" table:style-name="ce2">
            <text:p>Degenerierte Calluna-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3">
            <text:p>Juniper heath</text:p>
          </table:table-cell>
          <table:table-cell office:value-type="string" table:style-name="ce2">
            <text:p>Wacholder-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3">
            <text:p>Berry-bush heath</text:p>
          </table:table-cell>
          <table:table-cell office:value-type="string" table:style-name="ce2">
            <text:p>Bergheide-Beerenstrauch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3">
            <text:p>Wet heaths</text:p>
          </table:table-cell>
          <table:table-cell office:value-type="string" table:style-name="ce2">
            <text:p>Feuchtheid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3">
            <text:p>Wet heath</text:p>
          </table:table-cell>
          <table:table-cell office:value-type="string" table:style-name="ce2">
            <text:p>Feucht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3">
            <text:p>Wet dwarfshrub heath</text:p>
          </table:table-cell>
          <table:table-cell office:value-type="string" table:style-name="ce2">
            <text:p>Zwergstrauch-Feucht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3">
            <text:p>Wet moor grass heath</text:p>
          </table:table-cell>
          <table:table-cell office:value-type="string" table:style-name="ce2">
            <text:p>Pfeifengras-Feuchthei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3">
            <text:p>Siliceus dry grasslands</text:p>
          </table:table-cell>
          <table:table-cell office:value-type="string" table:style-name="ce2">
            <text:p>Silikattrocken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3">
            <text:p>Siliceus dry grassland</text:p>
          </table:table-cell>
          <table:table-cell office:value-type="string" table:style-name="ce2">
            <text:p>Silikattrocken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3">
            <text:p>Limestone semi-arid grasslands</text:p>
          </table:table-cell>
          <table:table-cell office:value-type="string" table:style-name="ce2">
            <text:p>Kalkhalbtrocken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3">
            <text:p>Limestome semi-arid grassland, limestone grassland</text:p>
          </table:table-cell>
          <table:table-cell office:value-type="string" table:style-name="ce2">
            <text:p>Kalkhalbtrockenrasen, Kalkmager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3">
            <text:p>Juniper dominated limestone semi-arid grassland</text:p>
          </table:table-cell>
          <table:table-cell office:value-type="string" table:style-name="ce2">
            <text:p>Wacholder-Kalkhalbtrocken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3">
            <text:p>Heavy metal charged grasslands</text:p>
          </table:table-cell>
          <table:table-cell office:value-type="string" table:style-name="ce2">
            <text:p>Schwermetall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3">
            <text:p>Heavy metal charged grassland</text:p>
          </table:table-cell>
          <table:table-cell office:value-type="string" table:style-name="ce2">
            <text:p>Schwermetall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3">
            <text:p>Mat grasslands</text:p>
          </table:table-cell>
          <table:table-cell office:value-type="string" table:style-name="ce2">
            <text:p>Borstgras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3">
            <text:p>Mat grassland</text:p>
          </table:table-cell>
          <table:table-cell office:value-type="string" table:style-name="ce2">
            <text:p>Borstgrasrasen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3">
            <text:p>Bushy sweet grass</text:p>
          </table:table-cell>
          <table:table-cell office:value-type="string" table:style-name="ce2">
            <text:p>Horstige Suessgrasbestaende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3">
            <text:p>Degenerated heath</text:p>
          </table:table-cell>
          <table:table-cell office:value-type="string" table:style-name="ce2">
            <text:p>Heide-Degenerationsstadium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3">
            <text:p>Degenerated dry grassland and heath without dwarfshrubs</text:p>
          </table:table-cell>
          <table:table-cell office:value-type="string" table:style-name="ce2">
            <text:p>degenerierte Trockenrasen und degenerierte Heiden fast ohne Zwergstrauchbeteiligung</text:p>
          </table:table-cell>
          <table:table-cell office:value-type="float" office:value="0.4" table:style-name="ce1">
            <text:p>0.4</text:p>
          </table:table-cell>
          <table:table-cell office:value-type="float" office:value="4.0000000000000001E-3" table:style-name="ce4">
            <text:p>4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9" table:style-name="ce1">
            <text:p>0.19</text:p>
          </table:table-cell>
          <table:table-cell office:value-type="float" office:value="0.66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office:value-type="float" office:value="0.82" table:style-name="ce1">
            <text:p>0.82</text:p>
          </table:table-cell>
          <table:table-cell office:value-type="float" office:value="0.65" table:style-name="ce1">
            <text:p>0.65</text:p>
          </table:table-cell>
          <table:table-cell office:value-type="float" office:value="0.39" table:style-name="ce1">
            <text:p>0.39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3">
            <text:p>Reseedings</text:p>
          </table:table-cell>
          <table:table-cell office:value-type="string" table:style-name="ce2">
            <text:p>Feldgras und Neueinsaa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3">
            <text:p>Rich pastures / fertilized pastures</text:p>
          </table:table-cell>
          <table:table-cell office:value-type="string" table:style-name="ce2">
            <text:p>Fettweid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3">
            <text:p>Rich pasture / fertilized pasture</text:p>
          </table:table-cell>
          <table:table-cell office:value-type="string" table:style-name="ce2">
            <text:p>Fettwei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3">
            <text:p>Rich pastures, reseeded</text:p>
          </table:table-cell>
          <table:table-cell office:value-type="string" table:style-name="ce2">
            <text:p>Fettweide, Neueinsaa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3">
            <text:p>Mowing pasture land, moderate humidity</text:p>
          </table:table-cell>
          <table:table-cell office:value-type="string" table:style-name="ce2">
            <text:p>frische bis maessig trockene Maehwei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3">
            <text:p>Wet grasslands</text:p>
          </table:table-cell>
          <table:table-cell office:value-type="string" table:style-name="ce2">
            <text:p>Nass- und Feuchtgruenlaende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3">
            <text:p>Wet meadow</text:p>
          </table:table-cell>
          <table:table-cell office:value-type="string" table:style-name="ce2">
            <text:p>Nass- und Feuchtwies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3">
            <text:p>Wet pasture land</text:p>
          </table:table-cell>
          <table:table-cell office:value-type="string" table:style-name="ce2">
            <text:p>Nass- und Feuchtwei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3">
            <text:p>Moor grass meadow</text:p>
          </table:table-cell>
          <table:table-cell office:value-type="string" table:style-name="ce2">
            <text:p>Pfeifengraswies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3">
            <text:p>Flooded grassland</text:p>
          </table:table-cell>
          <table:table-cell office:value-type="string" table:style-name="ce2">
            <text:p>Flutra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3">
            <text:p>Poor grassland</text:p>
          </table:table-cell>
          <table:table-cell office:value-type="string" table:style-name="ce2">
            <text:p>Magergruenlaende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3">
            <text:p>Poor meadow</text:p>
          </table:table-cell>
          <table:table-cell office:value-type="string" table:style-name="ce2">
            <text:p>Magerwies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3">
            <text:p>Poor pasture</text:p>
          </table:table-cell>
          <table:table-cell office:value-type="string" table:style-name="ce2">
            <text:p>Magerweid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3">
            <text:p>Grassland fallow</text:p>
          </table:table-cell>
          <table:table-cell office:value-type="string" table:style-name="ce2">
            <text:p>Gruenlandbrach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3">
            <text:p>Fallow fertile grassland</text:p>
          </table:table-cell>
          <table:table-cell office:value-type="string" table:style-name="ce2">
            <text:p>Fettgruenland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3">
            <text:p>Fallow wet grassland</text:p>
          </table:table-cell>
          <table:table-cell office:value-type="string" table:style-name="ce2">
            <text:p>Nass- und Feuchtgruenland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3">
            <text:p>Fallow poor grassland</text:p>
          </table:table-cell>
          <table:table-cell office:value-type="string" table:style-name="ce2">
            <text:p>Magergruenland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3">
            <text:p>Waters</text:p>
          </table:table-cell>
          <table:table-cell office:value-type="string" table:style-name="ce2">
            <text:p>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3">
            <text:p>Lakes</text:p>
          </table:table-cell>
          <table:table-cell office:value-type="string" table:style-name="ce2">
            <text:p>Se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3">
            <text:p>Lake</text:p>
          </table:table-cell>
          <table:table-cell office:value-type="string" table:style-name="ce2">
            <text:p>Se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3">
            <text:p>Ponds</text:p>
          </table:table-cell>
          <table:table-cell office:value-type="string" table:style-name="ce2">
            <text:p>Weih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3">
            <text:p>Pond</text:p>
          </table:table-cell>
          <table:table-cell office:value-type="string" table:style-name="ce2">
            <text:p>Weih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5">
            <text:p>Dead stream branches</text:p>
          </table:table-cell>
          <table:table-cell office:value-type="string" table:style-name="ce2">
            <text:p>Altarme, Altwa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5">
            <text:p>Dead stream branch</text:p>
          </table:table-cell>
          <table:table-cell office:value-type="string" table:style-name="ce2">
            <text:p>Altarm, Altwa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5">
            <text:p>Dead stream branch, connected</text:p>
          </table:table-cell>
          <table:table-cell office:value-type="string" table:style-name="ce2">
            <text:p>Altarm, angebund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3">
            <text:p>Dead stream branch, disconnected</text:p>
          </table:table-cell>
          <table:table-cell office:value-type="string" table:style-name="ce2">
            <text:p>Altwasser, abgebund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5">
            <text:p>Dead stream branch, connected, no flow</text:p>
          </table:table-cell>
          <table:table-cell office:value-type="string" table:style-name="ce2">
            <text:p>Altarm, angebunden, nicht durchstroemt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3">
            <text:p>Dead stream branch, connected, flow</text:p>
          </table:table-cell>
          <table:table-cell office:value-type="string" table:style-name="ce2">
            <text:p>Altarm, angebunden, durchstroemt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 Klein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s Klein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3">
            <text:p>Pool (intermittent)</text:p>
          </table:table-cell>
          <table:table-cell office:value-type="string" table:style-name="ce2">
            <text:p>Tuempel (periodisch)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3">
            <text:p>Bog pool</text:p>
          </table:table-cell>
          <table:table-cell office:value-type="string" table:style-name="ce2">
            <text:p>Blaenk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3">
            <text:p>Puddle</text:p>
          </table:table-cell>
          <table:table-cell office:value-type="string" table:style-name="ce2">
            <text:p>Lache, Pfuetze, Wagenspu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3">
            <text:p>Bomb crater</text:p>
          </table:table-cell>
          <table:table-cell office:value-type="string" table:style-name="ce2">
            <text:p>Bombentricht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3">
            <text:p>Heath pools, moor pools</text:p>
          </table:table-cell>
          <table:table-cell office:value-type="string" table:style-name="ce2">
            <text:p>Heideweiher, Moorblaenk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3">
            <text:p>Heath pool, moor pool</text:p>
          </table:table-cell>
          <table:table-cell office:value-type="string" table:style-name="ce2">
            <text:p>Heideweiher, Moorblaenk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3">
            <text:p>Heath pool</text:p>
          </table:table-cell>
          <table:table-cell office:value-type="string" table:style-name="ce2">
            <text:p>Heideweih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3">
            <text:p>Moor pool</text:p>
          </table:table-cell>
          <table:table-cell office:value-type="string" table:style-name="ce2">
            <text:p>Moorblaenke, Moortuempel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3">
            <text:p>Artificial ponds</text:p>
          </table:table-cell>
          <table:table-cell office:value-type="string" table:style-name="ce2">
            <text:p>Teich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3">
            <text:p>Artificial pond</text:p>
          </table:table-cell>
          <table:table-cell office:value-type="string" table:style-name="ce2">
            <text:p>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3">
            <text:p>Artificial pond (park, ornamental, garden)</text:p>
          </table:table-cell>
          <table:table-cell office:value-type="string" table:style-name="ce2">
            <text:p>Parkteich, Zierteich, Garten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3">
            <text:p>Fish pond</text:p>
          </table:table-cell>
          <table:table-cell office:value-type="string" table:style-name="ce2">
            <text:p>Fisch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3">
            <text:p>Mill pond</text:p>
          </table:table-cell>
          <table:table-cell office:value-type="string" table:style-name="ce2">
            <text:p>Muehlenteich, Graeft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3">
            <text:p>Fire pond</text:p>
          </table:table-cell>
          <table:table-cell office:value-type="string" table:style-name="ce2">
            <text:p>Loesch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3">
            <text:p>Pond, nature conservation</text:p>
          </table:table-cell>
          <table:table-cell office:value-type="string" table:style-name="ce2">
            <text:p>Naturschutz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3">
            <text:p>Lagoon</text:p>
          </table:table-cell>
          <table:table-cell office:value-type="string" table:style-name="ce2">
            <text:p>Klaert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3">
            <text:p>Quarry ponds</text:p>
          </table:table-cell>
          <table:table-cell office:value-type="string" table:style-name="ce2">
            <text:p>Abgrabungs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3">
            <text:p>Quarry pond</text:p>
          </table:table-cell>
          <table:table-cell office:value-type="string" table:style-name="ce2">
            <text:p>Abgrabungs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3">
            <text:p>Quarry pond, loose rock</text:p>
          </table:table-cell>
          <table:table-cell office:value-type="string" table:style-name="ce2">
            <text:p>Abgrabungsgewaesser ueber Lockergestei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3">
            <text:p>Quarry pond, solid rock</text:p>
          </table:table-cell>
          <table:table-cell office:value-type="string" table:style-name="ce2">
            <text:p>Abgrabungsgewaesser ueber Festgestei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3">
            <text:p>Reservoirs</text:p>
          </table:table-cell>
          <table:table-cell office:value-type="string" table:style-name="ce2">
            <text:p>Stau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3">
            <text:p>Reservoir</text:p>
          </table:table-cell>
          <table:table-cell office:value-type="string" table:style-name="ce2">
            <text:p>Stau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3">
            <text:p>Reservoir lake</text:p>
          </table:table-cell>
          <table:table-cell office:value-type="string" table:style-name="ce2">
            <text:p>Stausee, Talsperre, Vorbeck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3">
            <text:p>bachstau</text:p>
          </table:table-cell>
          <table:table-cell office:value-type="string" table:style-name="ce2">
            <text:p>Fluss-, Bachstau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3">
            <text:p>river reservoir</text:p>
          </table:table-cell>
          <table:table-cell office:value-type="string" table:style-name="ce2">
            <text:p>Quellstau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3">
            <text:p>Sewage farms</text:p>
          </table:table-cell>
          <table:table-cell office:value-type="string" table:style-name="ce2">
            <text:p>Absetzbecken, Rieselfeld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3">
            <text:p>Sewage farm</text:p>
          </table:table-cell>
          <table:table-cell office:value-type="string" table:style-name="ce2">
            <text:p>Absetz- und Klaerbecken, Rieselfeld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Quell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3">
            <text:p>Well, source area</text:p>
          </table:table-cell>
          <table:table-cell office:value-type="string" table:style-name="ce2">
            <text:p>Quelle, Quellberei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3">
            <text:p>basic source, limnocrene</text:p>
          </table:table-cell>
          <table:table-cell office:value-type="string" table:style-name="ce2">
            <text:p>Grundquelle, Tuempelquelle, Limnokren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3">
            <text:p>Seepage spring, helocrene</text:p>
          </table:table-cell>
          <table:table-cell office:value-type="string" table:style-name="ce2">
            <text:p>Sicker-, Sumpfquelle, Helokren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3">
            <text:p>Rheocrene</text:p>
          </table:table-cell>
          <table:table-cell office:value-type="string" table:style-name="ce2">
            <text:p>Sturzquelle, Rheokren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3">
            <text:p>Waterfalls, rapids, brook sinks</text:p>
          </table:table-cell>
          <table:table-cell office:value-type="string" table:style-name="ce2">
            <text:p>Wasserfaelle, Stromschnellen, Bachschwind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3">
            <text:p>Waterfall, rapid, brook sink</text:p>
          </table:table-cell>
          <table:table-cell office:value-type="string" table:style-name="ce2">
            <text:p>Wasserfall, Stromschnelle, Bachschwind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3">
            <text:p>Waterfall</text:p>
          </table:table-cell>
          <table:table-cell office:value-type="string" table:style-name="ce2">
            <text:p>Wasserfall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3">
            <text:p>Rapid</text:p>
          </table:table-cell>
          <table:table-cell office:value-type="string" table:style-name="ce2">
            <text:p>Stromschnell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3">
            <text:p>Brook sink</text:p>
          </table:table-cell>
          <table:table-cell office:value-type="string" table:style-name="ce2">
            <text:p>Bachschwind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3">
            <text:p>Creeks</text:p>
          </table:table-cell>
          <table:table-cell office:value-type="string" table:style-name="ce2">
            <text:p>Baech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3">
            <text:p>Creek</text:p>
          </table:table-cell>
          <table:table-cell office:value-type="string" table:style-name="ce2">
            <text:p>Ba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3">
            <text:p>Source creek</text:p>
          </table:table-cell>
          <table:table-cell office:value-type="string" table:style-name="ce2">
            <text:p>Quellba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3">
            <text:p>Lowland creek</text:p>
          </table:table-cell>
          <table:table-cell office:value-type="string" table:style-name="ce2">
            <text:p>Tieflandba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3">
            <text:p>Lower mountain stream</text:p>
          </table:table-cell>
          <table:table-cell office:value-type="string" table:style-name="ce2">
            <text:p>Mittelgebirgsbach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3">
            <text:p>Ditches</text:p>
          </table:table-cell>
          <table:table-cell office:value-type="string" table:style-name="ce2">
            <text:p>Graeb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3">
            <text:p>Ditch</text:p>
          </table:table-cell>
          <table:table-cell office:value-type="string" table:style-name="ce2">
            <text:p>Grab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3">
            <text:p>Ditch with flowing water vegetation</text:p>
          </table:table-cell>
          <table:table-cell office:value-type="string" table:style-name="ce2">
            <text:p>Graben mit Fliessgewaesservegetatio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3">
            <text:p>Ditch with still water vegetation</text:p>
          </table:table-cell>
          <table:table-cell office:value-type="string" table:style-name="ce2">
            <text:p>Graben mit Stillgewaesservegetatio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3">
            <text:p>Rivers</text:p>
          </table:table-cell>
          <table:table-cell office:value-type="string" table:style-name="ce2">
            <text:p>Fluess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3">
            <text:p>River</text:p>
          </table:table-cell>
          <table:table-cell office:value-type="string" table:style-name="ce2">
            <text:p>Fluss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3">
            <text:p>Lower mountain river</text:p>
          </table:table-cell>
          <table:table-cell office:value-type="string" table:style-name="ce2">
            <text:p>Mittelgebirgsfluss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3">
            <text:p>Lowland river</text:p>
          </table:table-cell>
          <table:table-cell office:value-type="string" table:style-name="ce2">
            <text:p>Tieflandfluss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3">
            <text:p>Channels</text:p>
          </table:table-cell>
          <table:table-cell office:value-type="string" table:style-name="ce2">
            <text:p>Kanaele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3">
            <text:p>Channel</text:p>
          </table:table-cell>
          <table:table-cell office:value-type="string" table:style-name="ce2">
            <text:p>Kanal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3">
            <text:p>Soil settlement waters</text:p>
          </table:table-cell>
          <table:table-cell office:value-type="string" table:style-name="ce2">
            <text:p>Bergsenkungs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3">
            <text:p>Soil settlement water</text:p>
          </table:table-cell>
          <table:table-cell office:value-type="string" table:style-name="ce2">
            <text:p>Bergsenkungs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3">
            <text:p>Other technical waters</text:p>
          </table:table-cell>
          <table:table-cell office:value-type="string" table:style-name="ce2">
            <text:p>Sonstige technische 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3">
            <text:p>Retention basin</text:p>
          </table:table-cell>
          <table:table-cell office:value-type="string" table:style-name="ce2">
            <text:p>Rueckhaltebeck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3">
            <text:p>Cave waters</text:p>
          </table:table-cell>
          <table:table-cell office:value-type="string" table:style-name="ce2">
            <text:p>Hoehlengewaesser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3">
            <text:p>Polder</text:p>
          </table:table-cell>
          <table:table-cell office:value-type="string" table:style-name="ce2">
            <text:p>Polder (zur Retention)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3">
            <text:p>Harbours</text:p>
          </table:table-cell>
          <table:table-cell office:value-type="string" table:style-name="ce2">
            <text:p>Haef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6">
            <text:p>Harbour</text:p>
          </table:table-cell>
          <table:table-cell office:value-type="string" table:style-name="ce2">
            <text:p>Haf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3">
            <text:p>Harbour basin</text:p>
          </table:table-cell>
          <table:table-cell office:value-type="string" table:style-name="ce2">
            <text:p>Hafenbecken</text:p>
          </table:table-cell>
          <table:table-cell office:value-type="float" office:value="0.1535" table:style-name="ce1">
            <text:p>0.1535</text:p>
          </table:table-cell>
          <table:table-cell office:value-type="float" office:value="1.5349999999999899E-3" table:style-name="ce4">
            <text:p>1.53E-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3">
            <text:p>Rock habitats</text:p>
          </table:table-cell>
          <table:table-cell office:value-type="string" table:style-name="ce2">
            <text:p>Gesteinsbiotop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ende, -klipp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nd, -klipp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3">
            <text:p>Natural limestone</text:p>
          </table:table-cell>
          <table:table-cell office:value-type="string" table:style-name="ce2">
            <text:p>natuerlicher Kalkfels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3">
            <text:p>Natural siliceous rocks</text:p>
          </table:table-cell>
          <table:table-cell office:value-type="string" table:style-name="ce2">
            <text:p>natuerlicher Silikatfels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3">
            <text:p>Secondary limestone</text:p>
          </table:table-cell>
          <table:table-cell office:value-type="string" table:style-name="ce2">
            <text:p>sekundaerer Kalkfels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3">
            <text:p>Secondary siliceous rocks</text:p>
          </table:table-cell>
          <table:table-cell office:value-type="string" table:style-name="ce2">
            <text:p>sekundaerer Silikatfels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3">
            <text:p>Scree slopes</text:p>
          </table:table-cell>
          <table:table-cell office:value-type="string" table:style-name="ce2">
            <text:p>Blockschutt- / Feinschutthald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3">
            <text:p>Scree slope</text:p>
          </table:table-cell>
          <table:table-cell office:value-type="string" table:style-name="ce2">
            <text:p>Blockschutt- / Feinschutt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3">
            <text:p>Natural limestone scree slope</text:p>
          </table:table-cell>
          <table:table-cell office:value-type="string" table:style-name="ce2">
            <text:p>natuerliche Kalk-Blockschutt- / Feinschutt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3">
            <text:p>Natural siliceous stone scree slope</text:p>
          </table:table-cell>
          <table:table-cell office:value-type="string" table:style-name="ce2">
            <text:p>natuerliche Silikat-Blockschutt- / Feinschutt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3">
            <text:p>Secondary limestone scree slope</text:p>
          </table:table-cell>
          <table:table-cell office:value-type="string" table:style-name="ce2">
            <text:p>sekundaere Kalk-Blockschutt- / Feinschutt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3">
            <text:p>Secondary siliceous stone scree slope</text:p>
          </table:table-cell>
          <table:table-cell office:value-type="string" table:style-name="ce2">
            <text:p>sekundaere Silikat-Blockschutt- / Feinschutt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3">
            <text:p>Quarries</text:p>
          </table:table-cell>
          <table:table-cell office:value-type="string" table:style-name="ce2">
            <text:p>Steinbruech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3">
            <text:p>Quarry</text:p>
          </table:table-cell>
          <table:table-cell office:value-type="string" table:style-name="ce2">
            <text:p>Steinbruch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3">
            <text:p>Limestone quarry</text:p>
          </table:table-cell>
          <table:table-cell office:value-type="string" table:style-name="ce2">
            <text:p>Kalksteinbruch, Steinbruch auf basischen Ausgangsgestei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3">
            <text:p>Siliceous stone quarry</text:p>
          </table:table-cell>
          <table:table-cell office:value-type="string" table:style-name="ce2">
            <text:p>Silikatsteinbruch, Steinbruch auf silikatischem Ausgangsgestei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3">
            <text:p>Basalt quarry</text:p>
          </table:table-cell>
          <table:table-cell office:value-type="string" table:style-name="ce2">
            <text:p>Basaltsteinbruch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3">
            <text:p>Quarry, other igneous stones</text:p>
          </table:table-cell>
          <table:table-cell office:value-type="string" table:style-name="ce2">
            <text:p>Steinbruch, sonstiger magmatischer Gestein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3">
            <text:p>Quarries, loose rocks</text:p>
          </table:table-cell>
          <table:table-cell office:value-type="string" table:style-name="ce2">
            <text:p>Lockergesteinsabgrabung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3">
            <text:p>Quarry, loose rocks</text:p>
          </table:table-cell>
          <table:table-cell office:value-type="string" table:style-name="ce2">
            <text:p>Lockergesteinsabgrab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3">
            <text:p>Quarry, sand and gravel</text:p>
          </table:table-cell>
          <table:table-cell office:value-type="string" table:style-name="ce2">
            <text:p>Sand-, Kiesabgrab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3">
            <text:p>Quarry, clay and loam</text:p>
          </table:table-cell>
          <table:table-cell office:value-type="string" table:style-name="ce2">
            <text:p>Lehm-, Tonabgrab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3">
            <text:p>Cave</text:p>
          </table:table-cell>
          <table:table-cell office:value-type="string" table:style-name="ce2">
            <text:p>Hoehl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3">
            <text:p>Tunnel</text:p>
          </table:table-cell>
          <table:table-cell office:value-type="string" table:style-name="ce2">
            <text:p>Stoll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3">
            <text:p>Area with low vegetation on gravel and broken rock</text:p>
          </table:table-cell>
          <table:table-cell office:value-type="string" table:style-name="ce2">
            <text:p>Vegetationsarme Kies- und Schotterflaech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3">
            <text:p>Sparsely vegetated sand areas</text:p>
          </table:table-cell>
          <table:table-cell office:value-type="string" table:style-name="ce2">
            <text:p>Vegetationsarme Sandflaech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3">
            <text:p>Sparsely vegetated loess and clay areas</text:p>
          </table:table-cell>
          <table:table-cell office:value-type="string" table:style-name="ce2">
            <text:p>Vegetationsarme Loess- und Lehmflaech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3">
            <text:p>Sand, loess wall</text:p>
          </table:table-cell>
          <table:table-cell office:value-type="string" table:style-name="ce2">
            <text:p>Sand-, Loesswaen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3">
            <text:p>Sand wall</text:p>
          </table:table-cell>
          <table:table-cell office:value-type="string" table:style-name="ce2">
            <text:p>Sandwand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3">
            <text:p>Loess, clay wall</text:p>
          </table:table-cell>
          <table:table-cell office:value-type="string" table:style-name="ce2">
            <text:p>Loess-, Lehmwand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3">
            <text:p>Other anthropogenic habitats</text:p>
          </table:table-cell>
          <table:table-cell office:value-type="string" table:style-name="ce2">
            <text:p>Weitere anthropogen bedingte Biotope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Ä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3">
            <text:p>Field</text:p>
          </table:table-cell>
          <table:table-cell office:value-type="string" table:style-name="ce2">
            <text:p>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3">
            <text:p>Wild field</text:p>
          </table:table-cell>
          <table:table-cell office:value-type="string" table:style-name="ce2">
            <text:p>Wild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3">
            <text:p>Sand, silicate field</text:p>
          </table:table-cell>
          <table:table-cell office:value-type="string" table:style-name="ce2">
            <text:p>Sand-, Silikat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3">
            <text:p>Sand field</text:p>
          </table:table-cell>
          <table:table-cell office:value-type="string" table:style-name="ce2">
            <text:p>Sand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3">
            <text:p>Silicate field</text:p>
          </table:table-cell>
          <table:table-cell office:value-type="string" table:style-name="ce2">
            <text:p>Silikatacker, skelettreich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3">
            <text:p>Limestone field</text:p>
          </table:table-cell>
          <table:table-cell office:value-type="string" table:style-name="ce2">
            <text:p>Kalk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3">
            <text:p>Limestone field, coarse</text:p>
          </table:table-cell>
          <table:table-cell office:value-type="string" table:style-name="ce2">
            <text:p>Kalkacker, skelettreich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3">
            <text:p>Loess field, loose loam field</text:p>
          </table:table-cell>
          <table:table-cell office:value-type="string" table:style-name="ce2">
            <text:p>Loessacker, lockerer Lehm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3">
            <text:p>Heavy loam and clay field</text:p>
          </table:table-cell>
          <table:table-cell office:value-type="string" table:style-name="ce2">
            <text:p>Schwerer Lehm-, Ton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3">
            <text:p>Foiled field</text:p>
          </table:table-cell>
          <table:table-cell office:value-type="string" table:style-name="ce2">
            <text:p>Acker unter Fol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3">
            <text:p>Field fallow</text:p>
          </table:table-cell>
          <table:table-cell office:value-type="string" table:style-name="ce2">
            <text:p>Ackerbrach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3">
            <text:p>Young succession field fallow</text:p>
          </table:table-cell>
          <table:table-cell office:value-type="string" table:style-name="ce2">
            <text:p>junge Sukzessions-Acker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3">
            <text:p>Wild field fallow</text:p>
          </table:table-cell>
          <table:table-cell office:value-type="string" table:style-name="ce2">
            <text:p>Wildacker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3">
            <text:p>Reseeded field fallow</text:p>
          </table:table-cell>
          <table:table-cell office:value-type="string" table:style-name="ce2">
            <text:p>Einsaat-Acker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3">
            <text:p>Grassland on field fallow</text:p>
          </table:table-cell>
          <table:table-cell office:value-type="string" table:style-name="ce2">
            <text:p>Grasland auf Sukzessions-Acker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3">
            <text:p>Field fallow with perennial vegetation</text:p>
          </table:table-cell>
          <table:table-cell office:value-type="string" table:style-name="ce2">
            <text:p>staudenreiche Ackerbra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3">
            <text:p>Roadside margins</text:p>
          </table:table-cell>
          <table:table-cell office:value-type="string" table:style-name="ce2">
            <text:p>Rain, Strassenraende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3">
            <text:p>Roadside margin</text:p>
          </table:table-cell>
          <table:table-cell office:value-type="string" table:style-name="ce2">
            <text:p>Rain, Strassenran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3">
            <text:p>Grassland along traffic land</text:p>
          </table:table-cell>
          <table:table-cell office:value-type="string" table:style-name="ce2">
            <text:p>Verkehrsrasenflaech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3">
            <text:p>Railways</text:p>
          </table:table-cell>
          <table:table-cell office:value-type="string" table:style-name="ce2">
            <text:p>Gleisanlag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3">
            <text:p>Freight yard</text:p>
          </table:table-cell>
          <table:table-cell office:value-type="string" table:style-name="ce2">
            <text:p>Sammel-, Verschiebe-, Gueterbahnhof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3">
            <text:p>Passenger station</text:p>
          </table:table-cell>
          <table:table-cell office:value-type="string" table:style-name="ce2">
            <text:p>Personenbahnhof, Haltebahnhof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3">
            <text:p>Railway line</text:p>
          </table:table-cell>
          <table:table-cell office:value-type="string" table:style-name="ce2">
            <text:p>Bahnlini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3">
            <text:p>Abandoned railway areas</text:p>
          </table:table-cell>
          <table:table-cell office:value-type="string" table:style-name="ce2">
            <text:p>Brachflaeche der Gleisanlagen, Bahngelaen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3">
            <text:p>Dike</text:p>
          </table:table-cell>
          <table:table-cell office:value-type="string" table:style-name="ce2">
            <text:p>Deich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3">
            <text:p>Flood dam</text:p>
          </table:table-cell>
          <table:table-cell office:value-type="string" table:style-name="ce2">
            <text:p>Hochwasserdamm, Deich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3">
            <text:p>Dike, soil material</text:p>
          </table:table-cell>
          <table:table-cell office:value-type="string" table:style-name="ce2">
            <text:p>Deich aus erdigem Material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3">
            <text:p>Dike, stone material</text:p>
          </table:table-cell>
          <table:table-cell office:value-type="string" table:style-name="ce2">
            <text:p>Deich aus steinigem Material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3">
            <text:p>Waste tips, fill-ups</text:p>
          </table:table-cell>
          <table:table-cell office:value-type="string" table:style-name="ce2">
            <text:p>Halden, Aufschuettungen, Verfuellung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3">
            <text:p>Waste tip, fill-up</text:p>
          </table:table-cell>
          <table:table-cell office:value-type="string" table:style-name="ce2">
            <text:p>Halde, Aufschuett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3">
            <text:p>Mining tip</text:p>
          </table:table-cell>
          <table:table-cell office:value-type="string" table:style-name="ce2">
            <text:p>Bergehald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5">
            <text:p>Waste dump, fill-up</text:p>
          </table:table-cell>
          <table:table-cell office:value-type="string" table:style-name="ce2">
            <text:p>Deponie, Aufschuett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5">
            <text:p>Waste dump, filling</text:p>
          </table:table-cell>
          <table:table-cell office:value-type="string" table:style-name="ce2">
            <text:p>Deponie, Verfuell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3">
            <text:p>Filling</text:p>
          </table:table-cell>
          <table:table-cell office:value-type="string" table:style-name="ce2">
            <text:p>Verfuellun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3">
            <text:p>Hollow-ways</text:p>
          </table:table-cell>
          <table:table-cell office:value-type="string" table:style-name="ce2">
            <text:p>Hohlweg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3">
            <text:p>Hollow-way</text:p>
          </table:table-cell>
          <table:table-cell office:value-type="string" table:style-name="ce2">
            <text:p>Hohlwe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3">
            <text:p>Loess hollow-way</text:p>
          </table:table-cell>
          <table:table-cell office:value-type="string" table:style-name="ce2">
            <text:p>Loesshohlwe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3">
            <text:p>Sand hollow-way</text:p>
          </table:table-cell>
          <table:table-cell office:value-type="string" table:style-name="ce2">
            <text:p>Sandhohlweg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3">
            <text:p>Embankments</text:p>
          </table:table-cell>
          <table:table-cell office:value-type="string" table:style-name="ce2">
            <text:p>Boeschung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3">
            <text:p>Embankment</text:p>
          </table:table-cell>
          <table:table-cell office:value-type="string" table:style-name="ce2">
            <text:p>Boeschung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3">
            <text:p>Road embankment, groove</text:p>
          </table:table-cell>
          <table:table-cell office:value-type="string" table:style-name="ce2">
            <text:p>Strassenboeschung, Einschnit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3">
            <text:p>Road embankment, dam</text:p>
          </table:table-cell>
          <table:table-cell office:value-type="string" table:style-name="ce2">
            <text:p>Strassenboeschung, Dam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3">
            <text:p>Railroad embankment, groove</text:p>
          </table:table-cell>
          <table:table-cell office:value-type="string" table:style-name="ce2">
            <text:p>Bahnboeschung, Einschnit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3">
            <text:p>Railroad embankment, dam</text:p>
          </table:table-cell>
          <table:table-cell office:value-type="string" table:style-name="ce2">
            <text:p>Bahnboeschung, Dam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3">
            <text:p>Channel embankment, groove</text:p>
          </table:table-cell>
          <table:table-cell office:value-type="string" table:style-name="ce2">
            <text:p>Kanalboeschung, Einschnit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3">
            <text:p>Channel embankment, dam</text:p>
          </table:table-cell>
          <table:table-cell office:value-type="string" table:style-name="ce2">
            <text:p>Kanalboeschung, Dam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3">
            <text:p>Profile embankment of flowing waters</text:p>
          </table:table-cell>
          <table:table-cell office:value-type="string" table:style-name="ce2">
            <text:p>Fliessgewaesserprofilboeschung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3">
            <text:p>Embankment of flowing waters, bank border</text:p>
          </table:table-cell>
          <table:table-cell office:value-type="string" table:style-name="ce2">
            <text:p>Fliessgewaesserboeschung, Uferrandstreif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3">
            <text:p>Embankment of still waters, bank border</text:p>
          </table:table-cell>
          <table:table-cell office:value-type="string" table:style-name="ce2">
            <text:p>Stillgewaesserboeschung, Uferrandstreif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3">
            <text:p>Gardens, tree nurseries, forestries</text:p>
          </table:table-cell>
          <table:table-cell office:value-type="string" table:style-name="ce2">
            <text:p>Gaerten, Baumschulen, forstaehnliche Kulturen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79884999999999895" table:style-name="ce1">
            <text:p>0.79885</text:p>
          </table:table-cell>
          <table:table-cell office:value-type="float" office:value="2.36565" table:style-name="ce1">
            <text:p>2.36565</text:p>
          </table:table-cell>
          <table:table-cell office:value-type="float" office:value="3.2240000000000002" table:style-name="ce1">
            <text:p>3.224</text:p>
          </table:table-cell>
          <table:table-cell office:value-type="float" office:value="3.2216499999999901" table:style-name="ce1">
            <text:p>3.22165</text:p>
          </table:table-cell>
          <table:table-cell office:value-type="float" office:value="3.00115" table:style-name="ce1">
            <text:p>3.00115</text:p>
          </table:table-cell>
          <table:table-cell office:value-type="float" office:value="2.3323" table:style-name="ce1">
            <text:p>2.3323</text:p>
          </table:table-cell>
          <table:table-cell office:value-type="float" office:value="1.4878499999999899" table:style-name="ce1">
            <text:p>1.48785</text:p>
          </table:table-cell>
          <table:table-cell office:value-type="float" office:value="0.61334999999999895" table:style-name="ce1">
            <text:p>0.6133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3">
            <text:p>Garden, tree nursery</text:p>
          </table:table-cell>
          <table:table-cell office:value-type="string" table:style-name="ce2">
            <text:p>Garten, Baumschul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79884999999999895" table:style-name="ce1">
            <text:p>0.79885</text:p>
          </table:table-cell>
          <table:table-cell office:value-type="float" office:value="2.36565" table:style-name="ce1">
            <text:p>2.36565</text:p>
          </table:table-cell>
          <table:table-cell office:value-type="float" office:value="3.2240000000000002" table:style-name="ce1">
            <text:p>3.224</text:p>
          </table:table-cell>
          <table:table-cell office:value-type="float" office:value="3.2216499999999901" table:style-name="ce1">
            <text:p>3.22165</text:p>
          </table:table-cell>
          <table:table-cell office:value-type="float" office:value="3.00115" table:style-name="ce1">
            <text:p>3.00115</text:p>
          </table:table-cell>
          <table:table-cell office:value-type="float" office:value="2.3323" table:style-name="ce1">
            <text:p>2.3323</text:p>
          </table:table-cell>
          <table:table-cell office:value-type="float" office:value="1.4878499999999899" table:style-name="ce1">
            <text:p>1.48785</text:p>
          </table:table-cell>
          <table:table-cell office:value-type="float" office:value="0.61334999999999895" table:style-name="ce1">
            <text:p>0.6133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3">
            <text:p>Tree nursery, garden-markets</text:p>
          </table:table-cell>
          <table:table-cell office:value-type="string" table:style-name="ce2">
            <text:p>Baumschule, Gaertnerei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79884999999999895" table:style-name="ce1">
            <text:p>0.79885</text:p>
          </table:table-cell>
          <table:table-cell office:value-type="float" office:value="2.36565" table:style-name="ce1">
            <text:p>2.36565</text:p>
          </table:table-cell>
          <table:table-cell office:value-type="float" office:value="3.2240000000000002" table:style-name="ce1">
            <text:p>3.224</text:p>
          </table:table-cell>
          <table:table-cell office:value-type="float" office:value="3.2216499999999901" table:style-name="ce1">
            <text:p>3.22165</text:p>
          </table:table-cell>
          <table:table-cell office:value-type="float" office:value="3.00115" table:style-name="ce1">
            <text:p>3.00115</text:p>
          </table:table-cell>
          <table:table-cell office:value-type="float" office:value="2.3323" table:style-name="ce1">
            <text:p>2.3323</text:p>
          </table:table-cell>
          <table:table-cell office:value-type="float" office:value="1.4878499999999899" table:style-name="ce1">
            <text:p>1.48785</text:p>
          </table:table-cell>
          <table:table-cell office:value-type="float" office:value="0.61334999999999895" table:style-name="ce1">
            <text:p>0.6133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3">
            <text:p>Christmas tree culture</text:p>
          </table:table-cell>
          <table:table-cell office:value-type="string" table:style-name="ce2">
            <text:p>Weihnachtsbaumkultur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3">
            <text:p>Energy tree culture</text:p>
          </table:table-cell>
          <table:table-cell office:value-type="string" table:style-name="ce2">
            <text:p>Energieholzkulturen</text:p>
          </table:table-cell>
          <table:table-cell office:value-type="float" office:value="0.6" table:style-name="ce1">
            <text:p>0.6</text:p>
          </table:table-cell>
          <table:table-cell office:value-type="float" office:value="6.0000000000000001E-3" table:style-name="ce4">
            <text:p>6.0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89" table:style-name="ce1">
            <text:p>1.89</text:p>
          </table:table-cell>
          <table:table-cell office:value-type="float" office:value="2.74" table:style-name="ce1">
            <text:p>2.74</text:p>
          </table:table-cell>
          <table:table-cell office:value-type="float" office:value="3.82" table:style-name="ce1">
            <text:p>3.82</text:p>
          </table:table-cell>
          <table:table-cell office:value-type="float" office:value="2.72" table:style-name="ce1">
            <text:p>2.72</text:p>
          </table:table-cell>
          <table:table-cell office:value-type="float" office:value="1.23" table:style-name="ce1">
            <text:p>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3">
            <text:p>Orchards</text:p>
          </table:table-cell>
          <table:table-cell office:value-type="string" table:style-name="ce2">
            <text:p>Obstanlagen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3">
            <text:p>Extensive orchard</text:p>
          </table:table-cell>
          <table:table-cell office:value-type="string" table:style-name="ce2">
            <text:p>Streuobstgarten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3">
            <text:p>Meadow orchard</text:p>
          </table:table-cell>
          <table:table-cell office:value-type="string" table:style-name="ce2">
            <text:p>Streuobstwies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3">
            <text:p>Pasture orchard</text:p>
          </table:table-cell>
          <table:table-cell office:value-type="string" table:style-name="ce2">
            <text:p>Streuobstweid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3">
            <text:p>Intensiv orchard</text:p>
          </table:table-cell>
          <table:table-cell office:value-type="string" table:style-name="ce2">
            <text:p>Erwerbsobstanlag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3">
            <text:p>orchard fallow</text:p>
          </table:table-cell>
          <table:table-cell office:value-type="string" table:style-name="ce2">
            <text:p>Streuobstbrache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3">
            <text:p>Vineyards, vinefallows</text:p>
          </table:table-cell>
          <table:table-cell office:value-type="string" table:style-name="ce2">
            <text:p>Rebkulturen und Rebbrachen</text:p>
          </table:table-cell>
          <table:table-cell office:value-type="float" office:value="3.6" table:style-name="ce1">
            <text:p>3.6</text:p>
          </table:table-cell>
          <table:table-cell office:value-type="float" office:value="0.36" table:style-name="ce1">
            <text:p>0.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3">
            <text:p>Vineyard</text:p>
          </table:table-cell>
          <table:table-cell office:value-type="string" table:style-name="ce2">
            <text:p>Weinberg, Rebkulturflaeche</text:p>
          </table:table-cell>
          <table:table-cell office:value-type="float" office:value="3.6" table:style-name="ce1">
            <text:p>3.6</text:p>
          </table:table-cell>
          <table:table-cell office:value-type="float" office:value="0.36" table:style-name="ce1">
            <text:p>0.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" table:style-name="ce1">
            <text:p>0.82</text:p>
          </table:table-cell>
          <table:table-cell office:value-type="float" office:value="2.27" table:style-name="ce1">
            <text:p>2.27</text:p>
          </table:table-cell>
          <table:table-cell office:value-type="float" office:value="2.74" table:style-name="ce1">
            <text:p>2.74</text:p>
          </table:table-cell>
          <table:table-cell office:value-type="float" office:value="2.95" table:style-name="ce1">
            <text:p>2.95</text:p>
          </table:table-cell>
          <table:table-cell office:value-type="float" office:value="2.72" table:style-name="ce1">
            <text:p>2.72</text:p>
          </table:table-cell>
          <table:table-cell office:value-type="float" office:value="2.50999999999999" table:style-name="ce1">
            <text:p>2.51</text:p>
          </table:table-cell>
          <table:table-cell office:value-type="float" office:value="2.27" table:style-name="ce1">
            <text:p>2.27</text:p>
          </table:table-cell>
          <table:table-cell office:value-type="float" office:value="0.59" table:style-name="ce1">
            <text:p>0.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3">
            <text:p>Parks, green spaces</text:p>
          </table:table-cell>
          <table:table-cell office:value-type="string" table:style-name="ce2">
            <text:p>Park, Gruenanlag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3">
            <text:p>Park, green space</text:p>
          </table:table-cell>
          <table:table-cell office:value-type="string" table:style-name="ce2">
            <text:p>Park, Gruenanlag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3">
            <text:p>Urban park</text:p>
          </table:table-cell>
          <table:table-cell office:value-type="string" table:style-name="ce2">
            <text:p>Stadtpark, Schlosspark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3">
            <text:p>Robust lawn</text:p>
          </table:table-cell>
          <table:table-cell office:value-type="string" table:style-name="ce2">
            <text:p>Trittrasen, Rasenplatz, Parkrasen, Sportra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3">
            <text:p>intensively cutted lawn</text:p>
          </table:table-cell>
          <table:table-cell office:value-type="string" table:style-name="ce2">
            <text:p>Vielschnittras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3">
            <text:p>Building, masonry, ruin</text:p>
          </table:table-cell>
          <table:table-cell office:value-type="string" table:style-name="ce2">
            <text:p>Gebaeude, Mauerwerk, Ruin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3">
            <text:p>building</text:p>
          </table:table-cell>
          <table:table-cell office:value-type="string" table:style-name="ce2">
            <text:p>Gebaeu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3">
            <text:p>wall, dry wall</text:p>
          </table:table-cell>
          <table:table-cell office:value-type="string" table:style-name="ce2">
            <text:p>Mauer, Trockenmauer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3">
            <text:p>Ruin</text:p>
          </table:table-cell>
          <table:table-cell office:value-type="string" table:style-name="ce2">
            <text:p>Ruin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3">
            <text:p>Cemeteries</text:p>
          </table:table-cell>
          <table:table-cell office:value-type="string" table:style-name="ce2">
            <text:p>Friedhoefe, Begraebnisstaetten</text:p>
          </table:table-cell>
          <table:table-cell office:value-type="float" office:value="0.91039999999999899" table:style-name="ce1">
            <text:p>0.9104</text:p>
          </table:table-cell>
          <table:table-cell office:value-type="float" office:value="9.1039999999999906E-3" table:style-name="ce4">
            <text:p>9.10E-03</text:p>
          </table:table-cell>
          <table:table-cell office:value-type="float" office:value="1" table:style-name="ce1">
            <text:p>1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9161500000000005" table:style-name="ce1">
            <text:p>0.891615</text:p>
          </table:table-cell>
          <table:table-cell office:value-type="float" office:value="1.442145" table:style-name="ce1">
            <text:p>1.442145</text:p>
          </table:table-cell>
          <table:table-cell office:value-type="float" office:value="1.79982" table:style-name="ce1">
            <text:p>1.79982</text:p>
          </table:table-cell>
          <table:table-cell office:value-type="float" office:value="1.796605" table:style-name="ce1">
            <text:p>1.796605</text:p>
          </table:table-cell>
          <table:table-cell office:value-type="float" office:value="1.581205" table:style-name="ce1">
            <text:p>1.581205</text:p>
          </table:table-cell>
          <table:table-cell office:value-type="float" office:value="1.3332599999999899" table:style-name="ce1">
            <text:p>1.33326</text:p>
          </table:table-cell>
          <table:table-cell office:value-type="float" office:value="1.0866150000000001" table:style-name="ce1">
            <text:p>1.086615</text:p>
          </table:table-cell>
          <table:table-cell office:value-type="float" office:value="0.83911500000000006" table:style-name="ce1">
            <text:p>0.8391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3">
            <text:p>Cemetery</text:p>
          </table:table-cell>
          <table:table-cell office:value-type="string" table:style-name="ce2">
            <text:p>Friedhof, Begraebnisstaette</text:p>
          </table:table-cell>
          <table:table-cell office:value-type="float" office:value="0.91039999999999899" table:style-name="ce1">
            <text:p>0.9104</text:p>
          </table:table-cell>
          <table:table-cell office:value-type="float" office:value="9.1039999999999906E-3" table:style-name="ce4">
            <text:p>9.10E-03</text:p>
          </table:table-cell>
          <table:table-cell office:value-type="float" office:value="1" table:style-name="ce1">
            <text:p>1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3911500000000006" table:style-name="ce1">
            <text:p>0.839115</text:p>
          </table:table-cell>
          <table:table-cell office:value-type="float" office:value="0.89161500000000005" table:style-name="ce1">
            <text:p>0.891615</text:p>
          </table:table-cell>
          <table:table-cell office:value-type="float" office:value="1.442145" table:style-name="ce1">
            <text:p>1.442145</text:p>
          </table:table-cell>
          <table:table-cell office:value-type="float" office:value="1.79982" table:style-name="ce1">
            <text:p>1.79982</text:p>
          </table:table-cell>
          <table:table-cell office:value-type="float" office:value="1.796605" table:style-name="ce1">
            <text:p>1.796605</text:p>
          </table:table-cell>
          <table:table-cell office:value-type="float" office:value="1.581205" table:style-name="ce1">
            <text:p>1.581205</text:p>
          </table:table-cell>
          <table:table-cell office:value-type="float" office:value="1.3332599999999899" table:style-name="ce1">
            <text:p>1.33326</text:p>
          </table:table-cell>
          <table:table-cell office:value-type="float" office:value="1.0866150000000001" table:style-name="ce1">
            <text:p>1.086615</text:p>
          </table:table-cell>
          <table:table-cell office:value-type="float" office:value="0.83911500000000006" table:style-name="ce1">
            <text:p>0.8391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3">
            <text:p>Allotment gardens, digland</text:p>
          </table:table-cell>
          <table:table-cell office:value-type="string" table:style-name="ce2">
            <text:p>Kleingartenanlagen, Grabeland</text:p>
          </table:table-cell>
          <table:table-cell office:value-type="float" office:value="1.6137999999999899" table:style-name="ce1">
            <text:p>1.6138</text:p>
          </table:table-cell>
          <table:table-cell office:value-type="float" office:value="1.6138E-2" table:style-name="ce4">
            <text:p>1.61E-02</text:p>
          </table:table-cell>
          <table:table-cell office:value-type="float" office:value="1" table:style-name="ce1">
            <text:p>1</text:p>
          </table:table-cell>
          <table:table-cell office:value-type="float" office:value="6.3E-2" table:style-name="ce4">
            <text:p>6.30E-02</text:p>
          </table:table-cell>
          <table:table-cell office:value-type="float" office:value="6.3E-2" table:style-name="ce4">
            <text:p>6.30E-02</text:p>
          </table:table-cell>
          <table:table-cell office:value-type="float" office:value="6.3E-2" table:style-name="ce4">
            <text:p>6.30E-02</text:p>
          </table:table-cell>
          <table:table-cell office:value-type="float" office:value="8.3000000000000004E-2" table:style-name="ce4">
            <text:p>8.30E-02</text:p>
          </table:table-cell>
          <table:table-cell office:value-type="float" office:value="0.26850000000000002" table:style-name="ce1">
            <text:p>0.2685</text:p>
          </table:table-cell>
          <table:table-cell office:value-type="float" office:value="1.7365999999999899" table:style-name="ce1">
            <text:p>1.7366</text:p>
          </table:table-cell>
          <table:table-cell office:value-type="float" office:value="2.4891999999999901" table:style-name="ce1">
            <text:p>2.4892</text:p>
          </table:table-cell>
          <table:table-cell office:value-type="float" office:value="2.4891999999999901" table:style-name="ce1">
            <text:p>2.4892</text:p>
          </table:table-cell>
          <table:table-cell office:value-type="float" office:value="2.4097" table:style-name="ce1">
            <text:p>2.4097</text:p>
          </table:table-cell>
          <table:table-cell office:value-type="float" office:value="1.7948999999999899" table:style-name="ce1">
            <text:p>1.7949</text:p>
          </table:table-cell>
          <table:table-cell office:value-type="float" office:value="0.9375" table:style-name="ce1">
            <text:p>0.9375</text:p>
          </table:table-cell>
          <table:table-cell office:value-type="float" office:value="6.3E-2" table:style-name="ce4">
            <text:p>6.30E-02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3">
            <text:p>Allotment garden</text:p>
          </table:table-cell>
          <table:table-cell office:value-type="string" table:style-name="ce2">
            <text:p>Kleingartenanlage</text:p>
          </table:table-cell>
          <table:table-cell office:value-type="float" office:value="1.6137999999999899" table:style-name="ce1">
            <text:p>1.6138</text:p>
          </table:table-cell>
          <table:table-cell office:value-type="float" office:value="1.6138E-2" table:style-name="ce4">
            <text:p>1.61E-02</text:p>
          </table:table-cell>
          <table:table-cell office:value-type="float" office:value="1" table:style-name="ce1">
            <text:p>1</text:p>
          </table:table-cell>
          <table:table-cell office:value-type="float" office:value="6.3E-2" table:style-name="ce4">
            <text:p>6.30E-02</text:p>
          </table:table-cell>
          <table:table-cell office:value-type="float" office:value="6.3E-2" table:style-name="ce4">
            <text:p>6.30E-02</text:p>
          </table:table-cell>
          <table:table-cell office:value-type="float" office:value="6.3E-2" table:style-name="ce4">
            <text:p>6.30E-02</text:p>
          </table:table-cell>
          <table:table-cell office:value-type="float" office:value="8.3000000000000004E-2" table:style-name="ce4">
            <text:p>8.30E-02</text:p>
          </table:table-cell>
          <table:table-cell office:value-type="float" office:value="0.26850000000000002" table:style-name="ce1">
            <text:p>0.2685</text:p>
          </table:table-cell>
          <table:table-cell office:value-type="float" office:value="1.7365999999999899" table:style-name="ce1">
            <text:p>1.7366</text:p>
          </table:table-cell>
          <table:table-cell office:value-type="float" office:value="2.4891999999999901" table:style-name="ce1">
            <text:p>2.4892</text:p>
          </table:table-cell>
          <table:table-cell office:value-type="float" office:value="2.4891999999999901" table:style-name="ce1">
            <text:p>2.4892</text:p>
          </table:table-cell>
          <table:table-cell office:value-type="float" office:value="2.4097" table:style-name="ce1">
            <text:p>2.4097</text:p>
          </table:table-cell>
          <table:table-cell office:value-type="float" office:value="1.7948999999999899" table:style-name="ce1">
            <text:p>1.7949</text:p>
          </table:table-cell>
          <table:table-cell office:value-type="float" office:value="0.9375" table:style-name="ce1">
            <text:p>0.9375</text:p>
          </table:table-cell>
          <table:table-cell office:value-type="float" office:value="6.3E-2" table:style-name="ce4">
            <text:p>6.30E-02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3">
            <text:p>Yard, storage yard</text:p>
          </table:table-cell>
          <table:table-cell office:value-type="string" table:style-name="ce2">
            <text:p>Hofplaetze, Lagerplaetz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3">
            <text:p>Storage yard</text:p>
          </table:table-cell>
          <table:table-cell office:value-type="string" table:style-name="ce2">
            <text:p>Lagerplatz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3">
            <text:p>Sport and recreation sites</text:p>
          </table:table-cell>
          <table:table-cell office:value-type="string" table:style-name="ce2">
            <text:p>Sport- und Erholungsanlagen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3">
            <text:p>Sport and recreation site</text:p>
          </table:table-cell>
          <table:table-cell office:value-type="string" table:style-name="ce2">
            <text:p>Sport- und Erholungsanlage</text:p>
          </table:table-cell>
          <table:table-cell office:value-type="float" office:value="0.37" table:style-name="ce1">
            <text:p>0.37</text:p>
          </table:table-cell>
          <table:table-cell office:value-type="float" office:value="3.7000000000000002E-3" table:style-name="ce4">
            <text:p>3.7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3">
            <text:p>Public places, parking areas</text:p>
          </table:table-cell>
          <table:table-cell office:value-type="string" table:style-name="ce2">
            <text:p>Plaetze, Parkplaetz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3">
            <text:p>Parking area</text:p>
          </table:table-cell>
          <table:table-cell office:value-type="string" table:style-name="ce2">
            <text:p>Park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3">
            <text:p>Public place</text:p>
          </table:table-cell>
          <table:table-cell office:value-type="string" table:style-name="ce2">
            <text:p>Ã–ffentlicher 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3">
            <text:p>underground parking, parking decks</text:p>
          </table:table-cell>
          <table:table-cell office:value-type="string" table:style-name="ce2">
            <text:p>Tiefgarage, Parkdeck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3">
            <text:p>Fallow lands of residential, industrial and traffic land</text:p>
          </table:table-cell>
          <table:table-cell office:value-type="string" table:style-name="ce2">
            <text:p>Siedlungs-, Industrie- und Verkehrsbrach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3">
            <text:p>Fallow land of residential, industrial and traffic land</text:p>
          </table:table-cell>
          <table:table-cell office:value-type="string" table:style-name="ce2">
            <text:p>Siedlungs-, Industrie- und Verkehrsbrach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3">
            <text:p>Dams</text:p>
          </table:table-cell>
          <table:table-cell office:value-type="string" table:style-name="ce2">
            <text:p>Staudaemm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3">
            <text:p>Dam</text:p>
          </table:table-cell>
          <table:table-cell office:value-type="string" table:style-name="ce2">
            <text:p>Staudamm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Fringe or linear tall forb vegetation</text:p>
          </table:table-cell>
          <table:table-cell office:value-type="string" table:style-name="ce2">
            <text:p>Saeume bzw. linienf. Hochstaudenflur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3">
            <text:p>Wet fringe or linear tall forb vegetation</text:p>
          </table:table-cell>
          <table:table-cell office:value-type="string" table:style-name="ce2">
            <text:p>Feuchte (nasse) Saeume bzw. linienf. Hochstaudenflur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3">
            <text:p>Fringe or linear tall forb vegetation along waters</text:p>
          </table:table-cell>
          <table:table-cell office:value-type="string" table:style-name="ce2">
            <text:p>Gewaesserbegleitender feuchter 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3">
            <text:p>Forest-wet interior fringe or linear tall forb vegetation</text:p>
          </table:table-cell>
          <table:table-cell office:value-type="string" table:style-name="ce2">
            <text:p>Feuchter Waldinnen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3">
            <text:p>Forest exterior fringe or linear tall forb vegetation</text:p>
          </table:table-cell>
          <table:table-cell office:value-type="string" table:style-name="ce2">
            <text:p>Feuchter Wald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3">
            <text:p>Wet neophyte fringe</text:p>
          </table:table-cell>
          <table:table-cell office:value-type="string" table:style-name="ce2">
            <text:p>feuchter Neophytensau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3">
            <text:p>Forest-dry interior fringe or linear tall forb vegetation</text:p>
          </table:table-cell>
          <table:table-cell office:value-type="string" table:style-name="ce2">
            <text:p>Trockener 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3">
            <text:p>Poor dry (fresh) fringe or linear tall forb vegetation</text:p>
          </table:table-cell>
          <table:table-cell office:value-type="string" table:style-name="ce2">
            <text:p>Magerer trockener (frischer) 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3">
            <text:p>Eutrophic fringe or linear tall forb vegetation</text:p>
          </table:table-cell>
          <table:table-cell office:value-type="string" table:style-name="ce2">
            <text:p>trockener eutropher 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3">
            <text:p>Ruderal fringe or linear tall forb vegetation</text:p>
          </table:table-cell>
          <table:table-cell office:value-type="string" table:style-name="ce2">
            <text:p>Ruderalsaum bzw. linienf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3">
            <text:p>Dry forest fringe or linear tall forb vegetation</text:p>
          </table:table-cell>
          <table:table-cell office:value-type="string" table:style-name="ce2">
            <text:p>Trockener Waldsaum bzw. Hochstaudenflur, linienfoermig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3">
            <text:p>Dry (fresh) neophyte fringe</text:p>
          </table:table-cell>
          <table:table-cell office:value-type="string" table:style-name="ce2">
            <text:p>Trockener (frischer) Neophytensau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3">
            <text:p>Marginal strip</text:p>
          </table:table-cell>
          <table:table-cell office:value-type="string" table:style-name="ce2">
            <text:p>Randstreifen, Saumstreif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3">
            <text:p>Rich grassland strip</text:p>
          </table:table-cell>
          <table:table-cell office:value-type="string" table:style-name="ce2">
            <text:p>Fettgruenland-Sau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3">
            <text:p>Poor grassland strip</text:p>
          </table:table-cell>
          <table:table-cell office:value-type="string" table:style-name="ce2">
            <text:p>Magergruenland-Sau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3">
            <text:p>Wet grassland strip</text:p>
          </table:table-cell>
          <table:table-cell office:value-type="string" table:style-name="ce2">
            <text:p>Nass- und Feuchtgruenland-Saum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3">
            <text:p>Field margin strip in use, field margin out of use</text:p>
          </table:table-cell>
          <table:table-cell office:value-type="string" table:style-name="ce2">
            <text:p>Ackerrandstreifen ,-schonstreif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3">
            <text:p>Field margin strip in use</text:p>
          </table:table-cell>
          <table:table-cell office:value-type="string" table:style-name="ce2">
            <text:p>Ackerrandstreifen (mit Nutzung)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3">
            <text:p>Field margin strip out of use</text:p>
          </table:table-cell>
          <table:table-cell office:value-type="string" table:style-name="ce2">
            <text:p>Ackerschonstreifen (keine Nutzung)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3">
            <text:p>Flower strips</text:p>
          </table:table-cell>
          <table:table-cell office:value-type="string" table:style-name="ce2">
            <text:p>Bluehstreif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3">
            <text:p>Annuals or areal tall forb vegetation</text:p>
          </table:table-cell>
          <table:table-cell office:value-type="string" table:style-name="ce2">
            <text:p>Annuellenflur bzw. flaechenh. Hochstaud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3">
            <text:p>Annuals</text:p>
          </table:table-cell>
          <table:table-cell office:value-type="string" table:style-name="ce2">
            <text:p>Annuellenflur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3">
            <text:p>Wet annuals</text:p>
          </table:table-cell>
          <table:table-cell office:value-type="string" table:style-name="ce2">
            <text:p>Feuchte Annuell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3">
            <text:p>Dry annuals</text:p>
          </table:table-cell>
          <table:table-cell office:value-type="string" table:style-name="ce2">
            <text:p>Trockene Anuell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3">
            <text:p>Areal tall forb vegetation</text:p>
          </table:table-cell>
          <table:table-cell office:value-type="string" table:style-name="ce2">
            <text:p>flaechenhafte Hochstaudenflur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3">
            <text:p>Wet areal tall forb vegetation</text:p>
          </table:table-cell>
          <table:table-cell office:value-type="string" table:style-name="ce2">
            <text:p>Feuchte Hochstaudenflur, flaechenhaf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3">
            <text:p>Dry areal tall forb vegetation</text:p>
          </table:table-cell>
          <table:table-cell office:value-type="string" table:style-name="ce2">
            <text:p>Trockene Hochstaudenflur, flaechenhaft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3">
            <text:p>Neophyte field</text:p>
          </table:table-cell>
          <table:table-cell office:value-type="string" table:style-name="ce2">
            <text:p>Neophytenflur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3">
            <text:p>Settlement areas</text:p>
          </table:table-cell>
          <table:table-cell office:value-type="string" table:style-name="ce2">
            <text:p>Siedlungsflaech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2">
            <text:p>Mixed settlement areas</text:p>
          </table:table-cell>
          <table:table-cell office:value-type="string" table:style-name="ce2">
            <text:p>Gemischte Bauflaechen, Kerngebiet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2">
            <text:p>Mixed settlement areas garden</text:p>
          </table:table-cell>
          <table:table-cell office:value-type="string" table:style-name="ce2">
            <text:p>Gemischte Bauflaechen, Kerngebiete Garten</text:p>
          </table:table-cell>
          <table:table-cell office:value-type="float" office:value="1.8304" table:style-name="ce1">
            <text:p>1.8304</text:p>
          </table:table-cell>
          <table:table-cell office:value-type="float" office:value="1.8304000000000001E-2" table:style-name="ce4">
            <text:p>1.83E-02</text:p>
          </table:table-cell>
          <table:table-cell office:value-type="float" office:value="1" table:style-name="ce1">
            <text:p>1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57420000000000004" table:style-name="ce1">
            <text:p>0.5742</text:p>
          </table:table-cell>
          <table:table-cell office:value-type="float" office:value="0.7702" table:style-name="ce1">
            <text:p>0.7702</text:p>
          </table:table-cell>
          <table:table-cell office:value-type="float" office:value="2.4138000000000002" table:style-name="ce1">
            <text:p>2.4138</text:p>
          </table:table-cell>
          <table:table-cell office:value-type="float" office:value="3.3079999999999901" table:style-name="ce1">
            <text:p>3.308</text:p>
          </table:table-cell>
          <table:table-cell office:value-type="float" office:value="3.3058000000000001" table:style-name="ce1">
            <text:p>3.3058</text:p>
          </table:table-cell>
          <table:table-cell office:value-type="float" office:value="3.0897999999999901" table:style-name="ce1">
            <text:p>3.0898</text:p>
          </table:table-cell>
          <table:table-cell office:value-type="float" office:value="2.3896000000000002" table:style-name="ce1">
            <text:p>2.3896</text:p>
          </table:table-cell>
          <table:table-cell office:value-type="float" office:value="1.4982" table:style-name="ce1">
            <text:p>1.4982</text:p>
          </table:table-cell>
          <table:table-cell office:value-type="float" office:value="0.57420000000000004" table:style-name="ce1">
            <text:p>0.5742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2">
            <text:p>Mixed settlement areas with green roof</text:p>
          </table:table-cell>
          <table:table-cell office:value-type="string" table:style-name="ce2">
            <text:p>Gemischte Bauflaech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1</text:p>
          </table:table-cell>
          <table:table-cell office:value-type="string" table:style-name="ce2">
            <text:p>Modern city center</text:p>
          </table:table-cell>
          <table:table-cell office:value-type="string" table:style-name="ce2">
            <text:p>Moderne Innenstadt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1g</text:p>
          </table:table-cell>
          <table:table-cell office:value-type="string" table:style-name="ce2">
            <text:p>Modern city center garden</text:p>
          </table:table-cell>
          <table:table-cell office:value-type="string" table:style-name="ce2">
            <text:p>Moderne Innenstadt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A1gr</text:p>
          </table:table-cell>
          <table:table-cell office:value-type="string" table:style-name="ce2">
            <text:p>Modern city center with green roof</text:p>
          </table:table-cell>
          <table:table-cell office:value-type="string" table:style-name="ce2">
            <text:p>Moderne Innenstadt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3">
            <text:p>Residential areas</text:p>
          </table:table-cell>
          <table:table-cell office:value-type="string" table:style-name="ce2">
            <text:p>Wohnbauflaech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</text:p>
          </table:table-cell>
          <table:table-cell office:value-type="string" table:style-name="ce3">
            <text:p>Terraced high-rised building</text:p>
          </table:table-cell>
          <table:table-cell office:value-type="string" table:style-name="ce2">
            <text:p>Block-, Zeilenwohnbebauung ein- bis mehrstoeckig, Hochhaeuser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3">
            <text:p>Block development</text:p>
          </table:table-cell>
          <table:table-cell office:value-type="string" table:style-name="ce2">
            <text:p>Blockbebau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3">
            <text:p>Block development garden area</text:p>
          </table:table-cell>
          <table:table-cell office:value-type="string" table:style-name="ce2">
            <text:p>Blockbebauung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3">
            <text:p>Block development with green roof</text:p>
          </table:table-cell>
          <table:table-cell office:value-type="string" table:style-name="ce2">
            <text:p>Block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b</text:p>
          </table:table-cell>
          <table:table-cell office:value-type="string" table:style-name="ce7">
            <text:p>Perimeter block development</text:p>
          </table:table-cell>
          <table:table-cell office:value-type="string" table:style-name="ce2">
            <text:p>Blockrandbebau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bg</text:p>
          </table:table-cell>
          <table:table-cell office:value-type="string" table:style-name="ce7">
            <text:p>Perimeter block development garden area</text:p>
          </table:table-cell>
          <table:table-cell office:value-type="string" table:style-name="ce2">
            <text:p>Blockrandbebauung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bgr</text:p>
          </table:table-cell>
          <table:table-cell office:value-type="string" table:style-name="ce7">
            <text:p>Perimeter block development with green roof</text:p>
          </table:table-cell>
          <table:table-cell office:value-type="string" table:style-name="ce2">
            <text:p>Blockrand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c</text:p>
          </table:table-cell>
          <table:table-cell office:value-type="string" table:style-name="ce3">
            <text:p>Terraced housing</text:p>
          </table:table-cell>
          <table:table-cell office:value-type="string" table:style-name="ce2">
            <text:p>Zeilenbebauung, offene Blockrandbebau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cg</text:p>
          </table:table-cell>
          <table:table-cell office:value-type="string" table:style-name="ce2">
            <text:p>Terraced housing garden area</text:p>
          </table:table-cell>
          <table:table-cell office:value-type="string" table:style-name="ce2">
            <text:p>Zeilenbebauung, offene Blockrandbebauung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cgr</text:p>
          </table:table-cell>
          <table:table-cell office:value-type="string" table:style-name="ce2">
            <text:p>Terraced housing with green roof</text:p>
          </table:table-cell>
          <table:table-cell office:value-type="string" table:style-name="ce2">
            <text:p>Zeilenbebauung, offene Blockrand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3">
            <text:p>Detached high-rised building</text:p>
          </table:table-cell>
          <table:table-cell office:value-type="string" table:style-name="ce2">
            <text:p>Hochhaus-Wohnbebauung (freistehend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3">
            <text:p>Detached high-rised building garden area</text:p>
          </table:table-cell>
          <table:table-cell office:value-type="string" table:style-name="ce2">
            <text:p>Hochhaus-Wohnbebauung (freistehend)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3">
            <text:p>Detached high-rised building with green roof</text:p>
          </table:table-cell>
          <table:table-cell office:value-type="string" table:style-name="ce2">
            <text:p>Grossform-/ Hoch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g</text:p>
          </table:table-cell>
          <table:table-cell office:value-type="string" table:style-name="ce2">
            <text:p>Terraced high-rised building garden area</text:p>
          </table:table-cell>
          <table:table-cell office:value-type="string" table:style-name="ce2">
            <text:p>Block-, Zeilenwohnbebauung ein- bis mehrstoeckig, Hochhaeuser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1gr</text:p>
          </table:table-cell>
          <table:table-cell office:value-type="string" table:style-name="ce2">
            <text:p>Terraced high-rised building with green roof</text:p>
          </table:table-cell>
          <table:table-cell office:value-type="string" table:style-name="ce2">
            <text:p>Block-, Zeilenwohnbebauung ein- bis mehrstoeckig, Hochhaeuser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</text:p>
          </table:table-cell>
          <table:table-cell office:value-type="string" table:style-name="ce2">
            <text:p>Detached, terraced housing</text:p>
          </table:table-cell>
          <table:table-cell office:value-type="string" table:style-name="ce2">
            <text:p>Einzel-, Doppel- und Reihenhausbebau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3">
            <text:p>Detached housing, 1-1,5 storey</text:p>
          </table:table-cell>
          <table:table-cell office:value-type="string" table:style-name="ce2">
            <text:p>Wohnhaus 1- 1,5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3">
            <text:p>Detached housing, 1-1,5 storey garden area</text:p>
          </table:table-cell>
          <table:table-cell office:value-type="string" table:style-name="ce2">
            <text:p>Wohnhaus 1- 1,5stoeckig Garten</text:p>
          </table:table-cell>
          <table:table-cell office:value-type="float" office:value="1.7936000000000001" table:style-name="ce1">
            <text:p>1.7936</text:p>
          </table:table-cell>
          <table:table-cell office:value-type="float" office:value="1.7936000000000001E-2" table:style-name="ce4">
            <text:p>1.79E-02</text:p>
          </table:table-cell>
          <table:table-cell office:value-type="float" office:value="1" table:style-name="ce1">
            <text:p>1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7893" table:style-name="ce1">
            <text:p>0.7893</text:p>
          </table:table-cell>
          <table:table-cell office:value-type="float" office:value="2.3816999999999902" table:style-name="ce1">
            <text:p>2.3817</text:p>
          </table:table-cell>
          <table:table-cell office:value-type="float" office:value="3.25199999999999" table:style-name="ce1">
            <text:p>3.252</text:p>
          </table:table-cell>
          <table:table-cell office:value-type="float" office:value="3.24969999999999" table:style-name="ce1">
            <text:p>3.2497</text:p>
          </table:table-cell>
          <table:table-cell office:value-type="float" office:value="3.0306999999999902" table:style-name="ce1">
            <text:p>3.0307</text:p>
          </table:table-cell>
          <table:table-cell office:value-type="float" office:value="2.3513999999999902" table:style-name="ce1">
            <text:p>2.3514</text:p>
          </table:table-cell>
          <table:table-cell office:value-type="float" office:value="1.4913000000000001" table:style-name="ce1">
            <text:p>1.4913</text:p>
          </table:table-cell>
          <table:table-cell office:value-type="float" office:value="0.60029999999999895" table:style-name="ce1">
            <text:p>0.600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3">
            <text:p>Detached housing, 1-1,5 storey with green roof</text:p>
          </table:table-cell>
          <table:table-cell office:value-type="string" table:style-name="ce2">
            <text:p>Wohnhaus 1- 1,5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3">
            <text:p>Detached housing, 2-3 storey garden area</text:p>
          </table:table-cell>
          <table:table-cell office:value-type="string" table:style-name="ce2">
            <text:p>Wohnhaus 2-3 stoeckig Garten</text:p>
          </table:table-cell>
          <table:table-cell office:value-type="float" office:value="1.7936000000000001" table:style-name="ce1">
            <text:p>1.7936</text:p>
          </table:table-cell>
          <table:table-cell office:value-type="float" office:value="1.7936000000000001E-2" table:style-name="ce4">
            <text:p>1.79E-02</text:p>
          </table:table-cell>
          <table:table-cell office:value-type="float" office:value="1" table:style-name="ce1">
            <text:p>1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7893" table:style-name="ce1">
            <text:p>0.7893</text:p>
          </table:table-cell>
          <table:table-cell office:value-type="float" office:value="2.3816999999999902" table:style-name="ce1">
            <text:p>2.3817</text:p>
          </table:table-cell>
          <table:table-cell office:value-type="float" office:value="3.25199999999999" table:style-name="ce1">
            <text:p>3.252</text:p>
          </table:table-cell>
          <table:table-cell office:value-type="float" office:value="3.24969999999999" table:style-name="ce1">
            <text:p>3.2497</text:p>
          </table:table-cell>
          <table:table-cell office:value-type="float" office:value="3.0306999999999902" table:style-name="ce1">
            <text:p>3.0307</text:p>
          </table:table-cell>
          <table:table-cell office:value-type="float" office:value="2.3513999999999902" table:style-name="ce1">
            <text:p>2.3514</text:p>
          </table:table-cell>
          <table:table-cell office:value-type="float" office:value="1.4913000000000001" table:style-name="ce1">
            <text:p>1.4913</text:p>
          </table:table-cell>
          <table:table-cell office:value-type="float" office:value="0.60029999999999895" table:style-name="ce1">
            <text:p>0.600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3">
            <text:p>Detached housing, &gt;3 storey</text:p>
          </table:table-cell>
          <table:table-cell office:value-type="string" table:style-name="ce2">
            <text:p>Wohnhaus &gt; 3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3">
            <text:p>Detached housing, &gt;3 storey garden area</text:p>
          </table:table-cell>
          <table:table-cell office:value-type="string" table:style-name="ce2">
            <text:p>Wohnhaus &gt; 3stoeckig Garten</text:p>
          </table:table-cell>
          <table:table-cell office:value-type="float" office:value="1.7936000000000001" table:style-name="ce1">
            <text:p>1.7936</text:p>
          </table:table-cell>
          <table:table-cell office:value-type="float" office:value="1.7936000000000001E-2" table:style-name="ce4">
            <text:p>1.79E-02</text:p>
          </table:table-cell>
          <table:table-cell office:value-type="float" office:value="1" table:style-name="ce1">
            <text:p>1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60029999999999895" table:style-name="ce1">
            <text:p>0.6003</text:p>
          </table:table-cell>
          <table:table-cell office:value-type="float" office:value="0.7893" table:style-name="ce1">
            <text:p>0.7893</text:p>
          </table:table-cell>
          <table:table-cell office:value-type="float" office:value="2.3816999999999902" table:style-name="ce1">
            <text:p>2.3817</text:p>
          </table:table-cell>
          <table:table-cell office:value-type="float" office:value="3.25199999999999" table:style-name="ce1">
            <text:p>3.252</text:p>
          </table:table-cell>
          <table:table-cell office:value-type="float" office:value="3.24969999999999" table:style-name="ce1">
            <text:p>3.2497</text:p>
          </table:table-cell>
          <table:table-cell office:value-type="float" office:value="3.0306999999999902" table:style-name="ce1">
            <text:p>3.0307</text:p>
          </table:table-cell>
          <table:table-cell office:value-type="float" office:value="2.3513999999999902" table:style-name="ce1">
            <text:p>2.3514</text:p>
          </table:table-cell>
          <table:table-cell office:value-type="float" office:value="1.4913000000000001" table:style-name="ce1">
            <text:p>1.4913</text:p>
          </table:table-cell>
          <table:table-cell office:value-type="float" office:value="0.60029999999999895" table:style-name="ce1">
            <text:p>0.600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3">
            <text:p>Detached housing, &gt;3 storey with green roof</text:p>
          </table:table-cell>
          <table:table-cell office:value-type="string" table:style-name="ce2">
            <text:p>Wohnhaus &gt; 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6">
            <text:p>Terrace housing</text:p>
          </table:table-cell>
          <table:table-cell office:value-type="string" table:style-name="ce2">
            <text:p>Reihenhausbebau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3">
            <text:p>Terrace housing, 1-1,5 storey</text:p>
          </table:table-cell>
          <table:table-cell office:value-type="string" table:style-name="ce2">
            <text:p>Reihenhausbebauung 1 - 1,5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2">
            <text:p>Terrace housing, 1-1,5 storey garden area</text:p>
          </table:table-cell>
          <table:table-cell office:value-type="string" table:style-name="ce2">
            <text:p>Reihenhausbebauung 1 - 1,5stoeckig Garten</text:p>
          </table:table-cell>
          <table:table-cell office:value-type="float" office:value="1.6279999999999899" table:style-name="ce1">
            <text:p>1.628</text:p>
          </table:table-cell>
          <table:table-cell office:value-type="float" office:value="1.6279999999999899E-2" table:style-name="ce4">
            <text:p>1.63E-02</text:p>
          </table:table-cell>
          <table:table-cell office:value-type="float" office:value="1" table:style-name="ce1">
            <text:p>1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87524999999999897" table:style-name="ce1">
            <text:p>0.87525</text:p>
          </table:table-cell>
          <table:table-cell office:value-type="float" office:value="2.23725" table:style-name="ce1">
            <text:p>2.23725</text:p>
          </table:table-cell>
          <table:table-cell office:value-type="float" office:value="3" table:style-name="ce1">
            <text:p>3</text:p>
          </table:table-cell>
          <table:table-cell office:value-type="float" office:value="2.9972500000000002" table:style-name="ce1">
            <text:p>2.99725</text:p>
          </table:table-cell>
          <table:table-cell office:value-type="float" office:value="2.76474999999999" table:style-name="ce1">
            <text:p>2.76475</text:p>
          </table:table-cell>
          <table:table-cell office:value-type="float" office:value="2.1795" table:style-name="ce1">
            <text:p>2.1795</text:p>
          </table:table-cell>
          <table:table-cell office:value-type="float" office:value="1.46025" table:style-name="ce1">
            <text:p>1.46025</text:p>
          </table:table-cell>
          <table:table-cell office:value-type="float" office:value="0.71775" table:style-name="ce1">
            <text:p>0.7177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2">
            <text:p>Terrace housing, 1-1,5 storey with green roof</text:p>
          </table:table-cell>
          <table:table-cell office:value-type="string" table:style-name="ce2">
            <text:p>Reihenhausbebauung 1 - 1,5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3">
            <text:p>Terrace housing, 2-3 storey</text:p>
          </table:table-cell>
          <table:table-cell office:value-type="string" table:style-name="ce2">
            <text:p>Reihenhausbebauung 2-3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2">
            <text:p>Terrace housing, 2-3 storey garden area</text:p>
          </table:table-cell>
          <table:table-cell office:value-type="string" table:style-name="ce2">
            <text:p>Reihenhausbebauung 2-3stoeckig Garten</text:p>
          </table:table-cell>
          <table:table-cell office:value-type="float" office:value="1.6279999999999899" table:style-name="ce1">
            <text:p>1.628</text:p>
          </table:table-cell>
          <table:table-cell office:value-type="float" office:value="1.6279999999999899E-2" table:style-name="ce4">
            <text:p>1.63E-02</text:p>
          </table:table-cell>
          <table:table-cell office:value-type="float" office:value="1" table:style-name="ce1">
            <text:p>1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87524999999999897" table:style-name="ce1">
            <text:p>0.87525</text:p>
          </table:table-cell>
          <table:table-cell office:value-type="float" office:value="2.23725" table:style-name="ce1">
            <text:p>2.23725</text:p>
          </table:table-cell>
          <table:table-cell office:value-type="float" office:value="3" table:style-name="ce1">
            <text:p>3</text:p>
          </table:table-cell>
          <table:table-cell office:value-type="float" office:value="2.9972500000000002" table:style-name="ce1">
            <text:p>2.99725</text:p>
          </table:table-cell>
          <table:table-cell office:value-type="float" office:value="2.76474999999999" table:style-name="ce1">
            <text:p>2.76475</text:p>
          </table:table-cell>
          <table:table-cell office:value-type="float" office:value="2.1795" table:style-name="ce1">
            <text:p>2.1795</text:p>
          </table:table-cell>
          <table:table-cell office:value-type="float" office:value="1.46025" table:style-name="ce1">
            <text:p>1.46025</text:p>
          </table:table-cell>
          <table:table-cell office:value-type="float" office:value="0.71775" table:style-name="ce1">
            <text:p>0.7177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2">
            <text:p>Terrace housing, 2-3 storey with green roof</text:p>
          </table:table-cell>
          <table:table-cell office:value-type="string" table:style-name="ce2">
            <text:p>Reihenhausbebauung 2-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3">
            <text:p>Terrace housing, &gt;3 storey</text:p>
          </table:table-cell>
          <table:table-cell office:value-type="string" table:style-name="ce2">
            <text:p>Reihenhausbebauung &gt; 3stoecki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2">
            <text:p>Terrace housing, &gt;3 storey garden area</text:p>
          </table:table-cell>
          <table:table-cell office:value-type="string" table:style-name="ce2">
            <text:p>Reihenhausbebauung &gt; 3stoeckig Garten</text:p>
          </table:table-cell>
          <table:table-cell office:value-type="float" office:value="1.6279999999999899" table:style-name="ce1">
            <text:p>1.628</text:p>
          </table:table-cell>
          <table:table-cell office:value-type="float" office:value="1.6279999999999899E-2" table:style-name="ce4">
            <text:p>1.63E-02</text:p>
          </table:table-cell>
          <table:table-cell office:value-type="float" office:value="1" table:style-name="ce1">
            <text:p>1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87524999999999897" table:style-name="ce1">
            <text:p>0.87525</text:p>
          </table:table-cell>
          <table:table-cell office:value-type="float" office:value="2.23725" table:style-name="ce1">
            <text:p>2.23725</text:p>
          </table:table-cell>
          <table:table-cell office:value-type="float" office:value="3" table:style-name="ce1">
            <text:p>3</text:p>
          </table:table-cell>
          <table:table-cell office:value-type="float" office:value="2.9972500000000002" table:style-name="ce1">
            <text:p>2.99725</text:p>
          </table:table-cell>
          <table:table-cell office:value-type="float" office:value="2.76474999999999" table:style-name="ce1">
            <text:p>2.76475</text:p>
          </table:table-cell>
          <table:table-cell office:value-type="float" office:value="2.1795" table:style-name="ce1">
            <text:p>2.1795</text:p>
          </table:table-cell>
          <table:table-cell office:value-type="float" office:value="1.46025" table:style-name="ce1">
            <text:p>1.46025</text:p>
          </table:table-cell>
          <table:table-cell office:value-type="float" office:value="0.71775" table:style-name="ce1">
            <text:p>0.7177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2">
            <text:p>Terrace housing, &gt;3 storey with green roof</text:p>
          </table:table-cell>
          <table:table-cell office:value-type="string" table:style-name="ce2">
            <text:p>Reihenhausbebauung &gt; 3stoecki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6">
            <text:p>Terrace housing garden area</text:p>
          </table:table-cell>
          <table:table-cell office:value-type="string" table:style-name="ce2">
            <text:p>Reihenhausbebauung Garten</text:p>
          </table:table-cell>
          <table:table-cell office:value-type="float" office:value="1.6279999999999899" table:style-name="ce1">
            <text:p>1.628</text:p>
          </table:table-cell>
          <table:table-cell office:value-type="float" office:value="1.6279999999999899E-2" table:style-name="ce4">
            <text:p>1.63E-02</text:p>
          </table:table-cell>
          <table:table-cell office:value-type="float" office:value="1" table:style-name="ce1">
            <text:p>1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87524999999999897" table:style-name="ce1">
            <text:p>0.87525</text:p>
          </table:table-cell>
          <table:table-cell office:value-type="float" office:value="2.23725" table:style-name="ce1">
            <text:p>2.23725</text:p>
          </table:table-cell>
          <table:table-cell office:value-type="float" office:value="3" table:style-name="ce1">
            <text:p>3</text:p>
          </table:table-cell>
          <table:table-cell office:value-type="float" office:value="2.9972500000000002" table:style-name="ce1">
            <text:p>2.99725</text:p>
          </table:table-cell>
          <table:table-cell office:value-type="float" office:value="2.76474999999999" table:style-name="ce1">
            <text:p>2.76475</text:p>
          </table:table-cell>
          <table:table-cell office:value-type="float" office:value="2.1795" table:style-name="ce1">
            <text:p>2.1795</text:p>
          </table:table-cell>
          <table:table-cell office:value-type="float" office:value="1.46025" table:style-name="ce1">
            <text:p>1.46025</text:p>
          </table:table-cell>
          <table:table-cell office:value-type="float" office:value="0.71775" table:style-name="ce1">
            <text:p>0.7177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6">
            <text:p>Terrace housing with green roof</text:p>
          </table:table-cell>
          <table:table-cell office:value-type="string" table:style-name="ce2">
            <text:p>Reihen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g</text:p>
          </table:table-cell>
          <table:table-cell office:value-type="string" table:style-name="ce2">
            <text:p>Detached, terraced housing garden area</text:p>
          </table:table-cell>
          <table:table-cell office:value-type="string" table:style-name="ce2">
            <text:p>Einzel-, Doppel- und Reihenhausbebauung Garten</text:p>
          </table:table-cell>
          <table:table-cell office:value-type="float" office:value="1.6279999999999899" table:style-name="ce1">
            <text:p>1.628</text:p>
          </table:table-cell>
          <table:table-cell office:value-type="float" office:value="1.6279999999999899E-2" table:style-name="ce4">
            <text:p>1.63E-02</text:p>
          </table:table-cell>
          <table:table-cell office:value-type="float" office:value="1" table:style-name="ce1">
            <text:p>1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71775" table:style-name="ce1">
            <text:p>0.71775</text:p>
          </table:table-cell>
          <table:table-cell office:value-type="float" office:value="0.87524999999999897" table:style-name="ce1">
            <text:p>0.87525</text:p>
          </table:table-cell>
          <table:table-cell office:value-type="float" office:value="2.23725" table:style-name="ce1">
            <text:p>2.23725</text:p>
          </table:table-cell>
          <table:table-cell office:value-type="float" office:value="3" table:style-name="ce1">
            <text:p>3</text:p>
          </table:table-cell>
          <table:table-cell office:value-type="float" office:value="2.9972500000000002" table:style-name="ce1">
            <text:p>2.99725</text:p>
          </table:table-cell>
          <table:table-cell office:value-type="float" office:value="2.76474999999999" table:style-name="ce1">
            <text:p>2.76475</text:p>
          </table:table-cell>
          <table:table-cell office:value-type="float" office:value="2.1795" table:style-name="ce1">
            <text:p>2.1795</text:p>
          </table:table-cell>
          <table:table-cell office:value-type="float" office:value="1.46025" table:style-name="ce1">
            <text:p>1.46025</text:p>
          </table:table-cell>
          <table:table-cell office:value-type="float" office:value="0.71775" table:style-name="ce1">
            <text:p>0.7177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2gr</text:p>
          </table:table-cell>
          <table:table-cell office:value-type="string" table:style-name="ce2">
            <text:p>Detached, terraced housing with green roof</text:p>
          </table:table-cell>
          <table:table-cell office:value-type="string" table:style-name="ce2">
            <text:p>Einzel-, Doppel- und Reihenhausbebau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6">
            <text:p>Villas with park-alike gardens</text:p>
          </table:table-cell>
          <table:table-cell office:value-type="string" table:style-name="ce2">
            <text:p>Villen mit parkartigen Gaert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6">
            <text:p>Villas with park-alike gardens garden area</text:p>
          </table:table-cell>
          <table:table-cell office:value-type="string" table:style-name="ce2">
            <text:p>Villen mit parkartigen Gaerten Garten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79884999999999895" table:style-name="ce1">
            <text:p>0.79885</text:p>
          </table:table-cell>
          <table:table-cell office:value-type="float" office:value="2.36565" table:style-name="ce1">
            <text:p>2.36565</text:p>
          </table:table-cell>
          <table:table-cell office:value-type="float" office:value="3.2240000000000002" table:style-name="ce1">
            <text:p>3.224</text:p>
          </table:table-cell>
          <table:table-cell office:value-type="float" office:value="3.2216499999999901" table:style-name="ce1">
            <text:p>3.22165</text:p>
          </table:table-cell>
          <table:table-cell office:value-type="float" office:value="3.00115" table:style-name="ce1">
            <text:p>3.00115</text:p>
          </table:table-cell>
          <table:table-cell office:value-type="float" office:value="2.3323" table:style-name="ce1">
            <text:p>2.3323</text:p>
          </table:table-cell>
          <table:table-cell office:value-type="float" office:value="1.4878499999999899" table:style-name="ce1">
            <text:p>1.48785</text:p>
          </table:table-cell>
          <table:table-cell office:value-type="float" office:value="0.61334999999999895" table:style-name="ce1">
            <text:p>0.6133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2">
            <text:p>Villas with park-alike gardens with green roof</text:p>
          </table:table-cell>
          <table:table-cell office:value-type="string" table:style-name="ce2">
            <text:p>Villen mit parkaehnlichen Gaert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3">
            <text:p>Agricultural facilities and buildings</text:p>
          </table:table-cell>
          <table:table-cell office:value-type="string" table:style-name="ce2">
            <text:p>Landwirtschaftliche Hof- und Gebaeudeflaech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3">
            <text:p>Agricultural facilities and buildings garden area</text:p>
          </table:table-cell>
          <table:table-cell office:value-type="string" table:style-name="ce2">
            <text:p>Landwirtschaftliche Hof- und Gebaeudeflaeche Garten</text:p>
          </table:table-cell>
          <table:table-cell office:value-type="float" office:value="1.7751999999999899" table:style-name="ce1">
            <text:p>1.7752</text:p>
          </table:table-cell>
          <table:table-cell office:value-type="float" office:value="1.7752E-2" table:style-name="ce4">
            <text:p>1.78E-02</text:p>
          </table:table-cell>
          <table:table-cell office:value-type="float" office:value="1" table:style-name="ce1">
            <text:p>1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61334999999999895" table:style-name="ce1">
            <text:p>0.61335</text:p>
          </table:table-cell>
          <table:table-cell office:value-type="float" office:value="0.79884999999999895" table:style-name="ce1">
            <text:p>0.79885</text:p>
          </table:table-cell>
          <table:table-cell office:value-type="float" office:value="2.36565" table:style-name="ce1">
            <text:p>2.36565</text:p>
          </table:table-cell>
          <table:table-cell office:value-type="float" office:value="3.2240000000000002" table:style-name="ce1">
            <text:p>3.224</text:p>
          </table:table-cell>
          <table:table-cell office:value-type="float" office:value="3.2216499999999901" table:style-name="ce1">
            <text:p>3.22165</text:p>
          </table:table-cell>
          <table:table-cell office:value-type="float" office:value="3.00115" table:style-name="ce1">
            <text:p>3.00115</text:p>
          </table:table-cell>
          <table:table-cell office:value-type="float" office:value="2.3323" table:style-name="ce1">
            <text:p>2.3323</text:p>
          </table:table-cell>
          <table:table-cell office:value-type="float" office:value="1.4878499999999899" table:style-name="ce1">
            <text:p>1.48785</text:p>
          </table:table-cell>
          <table:table-cell office:value-type="float" office:value="0.61334999999999895" table:style-name="ce1">
            <text:p>0.6133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3">
            <text:p>Agricultural facilities and buildings with green roof</text:p>
          </table:table-cell>
          <table:table-cell office:value-type="string" table:style-name="ce2">
            <text:p>Landwirtschaftliche Hof- und Gebaeudeflaech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3">
            <text:p>Residential areas garden area</text:p>
          </table:table-cell>
          <table:table-cell office:value-type="string" table:style-name="ce2">
            <text:p>Wohnbauflaechen Garten</text:p>
          </table:table-cell>
          <table:table-cell office:value-type="float" office:value="1.7522" table:style-name="ce1">
            <text:p>1.7522</text:p>
          </table:table-cell>
          <table:table-cell office:value-type="float" office:value="1.7521999999999899E-2" table:style-name="ce4">
            <text:p>1.75E-02</text:p>
          </table:table-cell>
          <table:table-cell office:value-type="float" office:value="1" table:style-name="ce1">
            <text:p>1</text:p>
          </table:table-cell>
          <table:table-cell office:value-type="float" office:value="0.62966250000000001" table:style-name="ce1">
            <text:p>0.6296625</text:p>
          </table:table-cell>
          <table:table-cell office:value-type="float" office:value="0.62966250000000001" table:style-name="ce1">
            <text:p>0.6296625</text:p>
          </table:table-cell>
          <table:table-cell office:value-type="float" office:value="0.62966250000000001" table:style-name="ce1">
            <text:p>0.6296625</text:p>
          </table:table-cell>
          <table:table-cell office:value-type="float" office:value="0.62966250000000001" table:style-name="ce1">
            <text:p>0.6296625</text:p>
          </table:table-cell>
          <table:table-cell office:value-type="float" office:value="0.810787499999999" table:style-name="ce1">
            <text:p>0.8107875</text:p>
          </table:table-cell>
          <table:table-cell office:value-type="float" office:value="2.3455875000000002" table:style-name="ce1">
            <text:p>2.3455875</text:p>
          </table:table-cell>
          <table:table-cell office:value-type="float" office:value="3.5393249999999901" table:style-name="ce1">
            <text:p>3.539325</text:p>
          </table:table-cell>
          <table:table-cell office:value-type="float" office:value="3.1865874999999901" table:style-name="ce1">
            <text:p>3.1865875</text:p>
          </table:table-cell>
          <table:table-cell office:value-type="float" office:value="2.9642124999999901" table:style-name="ce1">
            <text:p>2.9642125</text:p>
          </table:table-cell>
          <table:table-cell office:value-type="float" office:value="2.3084250000000002" table:style-name="ce1">
            <text:p>2.308425</text:p>
          </table:table-cell>
          <table:table-cell office:value-type="float" office:value="1.4835375" table:style-name="ce1">
            <text:p>1.4835375</text:p>
          </table:table-cell>
          <table:table-cell office:value-type="float" office:value="0.62966250000000001" table:style-name="ce1">
            <text:p>0.62966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3">
            <text:p>Residential areas with green roof</text:p>
          </table:table-cell>
          <table:table-cell office:value-type="string" table:style-name="ce2">
            <text:p>Wohnbauflaech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3">
            <text:p>Settlement areas, industrial areas</text:p>
          </table:table-cell>
          <table:table-cell office:value-type="string" table:style-name="ce2">
            <text:p>Siedlungsflaechen, Gewerbegebiet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Gewerbe- und Industrie (Gebaeude/Flaeche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Gewerbe- und Industri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3">
            <text:p>Supermarket</text:p>
          </table:table-cell>
          <table:table-cell office:value-type="string" table:style-name="ce2">
            <text:p>Kaufmarkt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3">
            <text:p>Supermarket with green roof</text:p>
          </table:table-cell>
          <table:table-cell office:value-type="string" table:style-name="ce2">
            <text:p>Kaufmarkt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3">
            <text:p>Garden-market, greenhouse</text:p>
          </table:table-cell>
          <table:table-cell office:value-type="string" table:style-name="ce2">
            <text:p>Gaertnerei, Gewaechshaus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3">
            <text:p>Garden-market, greenhouse with green roof</text:p>
          </table:table-cell>
          <table:table-cell office:value-type="string" table:style-name="ce2">
            <text:p>Gaertnerei, Gewaechs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3">
            <text:p>petrol station</text:p>
          </table:table-cell>
          <table:table-cell office:value-type="string" table:style-name="ce2">
            <text:p>Tankstell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3">
            <text:p>petrol station with green roof</text:p>
          </table:table-cell>
          <table:table-cell office:value-type="string" table:style-name="ce2">
            <text:p>Tankstel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3">
            <text:p>exhibition center</text:p>
          </table:table-cell>
          <table:table-cell office:value-type="string" table:style-name="ce2">
            <text:p>Ausstellungs-, Messegelaen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3">
            <text:p>exhibition center with green roof</text:p>
          </table:table-cell>
          <table:table-cell office:value-type="string" table:style-name="ce2">
            <text:p>Ausstellungs-, Messegelaen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3">
            <text:p>mining area</text:p>
          </table:table-cell>
          <table:table-cell office:value-type="string" table:style-name="ce2">
            <text:p>Bergbaubetrieb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3">
            <text:p>mining area with green roof</text:p>
          </table:table-cell>
          <table:table-cell office:value-type="string" table:style-name="ce2">
            <text:p>Bergbaubetrieb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Industrie (Gebaeude/Flaeche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Industri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2">
            <text:p>Business area</text:p>
          </table:table-cell>
          <table:table-cell office:value-type="string" table:style-name="ce2">
            <text:p>Gewerbe (Gebaeude/Flaeche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2">
            <text:p>Business area with green roof</text:p>
          </table:table-cell>
          <table:table-cell office:value-type="string" table:style-name="ce2">
            <text:p>Gewerbe (Gebaeude/Flaeche)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3">
            <text:p>Settlement areas, industrial areas with green roof</text:p>
          </table:table-cell>
          <table:table-cell office:value-type="string" table:style-name="ce2">
            <text:p>Siedlungsflaechen, Gewerbegebiet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3">
            <text:p>Public buildings</text:p>
          </table:table-cell>
          <table:table-cell office:value-type="string" table:style-name="ce2">
            <text:p>oeffentliche Gebaeu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0</text:p>
          </table:table-cell>
          <table:table-cell office:value-type="string" table:style-name="ce3">
            <text:p>Public building</text:p>
          </table:table-cell>
          <table:table-cell office:value-type="string" table:style-name="ce2">
            <text:p>oeffentliches Gebaeu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3">
            <text:p>School</text:p>
          </table:table-cell>
          <table:table-cell office:value-type="string" table:style-name="ce2">
            <text:p>Schul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3">
            <text:p>Retirement home, nursing home, facility for disabled people</text:p>
          </table:table-cell>
          <table:table-cell office:value-type="string" table:style-name="ce2">
            <text:p>Seniorenheim, Pflegeheim, Behinderteneinricht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3">
            <text:p>Retirement home, nursing home, facility for disabled people with green roof</text:p>
          </table:table-cell>
          <table:table-cell office:value-type="string" table:style-name="ce2">
            <text:p>Seniorenheim, Pflegeheim, Behinderteneinrich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3">
            <text:p>Public adminstration, courthouse</text:p>
          </table:table-cell>
          <table:table-cell office:value-type="string" table:style-name="ce2">
            <text:p>Verwaltungsgebaeude, Gericht, Oeffentliche Verwalt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3">
            <text:p>Public adminstration, courthouse with green roof</text:p>
          </table:table-cell>
          <table:table-cell office:value-type="string" table:style-name="ce2">
            <text:p>Verwaltungsgebaeude, Gericht, Oeffentliche Verwal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3">
            <text:p>Military barracks</text:p>
          </table:table-cell>
          <table:table-cell office:value-type="string" table:style-name="ce2">
            <text:p>Kasernengelaen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3">
            <text:p>Military barracks with green roof</text:p>
          </table:table-cell>
          <table:table-cell office:value-type="string" table:style-name="ce2">
            <text:p>Kasernengelaen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3">
            <text:p>School <text:s/>with green roof</text:p>
          </table:table-cell>
          <table:table-cell office:value-type="string" table:style-name="ce2">
            <text:p>Schu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3">
            <text:p>Church, house of prayer</text:p>
          </table:table-cell>
          <table:table-cell office:value-type="string" table:style-name="ce2">
            <text:p>Kirche, Gebetshaus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3">
            <text:p>Town hall, event hall</text:p>
          </table:table-cell>
          <table:table-cell office:value-type="string" table:style-name="ce2">
            <text:p>Stadthalle, Veranstaltungshall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3">
            <text:p>Town hall, event hall <text:s/>with green roof</text:p>
          </table:table-cell>
          <table:table-cell office:value-type="string" table:style-name="ce2">
            <text:p>Stadthalle, Veranstaltungshall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3">
            <text:p>Railway station building</text:p>
          </table:table-cell>
          <table:table-cell office:value-type="string" table:style-name="ce2">
            <text:p>Bahnhofgebaeud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3">
            <text:p>Railway station building <text:s/>with green roof</text:p>
          </table:table-cell>
          <table:table-cell office:value-type="string" table:style-name="ce2">
            <text:p>Bahnhofgebaeu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3">
            <text:p>Church, house of prayer with green roof</text:p>
          </table:table-cell>
          <table:table-cell office:value-type="string" table:style-name="ce2">
            <text:p>Kirche, Gebets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3">
            <text:p>Other public building</text:p>
          </table:table-cell>
          <table:table-cell office:value-type="string" table:style-name="ce2">
            <text:p>Sonstige oeffentliche Einrichtun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3">
            <text:p>Other public building <text:s/>with green roof</text:p>
          </table:table-cell>
          <table:table-cell office:value-type="string" table:style-name="ce2">
            <text:p>Sonstige oeffentliche Einrichtung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3">
            <text:p>Office building</text:p>
          </table:table-cell>
          <table:table-cell office:value-type="string" table:style-name="ce2">
            <text:p>Buerohaus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3">
            <text:p>Office building <text:s/>with green roof</text:p>
          </table:table-cell>
          <table:table-cell office:value-type="string" table:style-name="ce2">
            <text:p>Buero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3">
            <text:p>Kindergarden</text:p>
          </table:table-cell>
          <table:table-cell office:value-type="string" table:style-name="ce2">
            <text:p>Kindergarten, Kindertagesstaett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3">
            <text:p>Kindergarden <text:s/>with green roof</text:p>
          </table:table-cell>
          <table:table-cell office:value-type="string" table:style-name="ce2">
            <text:p>Kindergarten, Kindertagesstaett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9</text:p>
          </table:table-cell>
          <table:table-cell office:value-type="string" table:style-name="ce3">
            <text:p>Children's home</text:p>
          </table:table-cell>
          <table:table-cell office:value-type="string" table:style-name="ce2">
            <text:p>Kinderheim, Jugendwohnheim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3">
            <text:p>Public buildings with green roof</text:p>
          </table:table-cell>
          <table:table-cell office:value-type="string" table:style-name="ce2">
            <text:p>oeffentliche Gebaeude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3">
            <text:p>Disposal and supply facilities</text:p>
          </table:table-cell>
          <table:table-cell office:value-type="string" table:style-name="ce2">
            <text:p>Ver- und Entsorgungsanlag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3">
            <text:p>Other disposal and supply facilities</text:p>
          </table:table-cell>
          <table:table-cell office:value-type="string" table:style-name="ce2">
            <text:p>sonstige Ver- und Entsorgungsanla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3">
            <text:p>waterwork</text:p>
          </table:table-cell>
          <table:table-cell office:value-type="string" table:style-name="ce2">
            <text:p>Wasserwerk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3">
            <text:p>Well, pump station</text:p>
          </table:table-cell>
          <table:table-cell office:value-type="string" table:style-name="ce2">
            <text:p>Brunnen, Pumpstatio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3">
            <text:p>Transmission mast, radio tower</text:p>
          </table:table-cell>
          <table:table-cell office:value-type="string" table:style-name="ce2">
            <text:p>Sendemast, Funkturm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3">
            <text:p>water tower</text:p>
          </table:table-cell>
          <table:table-cell office:value-type="string" table:style-name="ce2">
            <text:p>Wasserturm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3">
            <text:p>watering hole</text:p>
          </table:table-cell>
          <table:table-cell office:value-type="string" table:style-name="ce2">
            <text:p>Wasserhaeusch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3">
            <text:p>transformer station</text:p>
          </table:table-cell>
          <table:table-cell office:value-type="string" table:style-name="ce2">
            <text:p>Trafohaeusch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3">
            <text:p>Power plant, heat plant</text:p>
          </table:table-cell>
          <table:table-cell office:value-type="string" table:style-name="ce2">
            <text:p>Kraftwerk, Heizwerk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3">
            <text:p>Substation</text:p>
          </table:table-cell>
          <table:table-cell office:value-type="string" table:style-name="ce2">
            <text:p>Umspannstatio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3">
            <text:p>transformation tower</text:p>
          </table:table-cell>
          <table:table-cell office:value-type="string" table:style-name="ce2">
            <text:p>Trafoturm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3">
            <text:p>wind turbine</text:p>
          </table:table-cell>
          <table:table-cell office:value-type="string" table:style-name="ce2">
            <text:p>Windrad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3">
            <text:p>Power pole, metal bars</text:p>
          </table:table-cell>
          <table:table-cell office:value-type="string" table:style-name="ce2">
            <text:p>Strommast, Metallgitter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3">
            <text:p>Power pole, beton</text:p>
          </table:table-cell>
          <table:table-cell office:value-type="string" table:style-name="ce2">
            <text:p>Strommasten, Beto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3">
            <text:p>Power pole, wood</text:p>
          </table:table-cell>
          <table:table-cell office:value-type="string" table:style-name="ce2">
            <text:p>Strommast, Hol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3">
            <text:p>Sewage treatment plants</text:p>
          </table:table-cell>
          <table:table-cell office:value-type="string" table:style-name="ce2">
            <text:p>Klaeranla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3">
            <text:p>Constructed wetland</text:p>
          </table:table-cell>
          <table:table-cell office:value-type="string" table:style-name="ce2">
            <text:p>Kleinklaeranlage, Pflanzenklaeranla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3">
            <text:p>Sport and recreation facilities (water bound)</text:p>
          </table:table-cell>
          <table:table-cell office:value-type="string" table:style-name="ce2">
            <text:p>Sport- und Freizeitanlagen (wassergebunden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3">
            <text:p>tretbecken</text:p>
          </table:table-cell>
          <table:table-cell office:value-type="string" table:style-name="ce2">
            <text:p>Tretbeck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3">
            <text:p>Outdoor pool</text:p>
          </table:table-cell>
          <table:table-cell office:value-type="string" table:style-name="ce2">
            <text:p>Freibad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3">
            <text:p>Indoor pool</text:p>
          </table:table-cell>
          <table:table-cell office:value-type="string" table:style-name="ce2">
            <text:p>Hallenbad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ettlement areas gardens</text:p>
          </table:table-cell>
          <table:table-cell office:value-type="string" table:style-name="ce2">
            <text:p>Siedlungsflaechen Garten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1.8120000000000001E-2" table:style-name="ce4">
            <text:p>1.81E-02</text:p>
          </table:table-cell>
          <table:table-cell office:value-type="float" office:value="1" table:style-name="ce1">
            <text:p>1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58725000000000005" table:style-name="ce1">
            <text:p>0.58725</text:p>
          </table:table-cell>
          <table:table-cell office:value-type="float" office:value="0.77975000000000005" table:style-name="ce1">
            <text:p>0.77975</text:p>
          </table:table-cell>
          <table:table-cell office:value-type="float" office:value="2.3977499999999901" table:style-name="ce1">
            <text:p>2.39775</text:p>
          </table:table-cell>
          <table:table-cell office:value-type="float" office:value="3.28" table:style-name="ce1">
            <text:p>3.28</text:p>
          </table:table-cell>
          <table:table-cell office:value-type="float" office:value="3.2777500000000002" table:style-name="ce1">
            <text:p>3.27775</text:p>
          </table:table-cell>
          <table:table-cell office:value-type="float" office:value="3.0602499999999901" table:style-name="ce1">
            <text:p>3.06025</text:p>
          </table:table-cell>
          <table:table-cell office:value-type="float" office:value="2.3704999999999901" table:style-name="ce1">
            <text:p>2.3705</text:p>
          </table:table-cell>
          <table:table-cell office:value-type="float" office:value="1.49475" table:style-name="ce1">
            <text:p>1.49475</text:p>
          </table:table-cell>
          <table:table-cell office:value-type="float" office:value="0.58725000000000005" table:style-name="ce1">
            <text:p>0.5872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port and recreation facilities (with animals)</text:p>
          </table:table-cell>
          <table:table-cell office:value-type="string" table:style-name="ce2">
            <text:p>Sport- und Freizeitanlagen (mit Tieren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3">
            <text:p>Dog training facility</text:p>
          </table:table-cell>
          <table:table-cell office:value-type="string" table:style-name="ce2">
            <text:p>Hundedressur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3">
            <text:p>Horse race track</text:p>
          </table:table-cell>
          <table:table-cell office:value-type="string" table:style-name="ce2">
            <text:p>Pferderennbah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3">
            <text:p>Riding hall</text:p>
          </table:table-cell>
          <table:table-cell office:value-type="string" table:style-name="ce2">
            <text:p>Reithall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3">
            <text:p>Paddock</text:p>
          </table:table-cell>
          <table:table-cell office:value-type="string" table:style-name="ce2">
            <text:p>Paddock, Reit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3">
            <text:p>Zoo</text:p>
          </table:table-cell>
          <table:table-cell office:value-type="string" table:style-name="ce2">
            <text:p>Tierpark, Zoo, Tiergehe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2">
            <text:p>Settlement areas with green roof</text:p>
          </table:table-cell>
          <table:table-cell office:value-type="string" table:style-name="ce2">
            <text:p>Siedlungsflaechen mit Gruendach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3">
            <text:p>Sport and recreation facilities (with plants)</text:p>
          </table:table-cell>
          <table:table-cell office:value-type="string" table:style-name="ce2">
            <text:p>Sport- und Freizeitanlagen (mit Pflanzen)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3">
            <text:p>Botanical garden</text:p>
          </table:table-cell>
          <table:table-cell office:value-type="string" table:style-name="ce2">
            <text:p>Botanischer oder Schaugart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3">
            <text:p>Sport and recreation facilities (accommodation)</text:p>
          </table:table-cell>
          <table:table-cell office:value-type="string" table:style-name="ce2">
            <text:p>Sport- und Freizeitanlagen (Unterkunft)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3">
            <text:p>Camping site</text:p>
          </table:table-cell>
          <table:table-cell office:value-type="string" table:style-name="ce2">
            <text:p>Camping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3">
            <text:p>Holiday homes</text:p>
          </table:table-cell>
          <table:table-cell office:value-type="string" table:style-name="ce2">
            <text:p>Freizeit- und Ferienwohnungsanla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3">
            <text:p>Sport and recreation facilities (flight sport)</text:p>
          </table:table-cell>
          <table:table-cell office:value-type="string" table:style-name="ce2">
            <text:p>Sport- und Freizeitanlagen (Flugsport)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3">
            <text:p>Flight-sport facilities</text:p>
          </table:table-cell>
          <table:table-cell office:value-type="string" table:style-name="ce2">
            <text:p>Flugsport-Freizeitanlag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3">
            <text:p>Sport and recreation facilities (ball sports)</text:p>
          </table:table-cell>
          <table:table-cell office:value-type="string" table:style-name="ce2">
            <text:p>Sport- und Freizeitanlagen (Ballsport)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3">
            <text:p>Ball sports field</text:p>
          </table:table-cell>
          <table:table-cell office:value-type="string" table:style-name="ce2">
            <text:p>Ballsportplatz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3">
            <text:p>Golf course</text:p>
          </table:table-cell>
          <table:table-cell office:value-type="string" table:style-name="ce2">
            <text:p>Golfplatz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3">
            <text:p>Other sport and recreation facilities</text:p>
          </table:table-cell>
          <table:table-cell office:value-type="string" table:style-name="ce2">
            <text:p>Sonstige Sport- und Freizeitanlagen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3">
            <text:p>Other sport and recreation facility</text:p>
          </table:table-cell>
          <table:table-cell office:value-type="string" table:style-name="ce2">
            <text:p>Sonstige Sport- und Freizeitanlage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5149999999999899" table:style-name="ce1">
            <text:p>1.515</text:p>
          </table:table-cell>
          <table:table-cell office:value-type="float" office:value="1.74" table:style-name="ce1">
            <text:p>1.74</text:p>
          </table:table-cell>
          <table:table-cell office:value-type="float" office:value="1.7350000000000001" table:style-name="ce1">
            <text:p>1.73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1.32" table:style-name="ce1">
            <text:p>1.32</text:p>
          </table:table-cell>
          <table:table-cell office:value-type="float" office:value="1.3049999999999899" table:style-name="ce1">
            <text:p>1.305</text:p>
          </table:table-cell>
          <table:table-cell office:value-type="float" office:value="1.3049999999999899" table:style-name="ce1">
            <text:p>1.30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3">
            <text:p>Playground</text:p>
          </table:table-cell>
          <table:table-cell office:value-type="string" table:style-name="ce2">
            <text:p>Spiel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3">
            <text:p>Sports ground (complex)</text:p>
          </table:table-cell>
          <table:table-cell office:value-type="string" table:style-name="ce2">
            <text:p>Sportplatz, Sportplatzkomplex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3">
            <text:p>Sports stadium</text:p>
          </table:table-cell>
          <table:table-cell office:value-type="string" table:style-name="ce2">
            <text:p>Sportstadio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3">
            <text:p>Gymnasium</text:p>
          </table:table-cell>
          <table:table-cell office:value-type="string" table:style-name="ce2">
            <text:p>Turnhalle, Sporthall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3">
            <text:p>Traffic and service routes</text:p>
          </table:table-cell>
          <table:table-cell office:value-type="string" table:style-name="ce2">
            <text:p>Verkehrs- und Wirtschaftswe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3">
            <text:p>Roads</text:p>
          </table:table-cell>
          <table:table-cell office:value-type="string" table:style-name="ce2">
            <text:p>Verkehrsstrass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2">
            <text:p>Road</text:p>
          </table:table-cell>
          <table:table-cell office:value-type="string" table:style-name="ce2">
            <text:p>Verkehr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2">
            <text:p>Highway</text:p>
          </table:table-cell>
          <table:table-cell office:value-type="string" table:style-name="ce2">
            <text:p>Autobah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3">
            <text:p>Bus terminal, bus depot</text:p>
          </table:table-cell>
          <table:table-cell office:value-type="string" table:style-name="ce2">
            <text:p>Busbahnhof, Busdepot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3">
            <text:p>Main road</text:p>
          </table:table-cell>
          <table:table-cell office:value-type="string" table:style-name="ce2">
            <text:p>Bunde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3">
            <text:p>Regional road</text:p>
          </table:table-cell>
          <table:table-cell office:value-type="string" table:style-name="ce2">
            <text:p>Lande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3">
            <text:p>District road</text:p>
          </table:table-cell>
          <table:table-cell office:value-type="string" table:style-name="ce2">
            <text:p>Krei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3">
            <text:p>Municipal road</text:p>
          </table:table-cell>
          <table:table-cell office:value-type="string" table:style-name="ce2">
            <text:p>Gemeinde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3">
            <text:p>Residential road</text:p>
          </table:table-cell>
          <table:table-cell office:value-type="string" table:style-name="ce2">
            <text:p>Wohn-, Erschliessung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3">
            <text:p>Private road</text:p>
          </table:table-cell>
          <table:table-cell office:value-type="string" table:style-name="ce2">
            <text:p>Privat-Fahr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3">
            <text:p>Access road</text:p>
          </table:table-cell>
          <table:table-cell office:value-type="string" table:style-name="ce2">
            <text:p>Hof-, Schloss-, Gebaeudezufahrt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Acker</text:p>
          </table:table-cell>
          <table:table-cell office:value-type="float" office:value="0.65" table:style-name="ce1">
            <text:p>0.65</text:p>
          </table:table-cell>
          <table:table-cell office:value-type="float" office:value="6.4999999999999902E-3" table:style-name="ce4">
            <text:p>6.5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4">
            <text:p>7.00E-02</text:p>
          </table:table-cell>
          <table:table-cell office:value-type="float" office:value="2.12" table:style-name="ce1">
            <text:p>2.12</text:p>
          </table:table-cell>
          <table:table-cell office:value-type="float" office:value="3.92" table:style-name="ce1">
            <text:p>3.92</text:p>
          </table:table-cell>
          <table:table-cell office:value-type="float" office:value="3.02" table:style-name="ce1">
            <text:p>3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3">
            <text:p>Service roads</text:p>
          </table:table-cell>
          <table:table-cell office:value-type="string" table:style-name="ce2">
            <text:p>Wirtschaftsweg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3">
            <text:p>Service road</text:p>
          </table:table-cell>
          <table:table-cell office:value-type="string" table:style-name="ce2">
            <text:p>Wirtschafts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3">
            <text:p>Factory road</text:p>
          </table:table-cell>
          <table:table-cell office:value-type="string" table:style-name="ce2">
            <text:p>Werksstrasse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3">
            <text:p>Agricultural road</text:p>
          </table:table-cell>
          <table:table-cell office:value-type="string" table:style-name="ce2">
            <text:p>Landwirtschafts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3">
            <text:p>Forestry road</text:p>
          </table:table-cell>
          <table:table-cell office:value-type="string" table:style-name="ce2">
            <text:p>Waldwirtschafts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3">
            <text:p>cycle path, walkway</text:p>
          </table:table-cell>
          <table:table-cell office:value-type="string" table:style-name="ce2">
            <text:p>Rad-, Fuss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3">
            <text:p>Horse track</text:p>
          </table:table-cell>
          <table:table-cell office:value-type="string" table:style-name="ce2">
            <text:p>Reitweg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3">
            <text:p>Airports</text:p>
          </table:table-cell>
          <table:table-cell office:value-type="string" table:style-name="ce2">
            <text:p>Flughaefen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3">
            <text:p>Airport</text:p>
          </table:table-cell>
          <table:table-cell office:value-type="string" table:style-name="ce2">
            <text:p>Flughafen, Flugplatz</text:p>
          </table:table-cell>
          <table:table-cell office:value-type="float" office:value="0.21" table:style-name="ce1">
            <text:p>0.21</text:p>
          </table:table-cell>
          <table:table-cell office:value-type="float" office:value="2.0999999999999899E-3" table:style-name="ce4">
            <text:p>2.10E-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0.8" table:style-name="ce1">
            <text:p>0.8</text:p>
          </table:table-cell>
          <table:table-cell office:value-type="float" office:value="8.0000000000000002E-3" table:style-name="ce4">
            <text:p>8.00E-03</text:p>
          </table:table-cell>
          <table:table-cell office:value-type="float" office:value="1" table:style-name="ce1">
            <text:p>1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42" table:style-name="ce1">
            <text:p>0.42</text:p>
          </table:table-cell>
          <table:table-cell office:value-type="float" office:value="0.315" table:style-name="ce1">
            <text:p>0.315</text:p>
          </table:table-cell>
          <table:table-cell office:value-type="float" office:value="0.315" table:style-name="ce1">
            <text:p>0.315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3">
            <text:p>Broadleaved forest</text:p>
          </table:table-cell>
          <table:table-cell office:value-type="string" table:style-name="ce2">
            <text:p>Laubwald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08" table:style-name="ce1">
            <text:p>3.08</text:p>
          </table:table-cell>
          <table:table-cell office:value-type="float" office:value="3.32" table:style-name="ce1">
            <text:p>3.32</text:p>
          </table:table-cell>
          <table:table-cell office:value-type="float" office:value="3.65" table:style-name="ce1">
            <text:p>3.65</text:p>
          </table:table-cell>
          <table:table-cell office:value-type="float" office:value="3.89" table:style-name="ce1">
            <text:p>3.89</text:p>
          </table:table-cell>
          <table:table-cell office:value-type="float" office:value="3.53" table:style-name="ce1">
            <text:p>3.53</text:p>
          </table:table-cell>
          <table:table-cell office:value-type="float" office:value="2.4" table:style-name="ce1">
            <text:p>2.4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3">
            <text:p>Mixed forest</text:p>
          </table:table-cell>
          <table:table-cell office:value-type="string" table:style-name="ce2">
            <text:p>Mischwald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3">
            <text:p>Corniferous forest</text:p>
          </table:table-cell>
          <table:table-cell office:value-type="string" table:style-name="ce2">
            <text:p>Nadelwal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4999999999999901E-3" table:style-name="ce4">
            <text:p>5.50E-03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.12" table:style-name="ce1">
            <text:p>4.12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18" table:style-name="ce1">
            <text:p>4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7" table:style-name="ce1">
            <text:p>4.37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3" table:style-name="ce1">
            <text:p>4.53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3">
            <text:p>Forest</text:p>
          </table:table-cell>
          <table:table-cell office:value-type="string" table:style-name="ce2">
            <text:p>Wald</text:p>
          </table:table-cell>
          <table:table-cell office:value-type="float" office:value="2.64" table:style-name="ce1">
            <text:p>2.64</text:p>
          </table:table-cell>
          <table:table-cell office:value-type="float" office:value="2.64E-2" table:style-name="ce4">
            <text:p>2.64E-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3.12" table:style-name="ce1">
            <text:p>3.12</text:p>
          </table:table-cell>
          <table:table-cell office:value-type="float" office:value="4.54" table:style-name="ce1">
            <text:p>4.54</text:p>
          </table:table-cell>
          <table:table-cell office:value-type="float" office:value="4.54" table:style-name="ce1">
            <text:p>4.54</text:p>
          </table:table-cell>
          <table:table-cell office:value-type="float" office:value="4.3899999999999899" table:style-name="ce1">
            <text:p>4.39</text:p>
          </table:table-cell>
          <table:table-cell office:value-type="float" office:value="3.23" table:style-name="ce1">
            <text:p>3.23</text:p>
          </table:table-cell>
          <table:table-cell office:value-type="float" office:value="1.65" table:style-name="ce1">
            <text:p>1.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65"/>
        </table:table-row>
        <table:table-row table:number-rows-repeated="1047971" table:style-name="ro1">
          <table:table-cell table:number-columns-repeated="16384"/>
        </table:table-row>
      </table:table>
      <table:database-ranges>
        <table:database-range table:target-range-address="__.A1:__.S60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Malte Bührs</dc:creator>
    <dc:date>2025-01-29T10:27:58Z</dc:date>
    <meta:editing-duration>PT0S</meta:editing-duration>
  </office:meta>
</office:document-meta>
</file>